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 svg:font-family="'Segoe UI', 'Segoe UI Web (West European)', 'Segoe UI', apple-system, BlinkMacSystemFont, Roboto, 'Helvetica Neue', sans-serif"/>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fb4a13" fo:font-size="12pt" fo:font-weight="bold" style:font-size-asian="12pt" style:font-weight-asian="bold" style:font-size-complex="12pt"/>
    </style:style>
    <style:style style:name="P2" style:family="paragraph" style:parent-style-name="Standard">
      <style:paragraph-properties fo:text-align="justify" style:justify-single-word="false"/>
      <style:text-properties fo:color="#fb4a13" style:font-name="Century Gothic" fo:font-weight="bold" style:font-weight-asian="bold"/>
    </style:style>
    <style:style style:name="P3" style:family="paragraph" style:parent-style-name="Standard">
      <style:text-properties style:font-name="Century Gothic"/>
    </style:style>
    <style:style style:name="P4" style:family="paragraph" style:parent-style-name="Standard">
      <style:paragraph-properties fo:text-align="justify" style:justify-single-word="false"/>
      <style:text-properties style:font-name="Century Gothic"/>
    </style:style>
    <style:style style:name="P5" style:family="paragraph" style:parent-style-name="Standard">
      <style:paragraph-properties fo:line-height="150%" fo:text-align="justify" style:justify-single-word="false">
        <style:tab-stops>
          <style:tab-stop style:position="8.871cm"/>
        </style:tab-stops>
      </style:paragraph-properties>
      <style:text-properties style:font-name="Century Gothic"/>
    </style:style>
    <style:style style:name="P6" style:family="paragraph" style:parent-style-name="Standard">
      <style:paragraph-properties fo:line-height="0.176cm"/>
      <style:text-properties style:font-name="Century Gothic"/>
    </style:style>
    <style:style style:name="P7" style:family="paragraph" style:parent-style-name="Standard">
      <style:paragraph-properties fo:line-height="0.353cm"/>
      <style:text-properties style:font-name="Century Gothic"/>
    </style:style>
    <style:style style:name="P8" style:family="paragraph" style:parent-style-name="Standard">
      <style:paragraph-properties fo:line-height="150%" fo:text-align="justify" style:justify-single-word="false">
        <style:tab-stops>
          <style:tab-stop style:position="8.871cm"/>
        </style:tab-stops>
      </style:paragraph-properties>
      <style:text-properties style:font-name="Century Gothic" fo:font-weight="bold" style:font-weight-asian="bold" style:font-weight-complex="bold"/>
    </style:style>
    <style:style style:name="P9" style:family="paragraph" style:parent-style-name="Standard">
      <style:paragraph-properties fo:line-height="150%" fo:text-align="justify" style:justify-single-word="false"/>
      <style:text-properties style:font-name="Century Gothic" fo:font-size="11pt" style:font-size-asian="11pt" style:font-size-complex="11pt"/>
    </style:style>
    <style:style style:name="P10" style:family="paragraph" style:parent-style-name="Standard">
      <style:paragraph-properties fo:text-align="justify" style:justify-single-word="false"/>
      <style:text-properties style:font-name="Century Gothic" fo:letter-spacing="0.002cm"/>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50%" fo:text-align="justify" style:justify-single-word="false">
        <style:tab-stops>
          <style:tab-stop style:position="8.871cm"/>
        </style:tab-stops>
      </style:paragraph-properties>
    </style:style>
    <style:style style:name="P13" style:family="paragraph" style:parent-style-name="Standard">
      <style:paragraph-properties fo:line-height="150%" fo:text-align="justify" style:justify-single-word="false">
        <style:tab-stops>
          <style:tab-stop style:position="8.871cm"/>
        </style:tab-stops>
      </style:paragraph-properties>
      <style:text-properties fo:color="#ff0000" style:font-name="Century Gothic"/>
    </style:style>
    <style:style style:name="P14" style:family="paragraph" style:parent-style-name="Standard">
      <style:paragraph-properties fo:margin-left="0.801cm" fo:margin-right="0cm" fo:margin-top="0.081cm" fo:margin-bottom="0.353cm" fo:text-indent="0cm" style:auto-text-indent="false"/>
    </style:style>
    <style:style style:name="P15" style:family="paragraph" style:parent-style-name="Standard">
      <style:paragraph-properties fo:margin-left="0.801cm" fo:margin-right="0cm" fo:margin-top="0.095cm" fo:margin-bottom="0.353cm" fo:text-indent="0cm" style:auto-text-indent="false"/>
    </style:style>
    <style:style style:name="P16" style:family="paragraph" style:parent-style-name="Standard">
      <style:paragraph-properties fo:margin-left="0.801cm" fo:margin-right="0cm" fo:margin-top="0.099cm" fo:margin-bottom="0.353cm" fo:text-indent="0cm" style:auto-text-indent="false"/>
    </style:style>
    <style:style style:name="P17" style:family="paragraph" style:parent-style-name="Standard">
      <style:paragraph-properties fo:margin-left="0.801cm" fo:margin-right="0cm" fo:margin-top="0.099cm" fo:margin-bottom="0.353cm" fo:text-align="justify" style:justify-single-word="false" fo:text-indent="0cm" style:auto-text-indent="false"/>
    </style:style>
    <style:style style:name="P18" style:family="paragraph" style:parent-style-name="Standard">
      <style:paragraph-properties fo:margin-left="0.801cm" fo:margin-right="1.198cm" fo:margin-top="0.113cm" fo:margin-bottom="0.353cm" fo:line-height="150%" fo:text-align="justify" style:justify-single-word="false" fo:text-indent="0cm" style:auto-text-indent="false"/>
    </style:style>
    <style:style style:name="P19" style:family="paragraph" style:parent-style-name="Standard">
      <style:paragraph-properties fo:margin-left="0.801cm" fo:margin-right="0.344cm" fo:line-height="150%" fo:text-align="justify" style:justify-single-word="false" fo:text-indent="0cm" style:auto-text-indent="false"/>
    </style:style>
    <style:style style:name="P20" style:family="paragraph" style:parent-style-name="Standard">
      <style:paragraph-properties fo:margin-left="0.801cm" fo:margin-right="1.298cm" fo:margin-top="0.116cm" fo:margin-bottom="0.353cm" fo:line-height="150%" fo:text-align="justify" style:justify-single-word="false" fo:text-indent="0cm" style:auto-text-indent="false"/>
    </style:style>
    <style:style style:name="P21" style:family="paragraph" style:parent-style-name="Standard">
      <style:paragraph-properties fo:margin-left="0.801cm" fo:margin-right="0.224cm" fo:line-height="150%" fo:text-align="justify" style:justify-single-word="false" fo:text-indent="0cm" style:auto-text-indent="false"/>
    </style:style>
    <style:style style:name="P22" style:family="paragraph" style:parent-style-name="Standard">
      <style:paragraph-properties fo:margin-top="0.099cm" fo:margin-bottom="0.353cm" fo:text-align="justify" style:justify-single-word="false"/>
    </style:style>
    <style:style style:name="P23" style:family="paragraph" style:parent-style-name="Standard">
      <style:paragraph-properties fo:margin-top="0.099cm" fo:margin-bottom="0.353cm" fo:text-align="justify" style:justify-single-word="false"/>
      <style:text-properties style:font-name="Century Gothic"/>
    </style:style>
    <style:style style:name="P24" style:family="paragraph" style:parent-style-name="Standard">
      <style:paragraph-properties fo:margin-top="0.099cm" fo:margin-bottom="0.353cm"/>
      <style:text-properties style:font-name="Century Gothic" fo:letter-spacing="0.012cm"/>
    </style:style>
    <style:style style:name="P25" style:family="paragraph" style:parent-style-name="List_20_Paragraph">
      <style:paragraph-properties fo:margin-top="0.099cm" fo:margin-bottom="0.353cm" fo:text-align="justify" style:justify-single-word="false"/>
    </style:style>
    <style:style style:name="P26" style:family="paragraph" style:parent-style-name="List_20_Paragraph">
      <style:paragraph-properties fo:margin-top="0.099cm" fo:margin-bottom="0.353cm" fo:text-align="justify" style:justify-single-word="false"/>
      <style:text-properties style:font-name="Century Gothic"/>
    </style:style>
    <style:style style:name="P27" style:family="paragraph" style:parent-style-name="Standard">
      <style:paragraph-properties fo:margin-left="0.9cm" fo:margin-right="0cm" fo:text-indent="0cm" style:auto-text-indent="false"/>
    </style:style>
    <style:style style:name="P28" style:family="paragraph" style:parent-style-name="Standard">
      <style:paragraph-properties fo:margin-left="0.9cm" fo:margin-right="0cm" fo:text-align="justify" style:justify-single-word="false" fo:text-indent="0cm" style:auto-text-indent="false"/>
      <style:text-properties style:font-name="Century Gothic"/>
    </style:style>
    <style:style style:name="P29" style:family="paragraph" style:parent-style-name="Standard">
      <style:paragraph-properties fo:margin-left="0.9cm" fo:margin-right="0cm" fo:margin-top="0.099cm" fo:margin-bottom="0.353cm" fo:text-indent="0cm" style:auto-text-indent="false"/>
    </style:style>
    <style:style style:name="P30" style:family="paragraph" style:parent-style-name="Standard">
      <style:paragraph-properties fo:margin-left="0.9cm" fo:margin-right="0cm" fo:margin-top="0.099cm" fo:margin-bottom="0.353cm" fo:text-align="justify" style:justify-single-word="false" fo:text-indent="0cm" style:auto-text-indent="false"/>
      <style:text-properties style:font-name="Century Gothic"/>
    </style:style>
    <style:style style:name="P31" style:family="paragraph" style:parent-style-name="Standard">
      <style:paragraph-properties fo:margin-left="0.9cm" fo:margin-right="0cm" fo:margin-top="0.102cm" fo:margin-bottom="0.353cm" fo:text-indent="0cm" style:auto-text-indent="false"/>
    </style:style>
    <style:style style:name="P32" style:family="paragraph" style:parent-style-name="Standard">
      <style:paragraph-properties fo:margin-left="0.9cm" fo:margin-right="0cm" fo:margin-top="0.102cm" fo:margin-bottom="0.353cm" fo:text-align="justify" style:justify-single-word="false" fo:text-indent="0cm" style:auto-text-indent="false"/>
    </style:style>
    <style:style style:name="P33" style:family="paragraph" style:parent-style-name="Standard">
      <style:paragraph-properties fo:margin-left="1.125cm" fo:margin-right="3.62cm" fo:text-align="center" style:justify-single-word="false" fo:text-indent="0cm" style:auto-text-indent="false"/>
    </style:style>
    <style:style style:name="P34" style:family="paragraph" style:parent-style-name="Standard">
      <style:paragraph-properties fo:margin-left="0.833cm" fo:margin-right="7.969cm" fo:margin-top="0.095cm" fo:margin-bottom="0.353cm" fo:text-align="center" style:justify-single-word="false" fo:text-indent="0cm" style:auto-text-indent="false"/>
    </style:style>
    <style:style style:name="P35" style:family="paragraph" style:parent-style-name="Standard">
      <style:paragraph-properties fo:margin-left="0.833cm" fo:margin-right="9.324cm" fo:text-align="center" style:justify-single-word="false" fo:text-indent="0cm" style:auto-text-indent="false"/>
    </style:style>
    <style:style style:name="P36" style:family="paragraph" style:parent-style-name="Standard">
      <style:paragraph-properties fo:margin-left="0cm" fo:margin-right="0cm" fo:text-indent="1.249cm" style:auto-text-indent="false"/>
    </style:style>
    <style:style style:name="P37" style:family="paragraph" style:parent-style-name="Standard">
      <style:paragraph-properties fo:margin-left="0cm" fo:margin-right="0cm" fo:text-indent="1.249cm" style:auto-text-indent="false"/>
      <style:text-properties style:font-name="Century Gothic" style:font-name-complex="Tahoma1"/>
    </style:style>
    <style:style style:name="P38" style:family="paragraph" style:parent-style-name="Standard">
      <style:paragraph-properties fo:margin-top="0.018cm" fo:margin-bottom="0.353cm" fo:line-height="0.176cm"/>
      <style:text-properties style:font-name="Century Gothic" style:font-name-complex="Times New Roman"/>
    </style:style>
    <style:style style:name="P39" style:family="paragraph" style:parent-style-name="Standard">
      <style:paragraph-properties fo:margin-left="0.9cm" fo:margin-right="0.931cm" fo:text-align="justify" style:justify-single-word="false" fo:text-indent="0cm" style:auto-text-indent="false"/>
    </style:style>
    <style:style style:name="P40" style:family="paragraph" style:parent-style-name="Standard">
      <style:paragraph-properties fo:margin-left="0.9cm" fo:margin-right="0.998cm" fo:text-indent="0cm" style:auto-text-indent="false"/>
      <style:text-properties style:font-name="Century Gothic"/>
    </style:style>
    <style:style style:name="P41" style:family="paragraph" style:parent-style-name="Standard">
      <style:paragraph-properties fo:margin-left="0.9cm" fo:margin-right="0.998cm" fo:text-align="justify" style:justify-single-word="false" fo:text-indent="0cm" style:auto-text-indent="false"/>
      <style:text-properties style:font-name="Century Gothic"/>
    </style:style>
    <style:style style:name="P42" style:family="paragraph" style:parent-style-name="Standard">
      <style:paragraph-properties fo:margin-left="0.9cm" fo:margin-right="0.88cm" fo:line-height="150%" fo:text-align="justify" style:justify-single-word="false" fo:text-indent="0cm" style:auto-text-indent="false"/>
    </style:style>
    <style:style style:name="P43" style:family="paragraph" style:parent-style-name="Standard">
      <style:paragraph-properties fo:margin-left="0.9cm" fo:margin-right="1.448cm" fo:margin-top="0.085cm" fo:margin-bottom="0.353cm" fo:text-align="justify" style:justify-single-word="false" fo:text-indent="0cm" style:auto-text-indent="false"/>
    </style:style>
    <style:style style:name="P44" style:family="paragraph" style:parent-style-name="Standard">
      <style:paragraph-properties fo:margin-left="0.9cm" fo:margin-right="1.235cm" fo:margin-top="0.102cm" fo:margin-bottom="0.353cm" fo:text-align="justify" style:justify-single-word="false" fo:text-indent="0cm" style:auto-text-indent="false"/>
    </style:style>
    <style:style style:name="P45" style:family="paragraph" style:parent-style-name="Standard">
      <style:paragraph-properties fo:margin-left="0.9cm" fo:margin-right="1.235cm" fo:margin-top="0.102cm" fo:margin-bottom="0.353cm" fo:text-align="justify" style:justify-single-word="false" fo:text-indent="0cm" style:auto-text-indent="false"/>
      <style:text-properties style:font-name="Century Gothic" fo:letter-spacing="-0.023cm"/>
    </style:style>
    <style:style style:name="P46" style:family="paragraph" style:parent-style-name="Standard">
      <style:paragraph-properties fo:margin-left="0.9cm" fo:margin-right="0.73cm" fo:text-align="justify" style:justify-single-word="false" fo:text-indent="0cm" style:auto-text-indent="false"/>
    </style:style>
    <style:style style:name="P47" style:family="paragraph" style:parent-style-name="Standard">
      <style:paragraph-properties fo:margin-top="0.007cm" fo:margin-bottom="0.353cm" fo:line-height="0.176cm"/>
      <style:text-properties style:font-name="Century Gothic" style:font-name-complex="Times New Roman"/>
    </style:style>
    <style:style style:name="P48" style:family="paragraph" style:parent-style-name="Standard">
      <style:paragraph-properties fo:margin-left="2.826cm" fo:margin-right="0cm" fo:text-indent="0cm" style:auto-text-indent="false"/>
    </style:style>
    <style:style style:name="P49" style:family="paragraph" style:parent-style-name="Standard">
      <style:paragraph-properties fo:margin-left="0.9cm" fo:margin-right="0.432cm" fo:margin-top="0.099cm" fo:margin-bottom="0.353cm" fo:line-height="150%" fo:text-align="justify" style:justify-single-word="false" fo:text-indent="0cm" style:auto-text-indent="false"/>
    </style:style>
    <style:style style:name="P50" style:family="paragraph" style:parent-style-name="Standard">
      <style:paragraph-properties fo:margin-left="0.9cm" fo:margin-right="0.443cm" fo:margin-top="0.095cm" fo:margin-bottom="0.353cm" fo:text-indent="0cm" style:auto-text-indent="false"/>
    </style:style>
    <style:style style:name="P51" style:family="paragraph" style:parent-style-name="Standard">
      <style:paragraph-properties fo:margin-top="0.025cm" fo:margin-bottom="0.353cm" fo:line-height="0.388cm"/>
      <style:text-properties style:font-name="Century Gothic" style:font-name-complex="Times New Roman"/>
    </style:style>
    <style:style style:name="P52" style:family="paragraph" style:parent-style-name="Standard">
      <style:paragraph-properties fo:margin-left="0cm" fo:margin-right="3.069cm" fo:margin-top="0.102cm" fo:margin-bottom="0.353cm" fo:text-align="justify" style:justify-single-word="false" fo:text-indent="0cm" style:auto-text-indent="false"/>
    </style:style>
    <style:style style:name="P53" style:family="paragraph" style:parent-style-name="List_20_Paragraph">
      <style:paragraph-properties fo:margin-left="0cm" fo:margin-right="3.069cm" fo:margin-top="0.102cm" fo:margin-bottom="0.353cm" fo:text-align="justify" style:justify-single-word="false" fo:text-indent="0cm" style:auto-text-indent="false"/>
      <style:text-properties style:font-name="Century Gothic"/>
    </style:style>
    <style:style style:name="P54" style:family="paragraph" style:parent-style-name="Standard">
      <style:paragraph-properties fo:margin-left="0cm" fo:margin-right="1.304cm" fo:margin-top="0.102cm" fo:margin-bottom="0.353cm" fo:text-indent="0cm" style:auto-text-indent="false"/>
    </style:style>
    <style:style style:name="P55" style:family="paragraph" style:parent-style-name="Standard">
      <style:paragraph-properties fo:margin-left="0cm" fo:margin-right="0.335cm" fo:text-indent="0cm" style:auto-text-indent="false"/>
    </style:style>
    <style:style style:name="P56" style:family="paragraph" style:parent-style-name="Standard">
      <style:paragraph-properties fo:margin-left="0cm" fo:margin-right="1.289cm" fo:margin-top="0.099cm" fo:margin-bottom="0.353cm" fo:text-align="justify" style:justify-single-word="false" fo:text-indent="0cm" style:auto-text-indent="false"/>
    </style:style>
    <style:style style:name="P57" style:family="paragraph" style:parent-style-name="Standard">
      <style:paragraph-properties fo:margin-left="0.9cm" fo:margin-right="0.991cm" fo:text-align="justify" style:justify-single-word="false" fo:text-indent="0cm" style:auto-text-indent="false"/>
    </style:style>
    <style:style style:name="P58" style:family="paragraph" style:parent-style-name="Standard">
      <style:paragraph-properties fo:margin-left="0.9cm" fo:margin-right="0.808cm" fo:margin-top="0.099cm" fo:margin-bottom="0.353cm" fo:text-indent="0cm" style:auto-text-indent="false"/>
    </style:style>
    <style:style style:name="P59" style:family="paragraph" style:parent-style-name="Standard">
      <style:paragraph-properties fo:margin-left="0.9cm" fo:margin-right="0.319cm" fo:margin-top="0.102cm" fo:margin-bottom="0.353cm" fo:text-indent="0cm" style:auto-text-indent="false"/>
    </style:style>
    <style:style style:name="P60" style:family="paragraph" style:parent-style-name="Standard">
      <style:paragraph-properties fo:margin-left="0.9cm" fo:margin-right="0.684cm" fo:text-align="justify" style:justify-single-word="false" fo:text-indent="0cm" style:auto-text-indent="false"/>
    </style:style>
    <style:style style:name="P61" style:family="paragraph" style:parent-style-name="Standard">
      <style:paragraph-properties fo:margin-left="0.9cm" fo:margin-right="0.928cm" fo:text-align="justify" style:justify-single-word="false" fo:text-indent="0cm" style:auto-text-indent="false"/>
    </style:style>
    <style:style style:name="P62" style:family="paragraph" style:parent-style-name="Standard">
      <style:paragraph-properties fo:margin-left="0.9cm" fo:margin-right="0.524cm" fo:margin-top="0.099cm" fo:margin-bottom="0.353cm" fo:text-align="justify" style:justify-single-word="false" fo:text-indent="0cm" style:auto-text-indent="false"/>
    </style:style>
    <style:style style:name="P63" style:family="paragraph" style:parent-style-name="Standard">
      <style:paragraph-properties fo:margin-left="1.535cm" fo:margin-right="0cm" fo:text-align="justify" style:justify-single-word="false" fo:text-indent="0cm" style:auto-text-indent="false"/>
    </style:style>
    <style:style style:name="P64" style:family="paragraph" style:parent-style-name="Standard">
      <style:paragraph-properties fo:margin-left="1.535cm" fo:margin-right="0cm" fo:margin-top="0.099cm" fo:margin-bottom="0.353cm" fo:text-align="justify" style:justify-single-word="false" fo:text-indent="0cm" style:auto-text-indent="false"/>
    </style:style>
    <style:style style:name="P65" style:family="paragraph" style:parent-style-name="Standard">
      <style:paragraph-properties fo:margin-left="1.951cm" fo:margin-right="0.646cm" fo:margin-top="0.102cm" fo:margin-bottom="0.353cm" fo:text-align="justify" style:justify-single-word="false" fo:text-indent="0cm" style:auto-text-indent="false"/>
    </style:style>
    <style:style style:name="P66" style:family="paragraph" style:parent-style-name="Standard">
      <style:paragraph-properties fo:margin-left="0.9cm" fo:margin-right="2.302cm" fo:text-align="justify" style:justify-single-word="false" fo:text-indent="0cm" style:auto-text-indent="false"/>
    </style:style>
    <style:style style:name="P67" style:family="paragraph" style:parent-style-name="Standard">
      <style:paragraph-properties fo:margin-left="0.995cm" fo:margin-right="14.654cm" fo:line-height="156%" fo:text-indent="0cm" style:auto-text-indent="false"/>
    </style:style>
    <style:style style:name="P68" style:family="paragraph" style:parent-style-name="Standard">
      <style:paragraph-properties fo:margin-left="0.995cm" fo:margin-right="15.593cm" fo:line-height="156%" fo:text-indent="0cm" style:auto-text-indent="false"/>
    </style:style>
    <style:style style:name="P69" style:family="paragraph" style:parent-style-name="Standard">
      <style:paragraph-properties fo:margin-top="0.014cm" fo:margin-bottom="0.353cm" fo:line-height="0.353cm">
        <style:tab-stops>
          <style:tab-stop style:position="7.472cm"/>
        </style:tab-stops>
      </style:paragraph-properties>
      <style:text-properties style:font-name="Century Gothic"/>
    </style:style>
    <style:style style:name="P70" style:family="paragraph" style:parent-style-name="Standard">
      <style:paragraph-properties fo:margin-left="1.199cm" fo:margin-right="0cm" fo:text-indent="0cm" style:auto-text-indent="false"/>
    </style:style>
    <style:style style:name="P71" style:family="paragraph" style:parent-style-name="Standard">
      <style:paragraph-properties fo:margin-left="0.995cm" fo:margin-right="12.555cm" fo:line-height="147%" fo:text-indent="-0.095cm" style:auto-text-indent="false"/>
    </style:style>
    <style:style style:name="P72" style:family="paragraph" style:parent-style-name="Standard">
      <style:paragraph-properties fo:margin-left="0.995cm" fo:margin-right="12.555cm" fo:line-height="147%" fo:text-indent="-0.095cm" style:auto-text-indent="false"/>
      <style:text-properties style:font-name="Century Gothic" fo:letter-spacing="-0.002cm"/>
    </style:style>
    <style:style style:name="P73" style:family="paragraph" style:parent-style-name="Standard">
      <style:paragraph-properties fo:margin-left="0.995cm" fo:margin-right="12.555cm" fo:margin-top="0.102cm" fo:margin-bottom="0.353cm" fo:line-height="147%" fo:text-indent="-0.095cm" style:auto-text-indent="false"/>
    </style:style>
    <style:style style:name="P74" style:family="paragraph" style:parent-style-name="List_20_Paragraph">
      <style:paragraph-properties fo:margin-left="2.805cm" fo:margin-right="0cm" fo:margin-top="0.095cm" fo:margin-bottom="0.353cm" fo:text-indent="0cm" style:auto-text-indent="false"/>
      <style:text-properties style:font-name="Century Gothic"/>
    </style:style>
    <style:style style:name="P75" style:family="paragraph" style:parent-style-name="List_20_Paragraph">
      <style:paragraph-properties fo:margin-left="0cm" fo:margin-right="0cm" fo:margin-top="0.101cm" fo:margin-bottom="0.353cm" fo:text-indent="0cm" style:auto-text-indent="false"/>
      <style:text-properties style:font-name="Century Gothic" style:font-name-complex="Times New Roman"/>
    </style:style>
    <style:style style:name="P76" style:family="paragraph" style:parent-style-name="styl2">
      <style:paragraph-properties fo:margin-left="0cm" fo:margin-right="0cm" fo:text-indent="0cm" style:auto-text-indent="false"/>
    </style:style>
    <style:style style:name="P77" style:family="paragraph" style:parent-style-name="Title">
      <style:paragraph-properties fo:padding="0cm" fo:border="none"/>
    </style:style>
    <style:style style:name="P78" style:family="paragraph" style:parent-style-name="styl2">
      <style:paragraph-properties fo:margin-left="0.885cm" fo:margin-right="0cm" fo:text-indent="0cm" style:auto-text-indent="false"/>
    </style:style>
    <style:style style:name="P79" style:family="paragraph" style:parent-style-name="Standard">
      <style:paragraph-properties fo:margin-left="0.801cm" fo:margin-right="0.36cm" fo:margin-top="0.099cm" fo:margin-bottom="0.353cm" fo:line-height="150%" fo:text-align="justify" style:justify-single-word="false" fo:text-indent="0cm" style:auto-text-indent="false"/>
      <style:text-properties style:font-name="Century Gothic"/>
    </style:style>
    <style:style style:name="P80" style:family="paragraph" style:parent-style-name="Standard">
      <style:paragraph-properties fo:margin-left="0cm" fo:margin-right="0.436cm" fo:margin-top="0.102cm" fo:margin-bottom="0.353cm" fo:text-align="justify" style:justify-single-word="false" fo:text-indent="0cm" style:auto-text-indent="false"/>
      <style:text-properties style:font-name="Century Gothic"/>
    </style:style>
    <style:style style:name="P81" style:family="paragraph" style:parent-style-name="Standard">
      <style:paragraph-properties fo:margin-left="0.9cm" fo:margin-right="1.526cm" fo:margin-top="0.095cm" fo:margin-bottom="0.353cm" fo:text-indent="0cm" style:auto-text-indent="false"/>
    </style:style>
    <style:style style:name="P82" style:family="paragraph" style:parent-style-name="Standard">
      <style:paragraph-properties fo:margin-left="0cm" fo:margin-right="0.524cm" fo:margin-top="0.099cm" fo:margin-bottom="0.353cm" fo:text-indent="0cm" style:auto-text-indent="false"/>
      <style:text-properties style:font-name="Century Gothic"/>
    </style:style>
    <style:style style:name="P83" style:family="paragraph" style:parent-style-name="List_20_Paragraph">
      <style:text-properties style:font-name="Century Gothic" fo:font-weight="bold" style:font-weight-asian="bold" style:font-weight-complex="bold"/>
    </style:style>
    <style:style style:name="P84" style:family="paragraph" style:parent-style-name="List_20_Paragraph">
      <style:paragraph-properties fo:margin-left="0cm" fo:margin-right="1.397cm" fo:margin-top="0.116cm" fo:margin-bottom="0.353cm" fo:line-height="0.494cm" fo:text-indent="0cm" style:auto-text-indent="false">
        <style:tab-stops>
          <style:tab-stop style:position="2.046cm"/>
        </style:tab-stops>
      </style:paragraph-properties>
      <style:text-properties fo:color="#000000" style:font-name="Century Gothic"/>
    </style:style>
    <style:style style:name="P85" style:family="paragraph" style:parent-style-name="Standard">
      <style:paragraph-properties fo:margin-left="0.801cm" fo:margin-right="0.792cm" fo:margin-top="0.102cm" fo:margin-bottom="0.353cm" fo:text-align="justify" style:justify-single-word="false" fo:text-indent="0cm" style:auto-text-indent="false"/>
      <style:text-properties style:font-name="Century Gothic"/>
    </style:style>
    <style:style style:name="P86" style:family="paragraph" style:parent-style-name="Standard" style:master-page-name="First_20_Page">
      <style:paragraph-properties fo:text-align="justify" style:justify-single-word="false" style:page-number="auto"/>
      <style:text-properties fo:color="#fb4a13" fo:font-size="12pt" fo:font-weight="bold" style:font-size-asian="12pt" style:font-weight-asian="bold" style:font-size-complex="12pt"/>
    </style:style>
    <style:style style:name="P87" style:family="paragraph" style:parent-style-name="Standard" style:list-style-name="L1">
      <style:paragraph-properties fo:margin-top="0.099cm" fo:margin-bottom="0.353cm" fo:text-align="justify" style:justify-single-word="false"/>
      <style:text-properties style:font-name="Century Gothic"/>
    </style:style>
    <style:style style:name="P88" style:family="paragraph" style:parent-style-name="Standard">
      <style:paragraph-properties fo:margin-left="0.9cm" fo:margin-right="0.73cm" fo:text-align="justify" style:justify-single-word="false" fo:text-indent="0cm" style:auto-text-indent="false"/>
      <style:text-properties style:font-name="Century Gothic"/>
    </style:style>
    <style:style style:name="P89" style:family="paragraph" style:parent-style-name="Standard">
      <style:paragraph-properties fo:margin-left="0cm" fo:margin-right="0.335cm" fo:text-indent="0cm" style:auto-text-indent="false"/>
    </style:style>
    <style:style style:name="P90" style:family="paragraph" style:parent-style-name="Standard">
      <style:paragraph-properties fo:margin-left="0cm" fo:margin-right="0.335cm" fo:text-indent="0cm" style:auto-text-indent="false"/>
      <style:text-properties style:font-name="Century Gothic"/>
    </style:style>
    <style:style style:name="P91" style:family="paragraph" style:parent-style-name="Standard">
      <style:paragraph-properties fo:margin-left="0.9cm" fo:margin-right="1.124cm" fo:margin-top="0.097cm" fo:margin-bottom="0.353cm" fo:text-indent="0cm" style:auto-text-indent="false"/>
    </style:style>
    <style:style style:name="P92" style:family="paragraph" style:parent-style-name="Heading_20_2">
      <style:paragraph-properties fo:line-height="150%" fo:text-align="justify" style:justify-single-word="false"/>
      <style:text-properties fo:color="#1f497d" style:font-name="Century Gothic" fo:font-size="11pt" fo:font-weight="bold" style:font-size-asian="11pt" style:font-weight-asian="bold" style:font-size-complex="11pt" style:font-weight-complex="bold"/>
    </style:style>
    <style:style style:name="P93" style:family="paragraph" style:parent-style-name="styl2" style:list-style-name="WWNum49"/>
    <style:style style:name="P94" style:family="paragraph" style:parent-style-name="styl2" style:list-style-name="WWNum50"/>
    <style:style style:name="P95" style:family="paragraph" style:parent-style-name="styl2" style:list-style-name="WWNum51"/>
    <style:style style:name="P96" style:family="paragraph" style:parent-style-name="styl3" style:list-style-name="L1"/>
    <style:style style:name="P97" style:family="paragraph" style:parent-style-name="cah2" style:list-style-name="">
      <style:paragraph-properties fo:line-height="150%" fo:text-align="justify" style:justify-single-word="false"/>
      <style:text-properties fo:color="#000000" style:font-name="Century Gothic" fo:font-size="11pt" fo:font-weight="normal" style:font-size-asian="11pt" style:font-weight-asian="normal" style:font-size-complex="11pt" style:font-weight-complex="normal"/>
    </style:style>
    <style:style style:name="P98" style:family="paragraph" style:parent-style-name="cah2" style:list-style-name="">
      <style:paragraph-properties fo:margin-left="0.635cm" fo:margin-right="0cm" fo:text-indent="0cm" style:auto-text-indent="false"/>
    </style:style>
    <style:style style:name="P99" style:family="paragraph" style:parent-style-name="List_20_Paragraph" style:list-style-name="WWNum12">
      <style:paragraph-properties fo:line-height="150%" fo:text-align="justify" style:justify-single-word="false"/>
    </style:style>
    <style:style style:name="P100" style:family="paragraph" style:parent-style-name="List_20_Paragraph" style:list-style-name="WWNum15"/>
    <style:style style:name="P101" style:family="paragraph" style:parent-style-name="List_20_Paragraph" style:list-style-name="WWNum25">
      <style:text-properties fo:color="#000000" style:font-name="Century Gothic" fo:font-weight="bold" style:font-weight-asian="bold" style:font-weight-complex="bold"/>
    </style:style>
    <style:style style:name="P102" style:family="paragraph" style:parent-style-name="List_20_Paragraph" style:list-style-name="WWNum28">
      <style:text-properties fo:color="#000000" style:font-name="Century Gothic" fo:font-weight="bold" style:font-weight-asian="bold" style:font-weight-complex="bold"/>
    </style:style>
    <style:style style:name="P103" style:family="paragraph" style:parent-style-name="List_20_Paragraph" style:list-style-name="WWNum29">
      <style:text-properties fo:color="#000000" style:font-name="Century Gothic" fo:font-weight="bold" style:font-weight-asian="bold" style:font-weight-complex="bold"/>
    </style:style>
    <style:style style:name="P104" style:family="paragraph" style:parent-style-name="List_20_Paragraph" style:list-style-name="WWNum34">
      <style:text-properties fo:color="#000000" style:font-name="Century Gothic" fo:font-weight="bold" style:font-weight-asian="bold" style:font-weight-complex="bold"/>
    </style:style>
    <style:style style:name="P105" style:family="paragraph" style:parent-style-name="List_20_Paragraph" style:list-style-name="WWNum36">
      <style:text-properties fo:color="#000000" style:font-name="Century Gothic" fo:font-weight="bold" style:font-weight-asian="bold" style:font-weight-complex="bold"/>
    </style:style>
    <style:style style:name="P106" style:family="paragraph" style:parent-style-name="List_20_Paragraph" style:list-style-name="WWNum37">
      <style:text-properties fo:color="#000000" style:font-name="Century Gothic" fo:font-weight="bold" style:font-weight-asian="bold" style:font-weight-complex="bold"/>
    </style:style>
    <style:style style:name="P107" style:family="paragraph" style:parent-style-name="List_20_Paragraph" style:list-style-name="WWNum35">
      <style:paragraph-properties fo:text-align="justify" style:justify-single-word="false"/>
      <style:text-properties fo:color="#000000" style:font-name="Century Gothic" fo:letter-spacing="-0.002cm"/>
    </style:style>
    <style:style style:name="P108" style:family="paragraph" style:parent-style-name="List_20_Paragraph">
      <style:paragraph-properties fo:text-align="justify" style:justify-single-word="false"/>
    </style:style>
    <style:style style:name="P109" style:family="paragraph" style:parent-style-name="List_20_Paragraph" style:list-style-name="WWNum35">
      <style:paragraph-properties fo:text-align="justify" style:justify-single-word="false"/>
    </style:style>
    <style:style style:name="P110" style:family="paragraph" style:parent-style-name="List_20_Paragraph" style:list-style-name="WWNum40"/>
    <style:style style:name="P111" style:family="paragraph" style:parent-style-name="List_20_Paragraph" style:list-style-name="WWNum2">
      <style:paragraph-properties fo:margin-top="0.095cm" fo:margin-bottom="0.353cm"/>
      <style:text-properties fo:color="#000000" style:font-name="Century Gothic"/>
    </style:style>
    <style:style style:name="P112" style:family="paragraph" style:parent-style-name="List_20_Paragraph" style:list-style-name="WWNum2">
      <style:paragraph-properties fo:margin-top="0.095cm" fo:margin-bottom="0.353cm"/>
      <style:text-properties fo:color="#000000" style:font-name="Century Gothic" fo:letter-spacing="-0.002cm"/>
    </style:style>
    <style:style style:name="P113" style:family="paragraph" style:parent-style-name="List_20_Paragraph" style:list-style-name="WWNum8">
      <style:paragraph-properties fo:margin-top="0.095cm" fo:margin-bottom="0.353cm"/>
    </style:style>
    <style:style style:name="P114" style:family="paragraph" style:parent-style-name="List_20_Paragraph" style:list-style-name="WWNum8">
      <style:paragraph-properties fo:margin-top="0.095cm" fo:margin-bottom="0.353cm"/>
      <style:text-properties style:font-name="Century Gothic" fo:letter-spacing="-0.002cm"/>
    </style:style>
    <style:style style:name="P115" style:family="paragraph" style:parent-style-name="List_20_Paragraph" style:list-style-name="WWNum8">
      <style:paragraph-properties fo:margin-top="0.095cm" fo:margin-bottom="0.353cm"/>
      <style:text-properties style:font-name="Century Gothic"/>
    </style:style>
    <style:style style:name="P116" style:family="paragraph" style:parent-style-name="List_20_Paragraph" style:list-style-name="WWNum3">
      <style:paragraph-properties fo:margin-left="1.27cm" fo:margin-right="0.265cm" fo:margin-top="0.018cm" fo:margin-bottom="0.353cm" fo:line-height="150%" fo:text-align="justify" style:justify-single-word="false" fo:text-indent="0cm" style:auto-text-indent="false">
        <style:tab-stops>
          <style:tab-stop style:position="1.94cm"/>
        </style:tab-stops>
      </style:paragraph-properties>
    </style:style>
    <style:style style:name="P117" style:family="paragraph" style:parent-style-name="List_20_Paragraph" style:list-style-name="WWNum3">
      <style:paragraph-properties fo:margin-left="1.27cm" fo:margin-right="0.265cm" fo:margin-top="0.018cm" fo:margin-bottom="0.353cm" fo:line-height="150%" fo:text-align="justify" style:justify-single-word="false" fo:text-indent="0cm" style:auto-text-indent="false">
        <style:tab-stops>
          <style:tab-stop style:position="1.94cm"/>
        </style:tab-stops>
      </style:paragraph-properties>
      <style:text-properties style:font-name="Century Gothic" fo:letter-spacing="0.004cm"/>
    </style:style>
    <style:style style:name="P118" style:family="paragraph" style:parent-style-name="List_20_Paragraph" style:list-style-name="WWNum4">
      <style:paragraph-properties fo:margin-top="0.102cm" fo:margin-bottom="0.353cm"/>
      <style:text-properties fo:color="#000000" style:font-name="Century Gothic" fo:letter-spacing="0.014cm"/>
    </style:style>
    <style:style style:name="P119" style:family="paragraph" style:parent-style-name="List_20_Paragraph" style:list-style-name="WWNum41">
      <style:paragraph-properties fo:margin-top="0.102cm" fo:margin-bottom="0.353cm"/>
      <style:text-properties fo:color="#000000" style:font-name="Century Gothic" fo:letter-spacing="0.014cm"/>
    </style:style>
    <style:style style:name="P120" style:family="paragraph" style:parent-style-name="List_20_Paragraph" style:list-style-name="WWNum41">
      <style:paragraph-properties fo:margin-top="0.102cm" fo:margin-bottom="0.353cm"/>
      <style:text-properties fo:color="#000000" style:font-name="Century Gothic" fo:letter-spacing="0.018cm"/>
    </style:style>
    <style:style style:name="P121" style:family="paragraph" style:parent-style-name="List_20_Paragraph" style:list-style-name="WWNum9">
      <style:paragraph-properties fo:margin-top="0.102cm" fo:margin-bottom="0.353cm"/>
    </style:style>
    <style:style style:name="P122" style:family="paragraph" style:parent-style-name="List_20_Paragraph" style:list-style-name="WWNum13">
      <style:paragraph-properties fo:margin-top="0.102cm" fo:margin-bottom="0.353cm"/>
    </style:style>
    <style:style style:name="P123" style:family="paragraph" style:parent-style-name="List_20_Paragraph" style:list-style-name="WWNum18">
      <style:paragraph-properties fo:margin-top="0.102cm" fo:margin-bottom="0.353cm"/>
    </style:style>
    <style:style style:name="P124" style:family="paragraph" style:parent-style-name="List_20_Paragraph" style:list-style-name="WWNum19">
      <style:paragraph-properties fo:margin-top="0.102cm" fo:margin-bottom="0.353cm"/>
    </style:style>
    <style:style style:name="P125" style:family="paragraph" style:parent-style-name="List_20_Paragraph" style:list-style-name="WWNum35">
      <style:paragraph-properties fo:margin-top="0.102cm" fo:margin-bottom="0.353cm" fo:text-align="justify" style:justify-single-word="false"/>
    </style:style>
    <style:style style:name="P126" style:family="paragraph" style:parent-style-name="List_20_Paragraph" style:list-style-name="WWNum41">
      <style:paragraph-properties fo:margin-top="0.102cm" fo:margin-bottom="0.353cm"/>
    </style:style>
    <style:style style:name="P127" style:family="paragraph" style:parent-style-name="List_20_Paragraph" style:list-style-name="WWNum7">
      <style:paragraph-properties fo:margin-top="0.099cm" fo:margin-bottom="0.353cm"/>
      <style:text-properties fo:color="#000000" style:font-name="Century Gothic"/>
    </style:style>
    <style:style style:name="P128" style:family="paragraph" style:parent-style-name="List_20_Paragraph" style:list-style-name="WWNum17">
      <style:paragraph-properties fo:margin-top="0.099cm" fo:margin-bottom="0.353cm"/>
      <style:text-properties fo:color="#000000" style:font-name="Century Gothic"/>
    </style:style>
    <style:style style:name="P129" style:family="paragraph" style:parent-style-name="List_20_Paragraph" style:list-style-name="WWNum30">
      <style:paragraph-properties fo:margin-top="0.099cm" fo:margin-bottom="0.353cm"/>
      <style:text-properties fo:color="#000000" style:font-name="Century Gothic" fo:letter-spacing="0.016cm"/>
    </style:style>
    <style:style style:name="P130" style:family="paragraph" style:parent-style-name="List_20_Paragraph" style:list-style-name="WWNum14">
      <style:paragraph-properties fo:margin-top="0.099cm" fo:margin-bottom="0.353cm"/>
    </style:style>
    <style:style style:name="P131" style:family="paragraph" style:parent-style-name="List_20_Paragraph" style:list-style-name="WWNum17">
      <style:paragraph-properties fo:margin-top="0.099cm" fo:margin-bottom="0.353cm"/>
    </style:style>
    <style:style style:name="P132" style:family="paragraph" style:parent-style-name="List_20_Paragraph" style:list-style-name="WWNum22">
      <style:paragraph-properties fo:margin-top="0.099cm" fo:margin-bottom="0.353cm" fo:text-align="justify" style:justify-single-word="false"/>
    </style:style>
    <style:style style:name="P133" style:family="paragraph" style:parent-style-name="List_20_Paragraph" style:list-style-name="WWNum38">
      <style:paragraph-properties fo:margin-top="0.099cm" fo:margin-bottom="0.353cm" fo:text-align="justify" style:justify-single-word="false"/>
    </style:style>
    <style:style style:name="P134" style:family="paragraph" style:parent-style-name="List_20_Paragraph" style:list-style-name="WWNum30">
      <style:paragraph-properties fo:margin-top="0.099cm" fo:margin-bottom="0.353cm"/>
    </style:style>
    <style:style style:name="P135" style:family="paragraph" style:parent-style-name="List_20_Paragraph" style:list-style-name="WWNum7">
      <style:paragraph-properties fo:margin-top="0.101cm" fo:margin-bottom="0.353cm"/>
      <style:text-properties fo:color="#000000" style:font-name="Century Gothic"/>
    </style:style>
    <style:style style:name="P136" style:family="paragraph" style:parent-style-name="List_20_Paragraph" style:list-style-name="WWNum19">
      <style:paragraph-properties fo:margin-top="0.097cm" fo:margin-bottom="0.353cm"/>
    </style:style>
    <style:style style:name="P137" style:family="paragraph" style:parent-style-name="List_20_Paragraph" style:list-style-name="WWNum21">
      <style:paragraph-properties fo:margin-left="0cm" fo:margin-right="0cm" fo:margin-top="0.099cm" fo:margin-bottom="0.353cm" fo:text-indent="0cm" style:auto-text-indent="false"/>
      <style:text-properties style:font-name="Century Gothic"/>
    </style:style>
    <style:style style:name="P138" style:family="paragraph" style:parent-style-name="List_20_Paragraph" style:list-style-name="WWNum31">
      <style:paragraph-properties fo:margin-top="0.025cm" fo:margin-bottom="0.353cm" fo:line-height="0.388cm"/>
      <style:text-properties fo:color="#000000" style:font-name="Century Gothic"/>
    </style:style>
    <style:style style:name="P139" style:family="paragraph" style:parent-style-name="List_20_Paragraph" style:list-style-name="WWNum32">
      <style:paragraph-properties fo:margin-left="1.27cm" fo:margin-right="0.591cm" fo:line-height="150%" fo:text-align="justify" style:justify-single-word="false" fo:text-indent="0cm" style:auto-text-indent="false"/>
    </style:style>
    <style:style style:name="P140" style:family="paragraph" style:parent-style-name="List_20_Paragraph">
      <style:paragraph-properties fo:margin-left="2.17cm" fo:margin-right="0cm" fo:margin-top="0.014cm" fo:margin-bottom="0.353cm" fo:line-height="0.176cm" fo:text-indent="0cm" style:auto-text-indent="false"/>
      <style:text-properties style:font-name="Century Gothic"/>
    </style:style>
    <style:style style:name="P141" style:family="paragraph" style:parent-style-name="List_20_Paragraph" style:list-style-name="WWNum33">
      <style:paragraph-properties fo:margin-left="1.27cm" fo:margin-right="3.069cm" fo:margin-top="0.102cm" fo:margin-bottom="0.353cm" fo:text-align="justify" style:justify-single-word="false" fo:text-indent="0cm" style:auto-text-indent="false"/>
      <style:text-properties style:font-name="Century Gothic"/>
    </style:style>
    <style:style style:name="P142" style:family="paragraph" style:parent-style-name="List_20_Paragraph" style:list-style-name="WWNum38">
      <style:paragraph-properties fo:margin-left="1.27cm" fo:margin-right="1.069cm" fo:margin-top="0.115cm" fo:margin-bottom="0.353cm" fo:line-height="0.494cm" fo:text-align="justify" style:justify-single-word="false" fo:text-indent="0cm" style:auto-text-indent="false">
        <style:tab-stops>
          <style:tab-stop style:position="2.152cm"/>
        </style:tab-stops>
      </style:paragraph-properties>
    </style:style>
    <style:style style:name="P143" style:family="paragraph" style:parent-style-name="List_20_Paragraph" style:list-style-name="WWNum39">
      <style:paragraph-properties fo:margin-left="1.27cm" fo:margin-right="0.487cm" fo:margin-top="0.116cm" fo:margin-bottom="0.353cm" fo:line-height="0.494cm" fo:text-indent="0cm" style:auto-text-indent="false">
        <style:tab-stops>
          <style:tab-stop style:position="2.152cm"/>
        </style:tab-stops>
      </style:paragraph-properties>
    </style:style>
    <style:style style:name="T1" style:family="text">
      <style:text-properties style:font-name="Century Gothic"/>
    </style:style>
    <style:style style:name="T2" style:family="text">
      <style:text-properties style:font-name="Century Gothic" fo:font-size="10pt" style:font-size-asian="10pt" style:font-size-complex="10pt"/>
    </style:style>
    <style:style style:name="T3" style:family="text">
      <style:text-properties style:font-name="Century Gothic" style:text-scale="96%"/>
    </style:style>
    <style:style style:name="T4" style:family="text">
      <style:text-properties style:font-name="Century Gothic" fo:font-weight="bold" style:font-weight-asian="bold" style:font-weight-complex="bold"/>
    </style:style>
    <style:style style:name="T5" style:family="text">
      <style:text-properties style:font-name="Century Gothic" fo:letter-spacing="-0.002cm"/>
    </style:style>
    <style:style style:name="T6" style:family="text">
      <style:text-properties style:font-name="Century Gothic" fo:letter-spacing="-0.002cm" style:text-scale="96%"/>
    </style:style>
    <style:style style:name="T7" style:family="text">
      <style:text-properties style:font-name="Century Gothic" fo:letter-spacing="-0.002cm" fo:font-weight="bold" style:font-weight-asian="bold" style:font-weight-complex="bold"/>
    </style:style>
    <style:style style:name="T8" style:family="text">
      <style:text-properties style:font-name="Century Gothic" fo:letter-spacing="-0.002cm" style:font-name-complex="Times New Roman"/>
    </style:style>
    <style:style style:name="T9" style:family="text">
      <style:text-properties style:font-name="Century Gothic" fo:letter-spacing="0.002cm"/>
    </style:style>
    <style:style style:name="T10" style:family="text">
      <style:text-properties style:font-name="Century Gothic" fo:letter-spacing="0.002cm" style:text-scale="96%"/>
    </style:style>
    <style:style style:name="T11" style:family="text">
      <style:text-properties style:font-name="Century Gothic" fo:letter-spacing="0.002cm" fo:font-weight="bold" style:font-weight-asian="bold" style:font-weight-complex="bold"/>
    </style:style>
    <style:style style:name="T12" style:family="text">
      <style:text-properties style:font-name="Century Gothic" fo:letter-spacing="0.002cm" style:font-name-complex="Times New Roman"/>
    </style:style>
    <style:style style:name="T13" style:family="text">
      <style:text-properties style:font-name="Century Gothic" fo:letter-spacing="-0.046cm"/>
    </style:style>
    <style:style style:name="T14" style:family="text">
      <style:text-properties style:font-name="Century Gothic" fo:letter-spacing="-0.004cm"/>
    </style:style>
    <style:style style:name="T15" style:family="text">
      <style:text-properties style:font-name="Century Gothic" fo:letter-spacing="-0.004cm" style:text-scale="96%"/>
    </style:style>
    <style:style style:name="T16" style:family="text">
      <style:text-properties style:font-name="Century Gothic" fo:letter-spacing="-0.004cm" fo:font-weight="bold" style:font-weight-asian="bold" style:font-weight-complex="bold"/>
    </style:style>
    <style:style style:name="T17" style:family="text">
      <style:text-properties style:font-name="Century Gothic" fo:letter-spacing="-0.004cm" style:font-name-complex="Times New Roman"/>
    </style:style>
    <style:style style:name="T18" style:family="text">
      <style:text-properties style:font-name="Century Gothic" fo:letter-spacing="0.004cm"/>
    </style:style>
    <style:style style:name="T19" style:family="text">
      <style:text-properties style:font-name="Century Gothic" fo:letter-spacing="0.004cm" style:text-scale="96%"/>
    </style:style>
    <style:style style:name="T20" style:family="text">
      <style:text-properties style:font-name="Century Gothic" fo:letter-spacing="0.004cm" style:font-name-complex="Times New Roman"/>
    </style:style>
    <style:style style:name="T21" style:family="text">
      <style:text-properties style:font-name="Century Gothic" fo:letter-spacing="-0.007cm"/>
    </style:style>
    <style:style style:name="T22" style:family="text">
      <style:text-properties style:font-name="Century Gothic" fo:letter-spacing="-0.007cm" style:font-name-complex="Times New Roman"/>
    </style:style>
    <style:style style:name="T23" style:family="text">
      <style:text-properties style:font-name="Century Gothic" fo:letter-spacing="-0.023cm"/>
    </style:style>
    <style:style style:name="T24" style:family="text">
      <style:text-properties style:font-name="Century Gothic" fo:letter-spacing="0.012cm"/>
    </style:style>
    <style:style style:name="T25" style:family="text">
      <style:text-properties style:font-name="Century Gothic" fo:letter-spacing="0.012cm" style:font-name-complex="Times New Roman"/>
    </style:style>
    <style:style style:name="T26" style:family="text">
      <style:text-properties style:font-name="Century Gothic" fo:letter-spacing="-0.042cm"/>
    </style:style>
    <style:style style:name="T27" style:family="text">
      <style:text-properties style:font-name="Century Gothic" fo:letter-spacing="0.005cm"/>
    </style:style>
    <style:style style:name="T28" style:family="text">
      <style:text-properties style:font-name="Century Gothic" fo:letter-spacing="-0.005cm"/>
    </style:style>
    <style:style style:name="T29" style:family="text">
      <style:text-properties style:font-name="Century Gothic" fo:letter-spacing="0.009cm"/>
    </style:style>
    <style:style style:name="T30" style:family="text">
      <style:text-properties style:font-name="Century Gothic" fo:letter-spacing="0.019cm"/>
    </style:style>
    <style:style style:name="T31" style:family="text">
      <style:text-properties style:font-name="Century Gothic" fo:letter-spacing="0.011cm"/>
    </style:style>
    <style:style style:name="T32" style:family="text">
      <style:text-properties style:font-name="Century Gothic" fo:letter-spacing="0.011cm" style:text-scale="96%"/>
    </style:style>
    <style:style style:name="T33" style:family="text">
      <style:text-properties style:font-name="Century Gothic" fo:letter-spacing="0.011cm" fo:font-weight="bold" style:font-weight-asian="bold" style:font-weight-complex="bold"/>
    </style:style>
    <style:style style:name="T34" style:family="text">
      <style:text-properties style:font-name="Century Gothic" fo:letter-spacing="0.011cm" style:font-name-complex="Times New Roman"/>
    </style:style>
    <style:style style:name="T35" style:family="text">
      <style:text-properties style:font-name="Century Gothic" fo:letter-spacing="-0.009cm"/>
    </style:style>
    <style:style style:name="T36" style:family="text">
      <style:text-properties style:font-name="Century Gothic" fo:letter-spacing="0.016cm"/>
    </style:style>
    <style:style style:name="T37" style:family="text">
      <style:text-properties style:font-name="Century Gothic" fo:letter-spacing="-0.011cm"/>
    </style:style>
    <style:style style:name="T38" style:family="text">
      <style:text-properties style:font-name="Century Gothic" fo:letter-spacing="0.018cm"/>
    </style:style>
    <style:style style:name="T39" style:family="text">
      <style:text-properties style:font-name="Century Gothic" fo:letter-spacing="0.014cm"/>
    </style:style>
    <style:style style:name="T40" style:family="text">
      <style:text-properties style:font-name="Century Gothic" fo:letter-spacing="-0.025cm"/>
    </style:style>
    <style:style style:name="T41" style:family="text">
      <style:text-properties style:font-name="Century Gothic" fo:letter-spacing="-0.019cm"/>
    </style:style>
    <style:style style:name="T42" style:family="text">
      <style:text-properties style:font-name="Century Gothic" fo:letter-spacing="-0.021cm"/>
    </style:style>
    <style:style style:name="T43" style:family="text">
      <style:text-properties style:font-name="Century Gothic" fo:letter-spacing="-0.041cm"/>
    </style:style>
    <style:style style:name="T44" style:family="text">
      <style:text-properties style:font-name="Century Gothic" fo:letter-spacing="-0.048cm"/>
    </style:style>
    <style:style style:name="T45" style:family="text">
      <style:text-properties style:font-name="Century Gothic" fo:letter-spacing="0.007cm"/>
    </style:style>
    <style:style style:name="T46" style:family="text">
      <style:text-properties style:font-name="Century Gothic" fo:letter-spacing="0.007cm" style:text-scale="96%"/>
    </style:style>
    <style:style style:name="T47" style:family="text">
      <style:text-properties style:font-name="Century Gothic" fo:letter-spacing="0.007cm" style:font-name-complex="Times New Roman"/>
    </style:style>
    <style:style style:name="T48" style:family="text">
      <style:text-properties style:font-name="Century Gothic" fo:letter-spacing="-0.028cm"/>
    </style:style>
    <style:style style:name="T49" style:family="text">
      <style:text-properties style:font-name="Century Gothic" style:font-name-complex="Times New Roman"/>
    </style:style>
    <style:style style:name="T50" style:family="text">
      <style:text-properties style:font-name="Century Gothic" fo:letter-spacing="0.026cm"/>
    </style:style>
    <style:style style:name="T51" style:family="text">
      <style:text-properties fo:color="#000000" style:font-name="Century Gothic"/>
    </style:style>
    <style:style style:name="T52" style:family="text">
      <style:text-properties fo:color="#000000" style:font-name="Century Gothic" fo:font-size="11pt" fo:font-weight="normal" style:font-size-asian="11pt" style:font-weight-asian="normal" style:font-size-complex="11pt" style:font-weight-complex="normal"/>
    </style:style>
    <style:style style:name="T53" style:family="text">
      <style:text-properties fo:color="#000000" style:font-name="Century Gothic" fo:font-size="11pt" fo:letter-spacing="-0.002cm" fo:font-weight="normal" style:font-size-asian="11pt" style:font-weight-asian="normal" style:font-size-complex="11pt" style:font-weight-complex="normal"/>
    </style:style>
    <style:style style:name="T54" style:family="text">
      <style:text-properties fo:color="#000000" style:font-name="Century Gothic" fo:font-size="11pt" fo:letter-spacing="0.002cm" fo:font-weight="normal" style:font-size-asian="11pt" style:font-weight-asian="normal" style:font-size-complex="11pt" style:font-weight-complex="normal"/>
    </style:style>
    <style:style style:name="T55" style:family="text">
      <style:text-properties fo:color="#000000" style:font-name="Century Gothic" fo:font-size="11pt" fo:letter-spacing="-0.004cm" fo:font-weight="normal" style:font-size-asian="11pt" style:font-weight-asian="normal" style:font-size-complex="11pt" style:font-weight-complex="normal"/>
    </style:style>
    <style:style style:name="T56" style:family="text">
      <style:text-properties fo:color="#000000" style:font-name="Century Gothic" fo:font-size="11pt" fo:letter-spacing="0.016cm" fo:font-weight="normal" style:font-size-asian="11pt" style:font-weight-asian="normal" style:font-size-complex="11pt" style:font-weight-complex="normal"/>
    </style:style>
    <style:style style:name="T57" style:family="text">
      <style:text-properties fo:color="#000000" style:font-name="Century Gothic" fo:font-size="11pt" fo:letter-spacing="-0.046cm" fo:font-weight="normal" style:font-size-asian="11pt" style:font-weight-asian="normal" style:font-size-complex="11pt" style:font-weight-complex="normal"/>
    </style:style>
    <style:style style:name="T58" style:family="text">
      <style:text-properties fo:color="#000000" style:font-name="Century Gothic" fo:font-size="11pt" fo:letter-spacing="-0.005cm" fo:font-weight="normal" style:font-size-asian="11pt" style:font-weight-asian="normal" style:font-size-complex="11pt" style:font-weight-complex="normal"/>
    </style:style>
    <style:style style:name="T59" style:family="text">
      <style:text-properties fo:color="#000000" style:font-name="Century Gothic" fo:letter-spacing="0.002cm"/>
    </style:style>
    <style:style style:name="T60" style:family="text">
      <style:text-properties fo:color="#000000" style:font-name="Century Gothic" fo:letter-spacing="0.002cm" style:text-scale="96%"/>
    </style:style>
    <style:style style:name="T61" style:family="text">
      <style:text-properties fo:color="#000000" style:font-name="Century Gothic" fo:letter-spacing="0.002cm" style:text-scale="95%"/>
    </style:style>
    <style:style style:name="T62" style:family="text">
      <style:text-properties fo:color="#000000" style:font-name="Century Gothic" fo:letter-spacing="-0.002cm"/>
    </style:style>
    <style:style style:name="T63" style:family="text">
      <style:text-properties fo:color="#000000" style:font-name="Century Gothic" fo:letter-spacing="-0.002cm" style:text-scale="95%"/>
    </style:style>
    <style:style style:name="T64" style:family="text">
      <style:text-properties fo:color="#000000" style:font-name="Century Gothic" fo:letter-spacing="-0.002cm" style:text-scale="96%"/>
    </style:style>
    <style:style style:name="T65" style:family="text">
      <style:text-properties fo:color="#000000" style:font-name="Century Gothic" style:text-scale="95%"/>
    </style:style>
    <style:style style:name="T66" style:family="text">
      <style:text-properties fo:color="#000000" style:font-name="Century Gothic" style:text-scale="96%"/>
    </style:style>
    <style:style style:name="T67" style:family="text">
      <style:text-properties fo:color="#000000" style:font-name="Century Gothic" fo:letter-spacing="-0.004cm"/>
    </style:style>
    <style:style style:name="T68" style:family="text">
      <style:text-properties fo:color="#000000" style:font-name="Century Gothic" fo:letter-spacing="-0.004cm" style:text-scale="96%"/>
    </style:style>
    <style:style style:name="T69" style:family="text">
      <style:text-properties fo:color="#000000" style:font-name="Century Gothic" fo:letter-spacing="0.016cm"/>
    </style:style>
    <style:style style:name="T70" style:family="text">
      <style:text-properties fo:color="#000000" style:font-name="Century Gothic" fo:letter-spacing="-0.005cm"/>
    </style:style>
    <style:style style:name="T71" style:family="text">
      <style:text-properties fo:color="#000000" style:font-name="Century Gothic" fo:letter-spacing="0.004cm"/>
    </style:style>
    <style:style style:name="T72" style:family="text">
      <style:text-properties fo:color="#000000" style:font-name="Century Gothic" fo:letter-spacing="0.012cm"/>
    </style:style>
    <style:style style:name="T73" style:family="text">
      <style:text-properties fo:color="#000000" style:font-name="Century Gothic" fo:letter-spacing="0.014cm"/>
    </style:style>
    <style:style style:name="T74" style:family="text">
      <style:text-properties fo:color="#000000" style:font-name="Century Gothic" fo:letter-spacing="0.005cm"/>
    </style:style>
    <style:style style:name="T75" style:family="text">
      <style:text-properties fo:color="#000000" style:font-name="Century Gothic" fo:letter-spacing="0.007cm"/>
    </style:style>
    <style:style style:name="T76" style:family="text">
      <style:text-properties fo:color="#000000" style:font-name="Century Gothic" fo:letter-spacing="-0.019cm"/>
    </style:style>
    <style:style style:name="T77" style:family="text">
      <style:text-properties fo:color="#000000" style:font-name="Century Gothic" fo:letter-spacing="0.009cm"/>
    </style:style>
    <style:style style:name="T78" style:family="text">
      <style:text-properties fo:color="#000000" style:font-name="Century Gothic" fo:letter-spacing="-0.009cm"/>
    </style:style>
    <style:style style:name="T79" style:family="text">
      <style:text-properties fo:color="#000000" style:font-name="Century Gothic" fo:letter-spacing="-0.009cm" style:text-scale="95%"/>
    </style:style>
    <style:style style:name="T80" style:family="text">
      <style:text-properties fo:color="#000000" style:font-name="Century Gothic" fo:letter-spacing="-0.007cm"/>
    </style:style>
    <style:style style:name="T81" style:family="text">
      <style:text-properties fo:color="#000000" style:font-name="Century Gothic" fo:letter-spacing="-0.011cm"/>
    </style:style>
    <style:style style:name="T82" style:family="text">
      <style:text-properties fo:color="#000000" style:font-name="Century Gothic" fo:letter-spacing="-0.032cm"/>
    </style:style>
    <style:style style:name="T83" style:family="text">
      <style:text-properties fo:color="#000000" style:font-name="Century Gothic" fo:letter-spacing="0.011cm"/>
    </style:style>
    <style:style style:name="T84" style:family="text">
      <style:text-properties fo:color="#000000" style:font-name="Century Gothic" fo:letter-spacing="-0.023cm"/>
    </style:style>
    <style:style style:name="T85" style:family="text">
      <style:text-properties fo:color="#000000" style:font-name="Century Gothic" fo:letter-spacing="0.018cm"/>
    </style:style>
    <style:style style:name="T86" style:family="text">
      <style:text-properties fo:color="#000000" style:font-name="Century Gothic" fo:letter-spacing="-0.042cm"/>
    </style:style>
    <style:style style:name="T87" style:family="text">
      <style:text-properties fo:color="#000000" style:font-name="Century Gothic" fo:letter-spacing="-0.025cm"/>
    </style:style>
    <style:style style:name="T88" style:family="text">
      <style:text-properties fo:color="#000000" style:font-name="Century Gothic" fo:letter-spacing="-0.053cm"/>
    </style:style>
    <style:style style:name="T89" style:family="text">
      <style:text-properties fo:color="#000000" style:font-name="Century Gothic" fo:letter-spacing="-0.035cm"/>
    </style:style>
    <style:style style:name="T90" style:family="text">
      <style:text-properties fo:color="#000000" style:font-name="Century Gothic" fo:letter-spacing="-0.026cm"/>
    </style:style>
    <style:style style:name="T91" style:family="text">
      <style:text-properties fo:color="#000000" style:font-name="Century Gothic" fo:letter-spacing="0.023cm" style:text-scale="95%"/>
    </style:style>
    <style:style style:name="T92" style:family="text">
      <style:text-properties style:text-scale="96%"/>
    </style:style>
    <style:style style:name="T93" style:family="text">
      <style:text-properties fo:letter-spacing="0.002cm"/>
    </style:style>
    <style:style style:name="T94" style:family="text">
      <style:text-properties fo:letter-spacing="0.002cm" style:text-scale="96%"/>
    </style:style>
    <style:style style:name="T95" style:family="text">
      <style:text-properties fo:letter-spacing="-0.025cm"/>
    </style:style>
    <style:style style:name="T96" style:family="text">
      <style:text-properties fo:letter-spacing="-0.002cm"/>
    </style:style>
    <style:style style:name="T97" style:family="text">
      <style:text-properties fo:letter-spacing="-0.002cm" style:text-scale="96%"/>
    </style:style>
    <style:style style:name="T98" style:family="text">
      <style:text-properties fo:letter-spacing="-0.053cm"/>
    </style:style>
    <style:style style:name="T99" style:family="text">
      <style:text-properties fo:letter-spacing="-0.023cm"/>
    </style:style>
    <style:style style:name="T100" style:family="text">
      <style:text-properties fo:letter-spacing="-0.004cm"/>
    </style:style>
    <style:style style:name="T101" style:family="text">
      <style:text-properties fo:letter-spacing="-0.004cm" style:text-scale="96%"/>
    </style:style>
    <style:style style:name="T102" style:family="text">
      <style:text-properties fo:letter-spacing="0.081cm"/>
    </style:style>
    <style:style style:name="T103" style:family="text">
      <style:text-properties fo:letter-spacing="-0.018cm"/>
    </style:style>
    <style:style style:name="T104" style:family="text">
      <style:text-properties fo:letter-spacing="-0.03cm"/>
    </style:style>
    <style:style style:name="T105" style:family="text">
      <style:text-properties fo:letter-spacing="0.127cm"/>
    </style:style>
    <style:style style:name="T106" style:family="text">
      <style:text-properties fo:letter-spacing="0.004cm"/>
    </style:style>
    <style:style style:name="T107" style:family="text">
      <style:text-properties fo:letter-spacing="0.004cm" style:text-scale="96%"/>
    </style:style>
    <style:style style:name="T108" style:family="text">
      <style:text-properties fo:letter-spacing="-0.007cm"/>
    </style:style>
    <style:style style:name="T109" style:family="text">
      <style:text-properties fo:letter-spacing="-0.021cm"/>
    </style:style>
    <style:style style:name="T110" style:family="text">
      <style:text-properties fo:letter-spacing="-0.005cm"/>
    </style:style>
    <style:style style:name="T111" style:family="text">
      <style:text-properties fo:letter-spacing="-0.051cm"/>
    </style:style>
    <style:style style:name="T112" style:family="text">
      <style:text-properties fo:letter-spacing="-0.019cm"/>
    </style:style>
    <style:style style:name="T113" style:family="text">
      <style:text-properties fo:color="#006cc0" style:font-name="Century Gothic"/>
    </style:style>
    <style:style style:name="T114" style:family="text">
      <style:text-properties fo:color="#006cc0" style:font-name="Century Gothic" fo:letter-spacing="0.018cm"/>
    </style:style>
    <style:style style:name="T115" style:family="text">
      <style:text-properties style:text-position="-58% 100%" style:font-name="Century Gothic"/>
    </style:style>
    <style:style style:name="T116" style:family="text">
      <style:text-properties style:text-position="-58% 100%" style:font-name="Century Gothic" fo:letter-spacing="0.002cm"/>
    </style:style>
    <style:style style:name="T117" style:family="text">
      <style:text-properties style:text-position="-58% 100%" style:font-name="Century Gothic" fo:letter-spacing="-0.004cm"/>
    </style:style>
    <style:style style:name="T118" style:family="text">
      <style:text-properties fo:color="#0076d3" style:font-name="Century Gothic" fo:font-weight="bold" style:font-weight-asian="bold" style:font-weight-complex="bold"/>
    </style:style>
    <style:style style:name="T119" style:family="text">
      <style:text-properties fo:color="#0076d3" style:font-name="Century Gothic" fo:letter-spacing="0.002cm" fo:font-weight="bold" style:font-weight-asian="bold" style:font-weight-complex="bold"/>
    </style:style>
    <style:style style:name="T120" style:family="text">
      <style:text-properties fo:color="#0076d3" style:font-name="Century Gothic" fo:letter-spacing="-0.002cm" fo:font-weight="bold" style:font-weight-asian="bold" style:font-weight-complex="bold"/>
    </style:style>
    <style:style style:name="T121" style:family="text">
      <style:text-properties fo:color="#0076d3" style:font-name="Century Gothic" fo:letter-spacing="-0.004cm" fo:font-weight="bold" style:font-weight-asian="bold" style:font-weight-complex="bold"/>
    </style:style>
    <style:style style:name="T122" style:family="text">
      <style:text-properties fo:font-variant="normal" fo:text-transform="none" fo:color="#333333" style:font-name="Segoe UI" fo:font-size="10.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1"/>
      <text:p text:style-name="P77">Cahier des charges </text:p>
      <text:p text:style-name="P77">pour une application mobile</text:p>
      <text:p text:style-name="P77"><text:s/>[MyDiscount]</text:p>
      <text:p text:style-name="P1"/>
      <text:p text:style-name="P1"/>
      <text:p text:style-name="P1"/>
      <text:p text:style-name="P4"/>
      <text:p text:style-name="P4"/>
      <text:p text:style-name="P4"/>
      <text:p text:style-name="P4"/>
      <text:p text:style-name="P4"/>
      <text:p text:style-name="P2"/>
      <text:p text:style-name="P8">Date de rédaction : …13/04/2021…………………………………………………………</text:p>
      <text:p text:style-name="P12"><text:span text:style-name="T4">Le client</text:span><text:span text:style-name="T1"> </text:span><text:span text:style-name="T4">: <text:s/></text:span><text:span text:style-name="T11">Myri AD</text:span></text:p>
      <text:p text:style-name="P8">Contacts technique : </text:p>
      <text:p text:style-name="P5">Nom :…Robert Benjamin………………………………………………………………………………………..</text:p>
      <text:p text:style-name="P5">Fonction : Developpeur Web App………………………………………………</text:p>
      <text:p text:style-name="P5">Adresse :……………………………………………………………………………………….</text:p>
      <text:p text:style-name="P5">Téléphone :06 10 80 59 51………………………………………………………………………………..</text:p>
      <text:p text:style-name="P12"><text:span text:style-name="T1">E-mail :…</text:span><text:span text:style-name="T122">benjamin.robert@imie-paris.fr</text:span> <text:span text:style-name="T1">…………………………………………………………….</text:span></text:p>
      <text:p text:style-name="P5"/>
      <text:p text:style-name="P5"/>
      <text:p text:style-name="P13"/>
      <text:p text:style-name="Standard"/>
      <text:list xml:id="list8380426908939380595" text:style-name="Outline">
        <text:list-item>
          <text:p text:style-name="P92"/>
        </text:list-item>
        <text:list-item>
          <text:p text:style-name="P92"><text:soft-page-break/></text:p>
        </text:list-item>
        <text:list-item>
          <text:p text:style-name="P92"><text:bookmark-start text:name="Bookmark"/>Sommaire<text:bookmark-end text:name="Bookmark"/></text:p>
        </text:list-item>
      </text:list>
      <text:table-of-content text:style-name="Sect1" text:protected="true" text:name="Table des matière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tyl1_5f_5f_5f_5f_5f_5f_5f_5f_5f_5f_5f_5f_5f_5f_5f_3b_5f_5f_5f_5f_5f_5f_5f_5f_5f_5f_5f_5f_5f_5f_5f_1_5f_5f_5f_5f_5f_5f_5f_5f_5f_5f_5f_5f_5f_5f_5f_3b_5f_5f_5f_5f_5f_5f_5f_5f_5f_5f_5f_5f_5f_5f_5f_styl2_5f_5f_5f_5f_5f_5f_5f_5f_5f_5f_5f_5f_5f_5f_5f_3b_5f_5f_5f_5f_5f_5f_5f_5f_5f_5f_5f_5f_5f_5f_5f_2_5f_5f_5f_5f_5f_5f_5f_5f_5f_5f_5f_5f_5f_5f_5f_3b_5f_5f_5f_5f_5f_5f_5f_5f_5f_5f_5f_5f_5f_5f_5f_styl3_5f_5f_5f_5f_5f_5f_5f_5f_5f_5f_5f_5f_5f_5f_5f_3b_5f_5f_5f_5f_5f_5f_5f_5f_5f_5f_5f_5f_5f_5f_5f_3"/>
          </text:index-source-styles>
        </text:table-of-content-source>
        <text:index-body>
          <text:p text:style-name="Text_20_body"/>
        </text:index-body>
      </text:table-of-content>
      <text:p text:style-name="P76"><text:tab/><text:bookmark-start text:name="_Toc436392840"/><text:bookmark-start text:name="Bookmark1"/>Application <text:bookmark-end text:name="Bookmark1"/>mobile<text:bookmark-end text:name="_Toc436392840"/></text:p>
      <text:h text:style-name="P97" text:outline-level="2">Une application mobile est une application logicielle développée spécifiquement pour une plate-forme (l’OS pour Operating System – Système d’exploitation) assurant la distribution des applications. Contrairement à un site web développé en HTML et qui se consulte en ligne au travers d’un navigateur (Internet Explorer, Chrome, Safari, Firefox, etc.), une application se télécharge, généralement via un magasin d’applications public, comme l’App Store d’Apple ou Google Play pour Android.</text:h>
      <text:p text:style-name="styl2"><text:bookmark-start text:name="_Toc436392842"/><text:bookmark-start text:name="Bookmark2"/>Mise en garde<text:bookmark-end text:name="_Toc436392842"/><text:bookmark-end text:name="Bookmark2"/> </text:p>
      <text:p text:style-name="P9"/>
      <text:list xml:id="list8584140713054941022" text:style-name="WWNum49">
        <text:list-item>
          <text:list>
            <text:list-item>
              <text:p text:style-name="P93"><text:bookmark-start text:name="_Toc436392843"/><text:bookmark-start text:name="Bookmark4"/><text:span text:style-name="T92">De</text:span><text:span text:style-name="T94">s</text:span><text:span text:style-name="T92">cr</text:span><text:span text:style-name="T94">i</text:span><text:span text:style-name="T92">pt</text:span><text:span text:style-name="T94">i</text:span><text:span text:style-name="T92">on </text:span>de<text:span text:style-name="T95"> </text:span><text:span text:style-name="T93">l</text:span>'entrep<text:span text:style-name="T93">r</text:span>i<text:span text:style-name="T93">s</text:span>e<text:bookmark-end text:name="_Toc436392843"/><text:bookmark-end text:name="Bookmark4"/></text:p>
            </text:list-item>
          </text:list>
        </text:list-item>
      </text:list>
      <text:p text:style-name="P18"><text:span text:style-name="T5">L</text:span><text:span text:style-name="T1">a </text:span><text:span text:style-name="T9">s</text:span><text:span text:style-name="T1">o</text:span><text:span text:style-name="T5">ci</text:span><text:span text:style-name="T1">été</text:span><text:span text:style-name="T9"> Myri AD</text:span><text:span text:style-name="T13"> </text:span><text:span text:style-name="T1">a été </text:span><text:span text:style-name="T5">c</text:span><text:span text:style-name="T14">r</text:span><text:span text:style-name="T9">é</text:span><text:span text:style-name="T1">ée en</text:span><text:span text:style-name="T5"> 2018</text:span><text:span text:style-name="T1"> </text:span><text:span text:style-name="T5">p</text:span><text:span text:style-name="T1">ar </text:span><text:span text:style-name="T5">Crauford</text:span><text:span text:style-name="T1">. </text:span><text:span text:style-name="T9">E</text:span><text:span text:style-name="T5">ll</text:span><text:span text:style-name="T1">e </text:span><text:span text:style-name="T5">r</text:span><text:span text:style-name="T1">e</text:span><text:span text:style-name="T5">gr</text:span><text:span text:style-name="T1">ou</text:span><text:span text:style-name="T5">p</text:span><text:span text:style-name="T1">e 2 </text:span><text:span text:style-name="T9">s</text:span><text:span text:style-name="T1">u</text:span><text:span text:style-name="T5">cc</text:span><text:span text:style-name="T1">u</text:span><text:span text:style-name="T5">r</text:span><text:span text:style-name="T9">s</text:span><text:span text:style-name="T1">a</text:span><text:span text:style-name="T5">l</text:span><text:span text:style-name="T1">es</text:span><text:span text:style-name="T18"> </text:span><text:span text:style-name="T1">et</text:span><text:span text:style-name="T5"> 43</text:span><text:span text:style-name="T1"> </text:span><text:span text:style-name="T5">c</text:span><text:span text:style-name="T1">o</text:span><text:span text:style-name="T9">l</text:span><text:span text:style-name="T5">l</text:span><text:span text:style-name="T1">a</text:span><text:span text:style-name="T5">b</text:span><text:span text:style-name="T9">o</text:span><text:span text:style-name="T21">r</text:span><text:span text:style-name="T1">a</text:span><text:span text:style-name="T5">t</text:span><text:span text:style-name="T1">eu</text:span><text:span text:style-name="T5">r</text:span><text:span text:style-name="T9">s</text:span><text:span text:style-name="T1">. </text:span><text:span text:style-name="T13">Elle </text:span><text:span text:style-name="T1">e</text:span><text:span text:style-name="T9">s</text:span><text:span text:style-name="T1">t </text:span><text:span text:style-name="T9">s</text:span><text:span text:style-name="T5">p</text:span><text:span text:style-name="T1">é</text:span><text:span text:style-name="T5">ci</text:span><text:span text:style-name="T18">a</text:span><text:span text:style-name="T5">li</text:span><text:span text:style-name="T9">s</text:span><text:span text:style-name="T1">ée </text:span><text:span text:style-name="T5">d</text:span><text:span text:style-name="T1">ans la vente en ligne et </text:span><text:span text:style-name="T9">s</text:span><text:span text:style-name="T1">e</text:span><text:span text:style-name="T5"> c</text:span><text:span text:style-name="T1">on</text:span><text:span text:style-name="T9">c</text:span><text:span text:style-name="T1">en</text:span><text:span text:style-name="T5">t</text:span><text:span text:style-name="T14">r</text:span><text:span text:style-name="T1">e </text:span><text:span text:style-name="T5">d</text:span><text:span text:style-name="T1">ans</text:span><text:span text:style-name="T9"> </text:span><text:span text:style-name="T5">l</text:span><text:span text:style-name="T1">e </text:span><text:span text:style-name="T5">d</text:span><text:span text:style-name="T1">é</text:span><text:span text:style-name="T5">v</text:span><text:span text:style-name="T1">e</text:span><text:span text:style-name="T5">l</text:span><text:span text:style-name="T9">o</text:span><text:span text:style-name="T5">pp</text:span><text:span text:style-name="T1">ement </text:span><text:span text:style-name="T5">d</text:span><text:span text:style-name="T1">e </text:span><text:span text:style-name="T5">son marché autour des ménages</text:span><text:span text:style-name="T1">. Son</text:span><text:span text:style-name="T5"> </text:span><text:span text:style-name="T21">r</text:span><text:span text:style-name="T14">a</text:span><text:span text:style-name="T5">y</text:span><text:span text:style-name="T1">on</text:span><text:span text:style-name="T9"> </text:span><text:span text:style-name="T5">d'</text:span><text:span text:style-name="T18">a</text:span><text:span text:style-name="T5">c</text:span><text:span text:style-name="T1">t</text:span><text:span text:style-name="T5">i</text:span><text:span text:style-name="T1">on</text:span><text:span text:style-name="T9"> </text:span><text:span text:style-name="T1">e</text:span><text:span text:style-name="T9">s</text:span><text:span text:style-name="T1">t éten</text:span><text:span text:style-name="T5">d</text:span><text:span text:style-name="T1">u</text:span><text:span text:style-name="T9"> </text:span><text:span text:style-name="T1">au</text:span><text:span text:style-name="T5"> </text:span><text:span text:style-name="T9">s</text:span><text:span text:style-name="T1">e</text:span><text:span text:style-name="T5">c</text:span><text:span text:style-name="T1">teur </text:span><text:span text:style-name="T5">du e-commerce.</text:span></text:p>
      <text:list xml:id="list29548524" text:continue-numbering="true" text:style-name="WWNum49">
        <text:list-item>
          <text:list>
            <text:list-item>
              <text:p text:style-name="P93"><text:bookmark-start text:name="_Toc436392844"/><text:bookmark-start text:name="Bookmark5"/><text:span text:style-name="T96">I</text:span>ma<text:span text:style-name="T96">g</text:span>e<text:span text:style-name="T98"> </text:span><text:span text:style-name="T96">d</text:span>e<text:span text:style-name="T99"> </text:span><text:span text:style-name="T96">l'</text:span>en<text:span text:style-name="T93">t</text:span><text:span text:style-name="T100">r</text:span>e<text:span text:style-name="T93">p</text:span><text:span text:style-name="T96">ri</text:span><text:span text:style-name="T93">s</text:span>e<text:bookmark-end text:name="_Toc436392844"/><text:bookmark-end text:name="Bookmark5"/></text:p>
            </text:list-item>
          </text:list>
        </text:list-item>
      </text:list>
      <text:p text:style-name="P14"><text:span text:style-name="T23">L</text:span><text:span text:style-name="T5">'</text:span><text:span text:style-name="T1">en</text:span><text:span text:style-name="T5">tr</text:span><text:span text:style-name="T1">e</text:span><text:span text:style-name="T5">p</text:span><text:span text:style-name="T9">r</text:span><text:span text:style-name="T5">i</text:span><text:span text:style-name="T9">s</text:span><text:span text:style-name="T1">e Miry AD</text:span><text:span text:style-name="T13"> </text:span><text:span text:style-name="T1">véh</text:span><text:span text:style-name="T5">ic</text:span><text:span text:style-name="T18">u</text:span><text:span text:style-name="T5">l</text:span><text:span text:style-name="T1">e </text:span><text:span text:style-name="T9">s</text:span><text:span text:style-name="T1">on</text:span><text:span text:style-name="T5"> i</text:span><text:span text:style-name="T1">ma</text:span><text:span text:style-name="T5">g</text:span><text:span text:style-name="T1">e au</text:span><text:span text:style-name="T5">t</text:span><text:span text:style-name="T1">our </text:span><text:span text:style-name="T5">d</text:span><text:span text:style-name="T1">es</text:span><text:span text:style-name="T18"> </text:span><text:span text:style-name="T5">id</text:span><text:span text:style-name="T1">ées</text:span><text:span text:style-name="T18"> </text:span><text:span text:style-name="T5">s</text:span><text:span text:style-name="T1">u</text:span><text:span text:style-name="T5">i</text:span><text:span text:style-name="T21">v</text:span><text:span text:style-name="T1">an</text:span><text:span text:style-name="T5">t</text:span><text:span text:style-name="T1">es</text:span><text:span text:style-name="T24"> </text:span><text:span text:style-name="T1">:</text:span></text:p>
      <text:list xml:id="list8222318616805870297" text:style-name="WWNum2">
        <text:list-item>
          <text:p text:style-name="P111">Efficacité</text:p>
        </text:list-item>
        <text:list-item>
          <text:p text:style-name="P112">La vente simplifiée</text:p>
        </text:list-item>
        <text:list-item>
          <text:p text:style-name="P112">La rapidité</text:p>
        </text:list-item>
      </text:list>
      <text:list xml:id="list29530887" text:continue-list="list29548524" text:style-name="WWNum49">
        <text:list-item>
          <text:list>
            <text:list-item>
              <text:p text:style-name="P93"><text:bookmark-start text:name="_Toc436392845"/><text:bookmark-start text:name="Bookmark6"/>Exemple de description<text:bookmark-end text:name="_Toc436392845"/><text:bookmark-end text:name="Bookmark6"/></text:p>
            </text:list-item>
          </text:list>
        </text:list-item>
      </text:list>
      <text:p text:style-name="P79">Lors d'un evenement en 2017 , l'entreprise a réalisé 270000 vente mensuel est ceux grace a son syteme de gestion interne très effficace, fort de son savoir faire Miry AD etend son influence sur les technologie numérique</text:p>
      <text:list xml:id="list29536956" text:continue-numbering="true" text:style-name="WWNum49">
        <text:list-item>
          <text:list>
            <text:list-item>
              <text:p text:style-name="P93"><text:bookmark-start text:name="_Toc436392848"/><text:bookmark-start text:name="Bookmark7"/>Contexte<text:bookmark-end text:name="_Toc436392848"/><text:bookmark-end text:name="Bookmark7"/></text:p>
            </text:list-item>
          </text:list>
        </text:list-item>
      </text:list>
      <text:h text:style-name="P98" text:outline-level="2"><text:bookmark-start text:name="Bookmark8"/><text:span text:style-name="T52">Dans le cadre du développement de sa stratégie Internet, <text:s/></text:span><text:span text:style-name="T53">l'</text:span><text:span text:style-name="T52">en</text:span><text:span text:style-name="T54">t</text:span><text:span text:style-name="T55">r</text:span><text:span text:style-name="T54">e</text:span><text:span text:style-name="T53">pri</text:span><text:span text:style-name="T54">s</text:span><text:span text:style-name="T52">e</text:span><text:span text:style-name="T56"> </text:span><text:span text:style-name="T57">miry <text:s/>AD </text:span><text:span text:style-name="T54">s</text:span><text:span text:style-name="T52">ouha</text:span><text:span text:style-name="T55">i</text:span><text:span text:style-name="T52">te </text:span><text:span text:style-name="T55">r</text:span><text:span text:style-name="T52">en</text:span><text:span text:style-name="T58">f</text:span><text:span text:style-name="T54">o</text:span><text:span text:style-name="T55">r</text:span><text:span text:style-name="T53">c</text:span><text:span text:style-name="T54">e</text:span><text:span text:style-name="T52">r </text:span><text:span text:style-name="T53">s</text:span><text:span text:style-name="T52">a communication auprès de sa clientèle et améliorer les fonctionnalités liés aux spécificités de ses produits.</text:span><text:bookmark-end text:name="Bookmark8"/><text:span text:style-name="T52">C'est pour elle envisage de sortir une application de test afin d'evaluer ses client.</text:span></text:h>
      <text:p text:style-name="P19"><text:span text:style-name="T5"><text:s/>L</text:span><text:span text:style-name="T1">a ma</text:span><text:span text:style-name="T28">r</text:span><text:span text:style-name="T5">q</text:span><text:span text:style-name="T1">ue donc </text:span><text:span text:style-name="T5">r</text:span><text:span text:style-name="T1">e</text:span><text:span text:style-name="T5">s</text:span><text:span text:style-name="T9">s</text:span><text:span text:style-name="T1">ent </text:span><text:span text:style-name="T5">l</text:span><text:span text:style-name="T1">e </text:span><text:span text:style-name="T5">b</text:span><text:span text:style-name="T1">e</text:span><text:span text:style-name="T9">s</text:span><text:span text:style-name="T1">o</text:span><text:span text:style-name="T5">i</text:span><text:span text:style-name="T1">n</text:span><text:span text:style-name="T9"> d'obtenir</text:span><text:span text:style-name="T1"> </text:span><text:span text:style-name="T5">d'</text:span><text:span text:style-name="T18">a</text:span><text:span text:style-name="T5">pp</text:span><text:span text:style-name="T9">l</text:span><text:span text:style-name="T5">ic</text:span><text:span text:style-name="T1">a</text:span><text:span text:style-name="T9">t</text:span><text:span text:style-name="T5">i</text:span><text:span text:style-name="T1">ons mobiles m</text:span><text:span text:style-name="T5">i</text:span><text:span text:style-name="T1">s</text:span><text:span text:style-name="T18"> </text:span><text:span text:style-name="T1">à</text:span><text:span text:style-name="T5"> di</text:span><text:span text:style-name="T9">sp</text:span><text:span text:style-name="T1">os</text:span><text:span text:style-name="T5">i</text:span><text:span text:style-name="T1">t</text:span><text:span text:style-name="T9">i</text:span><text:span text:style-name="T1">on</text:span><text:span text:style-name="T5"> p</text:span><text:span text:style-name="T18">a</text:span><text:span text:style-name="T1">r e</text:span><text:span text:style-name="T9">l</text:span><text:span text:style-name="T5">l</text:span><text:span text:style-name="T1">e </text:span><text:span text:style-name="T5">s</text:span><text:span text:style-name="T1">ur </text:span><text:span text:style-name="T9">les magasins public d’applications mobiles</text:span><text:span text:style-name="T1"> </text:span><text:span text:style-name="T1">.</text:span></text:p>
      <text:p text:style-name="P20"><text:soft-page-break/><text:span text:style-name="T1">Ce</text:span><text:span text:style-name="T14">t</text:span><text:span text:style-name="T1">te a</text:span><text:span text:style-name="T5">p</text:span><text:span text:style-name="T9">p</text:span><text:span text:style-name="T5">l</text:span><text:span text:style-name="T9">i</text:span><text:span text:style-name="T5">c</text:span><text:span text:style-name="T1">a</text:span><text:span text:style-name="T5">ti</text:span><text:span text:style-name="T1">on</text:span><text:span text:style-name="T9"> </text:span><text:span text:style-name="T5">p</text:span><text:span text:style-name="T1">e</text:span><text:span text:style-name="T5">r</text:span><text:span text:style-name="T1">m</text:span><text:span text:style-name="T9">e</text:span><text:span text:style-name="T14">t</text:span><text:span text:style-name="T1">t</text:span><text:span text:style-name="T21">r</text:span><text:span text:style-name="T1">a </text:span><text:span text:style-name="T5">d</text:span><text:span text:style-name="T1">e tou</text:span><text:span text:style-name="T5">c</text:span><text:span text:style-name="T1">her un </text:span><text:span text:style-name="T5">pl</text:span><text:span text:style-name="T1">us </text:span><text:span text:style-name="T5">l</text:span><text:span text:style-name="T18">a</text:span><text:span text:style-name="T14">r</text:span><text:span text:style-name="T9">g</text:span><text:span text:style-name="T1">e </text:span><text:span text:style-name="T5">p</text:span><text:span text:style-name="T1">u</text:span><text:span text:style-name="T5">b</text:span><text:span text:style-name="T9">l</text:span><text:span text:style-name="T5">i</text:span><text:span text:style-name="T1">c </text:span><text:span text:style-name="T5">p</text:span><text:span text:style-name="T1">our </text:span><text:span text:style-name="T5">l'</text:span><text:span text:style-name="T1">e</text:span><text:span text:style-name="T18">n</text:span><text:span text:style-name="T1">t</text:span><text:span text:style-name="T14">r</text:span><text:span text:style-name="T9">e</text:span><text:span text:style-name="T5">pri</text:span><text:span text:style-name="T9">s</text:span><text:span text:style-name="T1">e</text:span><text:span text:style-name="T36"> Miry AD</text:span><text:span text:style-name="T13"> </text:span><text:span text:style-name="T1">et </text:span><text:span text:style-name="T5">d'</text:span><text:span text:style-name="T1">au</text:span><text:span text:style-name="T5">g</text:span><text:span text:style-name="T1">men</text:span><text:span text:style-name="T5">t</text:span><text:span text:style-name="T9">e</text:span><text:span text:style-name="T1">r </text:span><text:span text:style-name="T5">s</text:span><text:span text:style-name="T1">a </text:span><text:span text:style-name="T5">p</text:span><text:span text:style-name="T14">r</text:span><text:span text:style-name="T1">é</text:span><text:span text:style-name="T9">s</text:span><text:span text:style-name="T1">en</text:span><text:span text:style-name="T9">c</text:span><text:span text:style-name="T1">e </text:span><text:span text:style-name="T5">d</text:span><text:span text:style-name="T1">a</text:span><text:span text:style-name="T14">n</text:span><text:span text:style-name="T1">s</text:span><text:span text:style-name="T18"> </text:span><text:span text:style-name="T1">un</text:span><text:span text:style-name="T5"> </text:span><text:span text:style-name="T9">s</text:span><text:span text:style-name="T1">e</text:span><text:span text:style-name="T5">c</text:span><text:span text:style-name="T1">teur en</text:span><text:span text:style-name="T9"> </text:span><text:span text:style-name="T5">p</text:span><text:span text:style-name="T1">o</text:span><text:span text:style-name="T5">i</text:span><text:span text:style-name="T1">n</text:span><text:span text:style-name="T9">t</text:span><text:span text:style-name="T1">e.</text:span></text:p>
      <text:list xml:id="list29547712" text:continue-numbering="true" text:style-name="WWNum49">
        <text:list-item>
          <text:list>
            <text:list-item>
              <text:p text:style-name="P93"><text:bookmark-start text:name="_Toc436392850"/><text:bookmark-start text:name="Bookmark9"/>Présentation du projet<text:bookmark-end text:name="_Toc436392850"/><text:bookmark-end text:name="Bookmark9"/></text:p>
            </text:list-item>
          </text:list>
        </text:list-item>
      </text:list>
      <text:p text:style-name="styl3"><text:bookmark-start text:name="_Toc436392851"/><text:bookmark-start text:name="Bookmark10"/>2.5.1 Objectifs<text:bookmark-end text:name="_Toc436392851"/><text:bookmark-end text:name="Bookmark10"/></text:p>
      <text:p text:style-name="P21"><text:span text:style-name="T23">L</text:span><text:span text:style-name="T5">'</text:span><text:span text:style-name="T1">o</text:span><text:span text:style-name="T5">b</text:span><text:span text:style-name="T1">je</text:span><text:span text:style-name="T9">c</text:span><text:span text:style-name="T1">t</text:span><text:span text:style-name="T5">i</text:span><text:span text:style-name="T1">f e</text:span><text:span text:style-name="T9">s</text:span><text:span text:style-name="T1">t </text:span><text:span text:style-name="T5">d</text:span><text:span text:style-name="T1">e me</text:span><text:span text:style-name="T14">t</text:span><text:span text:style-name="T1">t</text:span><text:span text:style-name="T14">r</text:span><text:span text:style-name="T1">e à </text:span><text:span text:style-name="T5">di</text:span><text:span text:style-name="T9">s</text:span><text:span text:style-name="T5">p</text:span><text:span text:style-name="T1">o</text:span><text:span text:style-name="T18">s</text:span><text:span text:style-name="T5">i</text:span><text:span text:style-name="T1">t</text:span><text:span text:style-name="T5">i</text:span><text:span text:style-name="T1">on</text:span><text:span text:style-name="T9"> une application de type e-commerce aillant pour but de la simulation de vente en ligne et de manière simple diverse produit dans un catalogue</text:span></text:p>
      <text:p text:style-name="P21"><text:span text:style-name="T1"><text:s/>Ce </text:span><text:span text:style-name="T5">p</text:span><text:span text:style-name="T14">r</text:span><text:span text:style-name="T1">ojet v</text:span><text:span text:style-name="T5">i</text:span><text:span text:style-name="T9">s</text:span><text:span text:style-name="T1">e à</text:span><text:span text:style-name="T5"> </text:span><text:span text:style-name="T1">:</text:span></text:p>
      <text:list xml:id="list5947981126520029913" text:style-name="WWNum3">
        <text:list-item>
          <text:p text:style-name="P116"><text:span text:style-name="T18">C</text:span><text:span text:style-name="T14">r</text:span><text:span text:style-name="T1">éer une a</text:span><text:span text:style-name="T5">pp</text:span><text:span text:style-name="T9">l</text:span><text:span text:style-name="T5">ic</text:span><text:span text:style-name="T1">a</text:span><text:span text:style-name="T9">t</text:span><text:span text:style-name="T5">i</text:span><text:span text:style-name="T1">on </text:span><text:span text:style-name="T5">mobile</text:span><text:span text:style-name="T1"> </text:span><text:span text:style-name="T5">d</text:span><text:span text:style-name="T1">é</text:span><text:span text:style-name="T9">d</text:span><text:span text:style-name="T5">i</text:span><text:span text:style-name="T1">ée aux particuliers</text:span><text:span text:style-name="T18"> </text:span><text:span text:style-name="T31">.</text:span></text:p>
        </text:list-item>
        <text:list-item>
          <text:p text:style-name="P116"><text:span text:style-name="T37">P</text:span><text:span text:style-name="T9">e</text:span><text:span text:style-name="T5">r</text:span><text:span text:style-name="T1">me</text:span><text:span text:style-name="T14">t</text:span><text:span text:style-name="T1">t</text:span><text:span text:style-name="T5">r</text:span><text:span text:style-name="T1">e </text:span><text:span text:style-name="T5">la consultation des produit proposé</text:span><text:span text:style-name="T27"> de la présentation au détail.</text:span></text:p>
        </text:list-item>
        <text:list-item>
          <text:p text:style-name="P116"><text:span text:style-name="T1">Co</text:span><text:span text:style-name="T14">n</text:span><text:span text:style-name="T21">v</text:span><text:span text:style-name="T1">a</text:span><text:span text:style-name="T5">i</text:span><text:span text:style-name="T1">n</text:span><text:span text:style-name="T9">c</text:span><text:span text:style-name="T14">r</text:span><text:span text:style-name="T1">e </text:span><text:span text:style-name="T5">l</text:span><text:span text:style-name="T1">es</text:span><text:span text:style-name="T18"> <text:s/>particuliers d'un éventuels achats </text:span></text:p>
        </text:list-item>
        <text:list-item>
          <text:p text:style-name="P117">Dans le cas d'un achat les réunir dans un panier réunissant tous les article demandé sans effectué de procédure finaciere</text:p>
        </text:list-item>
        <text:list-item>
          <text:p text:style-name="P117">De consulter et modifier les information de son profil </text:p>
        </text:list-item>
        <text:list-item>
          <text:p text:style-name="P117">De pouvoir suivre et/ou inspecter sa liste de commande recente</text:p>
          <text:p text:style-name="P117"><text:s/></text:p>
        </text:list-item>
      </text:list>
      <text:p text:style-name="styl3"><text:bookmark-start text:name="_Toc436392852"/><text:bookmark-start text:name="Bookmark11"/>2.5.2 Cibles et caractéristiques<text:bookmark-end text:name="_Toc436392852"/><text:bookmark-end text:name="Bookmark11"/></text:p>
      <text:p text:style-name="P15"><text:span text:style-name="T1">Le</text:span><text:span text:style-name="T5"> </text:span><text:span text:style-name="T9">p</text:span><text:span text:style-name="T14">r</text:span><text:span text:style-name="T1">ojet </text:span><text:span text:style-name="T5">d</text:span><text:span text:style-name="T1">o</text:span><text:span text:style-name="T9">i</text:span><text:span text:style-name="T1">t v</text:span><text:span text:style-name="T5">i</text:span><text:span text:style-name="T9">s</text:span><text:span text:style-name="T1">er</text:span><text:span text:style-name="T14"> </text:span><text:span text:style-name="T9">l</text:span><text:span text:style-name="T1">e </text:span><text:span text:style-name="T5">g</text:span><text:span text:style-name="T21">r</text:span><text:span text:style-name="T1">and </text:span><text:span text:style-name="T5">p</text:span><text:span text:style-name="T1">u</text:span><text:span text:style-name="T5">b</text:span><text:span text:style-name="T9">l</text:span><text:span text:style-name="T5">i</text:span><text:span text:style-name="T1">c </text:span><text:span text:style-name="T5">c</text:span><text:span text:style-name="T1">onst</text:span><text:span text:style-name="T9">i</text:span><text:span text:style-name="T1">tué en</text:span><text:span text:style-name="T5"> p</text:span><text:span text:style-name="T9">r</text:span><text:span text:style-name="T5">i</text:span><text:span text:style-name="T1">n</text:span><text:span text:style-name="T5">c</text:span><text:span text:style-name="T9">i</text:span><text:span text:style-name="T5">p</text:span><text:span text:style-name="T1">al </text:span><text:span text:style-name="T5">d</text:span><text:span text:style-name="T1">e</text:span><text:span text:style-name="T39"> </text:span><text:span text:style-name="T1">:</text:span></text:p>
      <text:list xml:id="list7343726238166721308" text:style-name="WWNum4">
        <text:list-item>
          <text:p text:style-name="P118">Personne de tous age disposant d'un smartphone</text:p>
        </text:list-item>
        <text:list-item>
          <text:p text:style-name="P118">Personne désirant rapidement acheter un bien qu'il recherche </text:p>
        </text:list-item>
        <text:list-item>
          <text:p text:style-name="P118">Personne désirant de la « transparence » sur l'achat d'un produit</text:p>
        </text:list-item>
      </text:list>
      <text:p text:style-name="P16"><text:span text:style-name="T1">Le</text:span><text:span text:style-name="T5"> </text:span><text:span text:style-name="T9">p</text:span><text:span text:style-name="T14">r</text:span><text:span text:style-name="T1">ojet </text:span><text:span text:style-name="T5">d</text:span><text:span text:style-name="T1">o</text:span><text:span text:style-name="T9">i</text:span><text:span text:style-name="T1">t v</text:span><text:span text:style-name="T5">i</text:span><text:span text:style-name="T9">s</text:span><text:span text:style-name="T1">er</text:span><text:span text:style-name="T14"> </text:span><text:span text:style-name="T9">l</text:span><text:span text:style-name="T1">es </text:span><text:span text:style-name="T5">c</text:span><text:span text:style-name="T9">i</text:span><text:span text:style-name="T5">bl</text:span><text:span text:style-name="T1">es</text:span><text:span text:style-name="T18"> </text:span><text:span text:style-name="T5">s</text:span><text:span text:style-name="T1">u</text:span><text:span text:style-name="T5">i</text:span><text:span text:style-name="T21">v</text:span><text:span text:style-name="T1">an</text:span><text:span text:style-name="T5">t</text:span><text:span text:style-name="T1">es</text:span><text:span text:style-name="T24"> </text:span><text:span text:style-name="T1">:</text:span></text:p>
      <text:list xml:id="list1916807546736090960" text:style-name="WWNum7">
        <text:list-item>
          <text:p text:style-name="P127">Familles <text:s/>et Famille nombreuses</text:p>
        </text:list-item>
        <text:list-item>
          <text:p text:style-name="P135">Couple et ensemble peu nombreux</text:p>
        </text:list-item>
        <text:list-item>
          <text:p text:style-name="P135">Particulier céllibataire</text:p>
        </text:list-item>
      </text:list>
      <text:list xml:id="list3788132475655960488" text:style-name="L1">
        <text:list-item>
          <text:list>
            <text:list-item>
              <text:list>
                <text:list-header>
                  <text:p text:style-name="P96"><text:bookmark text:name="_Toc436392853"/></text:p>
                  <text:p text:style-name="P87"/>
                </text:list-header>
              </text:list>
            </text:list-item>
          </text:list>
        </text:list-item>
      </text:list>
      <text:p text:style-name="P23"/>
      <text:p text:style-name="P23">L'application est uniquement destinée <text:s/>à un usage mobile type smartphone ;</text:p>
      <text:p text:style-name="P23"><text:soft-page-break/></text:p>
      <text:p text:style-name="styl3"><text:bookmark-start text:name="Bookmark13"/>2.5.3 Le modèle économique<text:bookmark-end text:name="Bookmark13"/> </text:p>
      <text:p text:style-name="P26">En terme de paiement l'application ne disposera pas de moyen de règlement direct.</text:p>
      <text:p text:style-name="P26">L'application ne comportera pas de publicité ni aucun autre moyen indirect de source de profit dans l'immédiat</text:p>
      <text:p text:style-name="P25"/>
      <text:p text:style-name="styl3"><text:bookmark-start text:name="_Toc436392854"/><text:bookmark-start text:name="Bookmark14"/>2.5.4 Les bénéfices attendus<text:bookmark-end text:name="_Toc436392854"/><text:bookmark-end text:name="Bookmark14"/></text:p>
      <text:p text:style-name="P27"><text:span text:style-name="T23">L</text:span><text:span text:style-name="T5">'</text:span><text:span text:style-name="T1">en</text:span><text:span text:style-name="T5">tr</text:span><text:span text:style-name="T1">e</text:span><text:span text:style-name="T5">p</text:span><text:span text:style-name="T9">r</text:span><text:span text:style-name="T5">i</text:span><text:span text:style-name="T9">s</text:span><text:span text:style-name="T1">e </text:span><text:span text:style-name="T13">Myri <text:s/>AD </text:span><text:span text:style-name="T9">s</text:span><text:span text:style-name="T1">ouha</text:span><text:span text:style-name="T14">i</text:span><text:span text:style-name="T1">te</text:span><text:span text:style-name="T18"> </text:span><text:span text:style-name="T1">:</text:span></text:p>
      <text:list xml:id="list8008771932291316263" text:style-name="WWNum8">
        <text:list-item>
          <text:p text:style-name="P113"><text:span text:style-name="T14">A</text:span><text:span text:style-name="T1">m</text:span><text:span text:style-name="T9">é</text:span><text:span text:style-name="T5">li</text:span><text:span text:style-name="T9">o</text:span><text:span text:style-name="T14">r</text:span><text:span text:style-name="T1">er </text:span><text:span text:style-name="T9">s</text:span><text:span text:style-name="T1">a</text:span><text:span text:style-name="T5"> </text:span><text:span text:style-name="T9">p</text:span><text:span text:style-name="T14">r</text:span><text:span text:style-name="T1">é</text:span><text:span text:style-name="T9">s</text:span><text:span text:style-name="T1">en</text:span><text:span text:style-name="T5">c</text:span><text:span text:style-name="T1">e au </text:span><text:span text:style-name="T5">s</text:span><text:span text:style-name="T1">e</text:span><text:span text:style-name="T5">i</text:span><text:span text:style-name="T1">n</text:span><text:span text:style-name="T9"> </text:span><text:span text:style-name="T5">d</text:span><text:span text:style-name="T1">es</text:span><text:span text:style-name="T18"> </text:span><text:span text:style-name="T1">u</text:span><text:span text:style-name="T5">ti</text:span><text:span text:style-name="T9">l</text:span><text:span text:style-name="T5">i</text:span><text:span text:style-name="T9">s</text:span><text:span text:style-name="T1">a</text:span><text:span text:style-name="T5">t</text:span><text:span text:style-name="T1">eu</text:span><text:span text:style-name="T5">r</text:span><text:span text:style-name="T1">s </text:span><text:span text:style-name="T5">d</text:span><text:span text:style-name="T1">e </text:span><text:span text:style-name="T9">p</text:span><text:span text:style-name="T14">r</text:span><text:span text:style-name="T1">o</text:span><text:span text:style-name="T5">d</text:span><text:span text:style-name="T18">u</text:span><text:span text:style-name="T5">i</text:span><text:span text:style-name="T1">ts</text:span><text:span text:style-name="T18"> </text:span><text:span text:style-name="T1">mo</text:span><text:span text:style-name="T5">d</text:span><text:span text:style-name="T1">e</text:span><text:span text:style-name="T5">r</text:span><text:span text:style-name="T1">nes</text:span></text:p>
        </text:list-item>
        <text:list-item>
          <text:p text:style-name="P114">Emmètre une image de transparence sur ces produits</text:p>
        </text:list-item>
        <text:list-item>
          <text:p text:style-name="P115">Déployer une application attrayante et peu invasive visuellement</text:p>
        </text:list-item>
        <text:list-item>
          <text:p text:style-name="P113"><text:span text:style-name="T14">A</text:span><text:span text:style-name="T1">m</text:span><text:span text:style-name="T9">é</text:span><text:span text:style-name="T5">li</text:span><text:span text:style-name="T9">o</text:span><text:span text:style-name="T14">r</text:span><text:span text:style-name="T1">er </text:span><text:span text:style-name="T5">l</text:span><text:span text:style-name="T1">a </text:span><text:span text:style-name="T5">q</text:span><text:span text:style-name="T1">ual</text:span><text:span text:style-name="T5">i</text:span><text:span text:style-name="T1">té </text:span><text:span text:style-name="T5">d</text:span><text:span text:style-name="T1">es</text:span><text:span text:style-name="T18"> </text:span><text:span text:style-name="T9">s</text:span><text:span text:style-name="T1">e</text:span><text:span text:style-name="T5">r</text:span><text:span text:style-name="T1">v</text:span><text:span text:style-name="T5">ic</text:span><text:span text:style-name="T1">es</text:span><text:span text:style-name="T18"> </text:span><text:span text:style-name="T5">q</text:span><text:span text:style-name="T1">u</text:span><text:span text:style-name="T5">'</text:span><text:span text:style-name="T9">e</text:span><text:span text:style-name="T5">ll</text:span><text:span text:style-name="T1">e </text:span><text:span text:style-name="T9">p</text:span><text:span text:style-name="T14">r</text:span><text:span text:style-name="T1">o</text:span><text:span text:style-name="T9">p</text:span><text:span text:style-name="T1">ose</text:span><text:span text:style-name="T29">.</text:span></text:p>
          <text:p text:style-name="P115"/>
        </text:list-item>
      </text:list>
      <text:p text:style-name="P74"/>
      <text:list xml:id="list29550279" text:continue-list="list29547712" text:style-name="WWNum49">
        <text:list-item>
          <text:list>
            <text:list-item>
              <text:p text:style-name="P93"><text:bookmark-start text:name="_Toc436392855"/><text:bookmark-start text:name="Bookmark15"/>Les acteurs du projet<text:bookmark-end text:name="_Toc436392855"/><text:bookmark-end text:name="Bookmark15"/></text:p>
            </text:list-item>
          </text:list>
        </text:list-item>
      </text:list>
      <text:p text:style-name="styl3"><text:bookmark-start text:name="_Toc436392856"/><text:bookmark-start text:name="Bookmark16"/>2.6.1 Le r<text:span text:style-name="T96">ô</text:span>le<text:span text:style-name="T93"> </text:span>de l<text:span text:style-name="T93">'</text:span><text:span text:style-name="T100">e</text:span><text:span text:style-name="T93">n</text:span>treprise<text:span text:style-name="T93"> </text:span><text:span text:style-name="T100">e-gly</text:span>, <text:span text:style-name="T96">m</text:span>aître d<text:span text:style-name="T93">'</text:span><text:span text:style-name="T96">o</text:span><text:span text:style-name="T93">u</text:span>v<text:span text:style-name="T96">r</text:span>age<text:bookmark-end text:name="_Toc436392856"/><text:bookmark-end text:name="Bookmark16"/></text:p>
      <text:p text:style-name="P27"><text:span text:style-name="T23">L</text:span><text:span text:style-name="T5">'</text:span><text:span text:style-name="T1">en</text:span><text:span text:style-name="T5">tr</text:span><text:span text:style-name="T1">e</text:span><text:span text:style-name="T5">p</text:span><text:span text:style-name="T9">r</text:span><text:span text:style-name="T5">i</text:span><text:span text:style-name="T9">s</text:span><text:span text:style-name="T1">e</text:span><text:span text:style-name="T5"> </text:span><text:span text:style-name="T1">a </text:span><text:span text:style-name="T5">p</text:span><text:span text:style-name="T1">our </text:span><text:span text:style-name="T5">r</text:span><text:span text:style-name="T1">ô</text:span><text:span text:style-name="T9">l</text:span><text:span text:style-name="T1">e </text:span><text:span text:style-name="T5">d</text:span><text:span text:style-name="T1">e</text:span><text:span text:style-name="T27"> </text:span><text:span text:style-name="T1">:</text:span></text:p>
      <text:list xml:id="list7192398132544752311" text:style-name="WWNum9">
        <text:list-item>
          <text:p text:style-name="P121"><text:span text:style-name="T76">V</text:span><text:span text:style-name="T51">a</text:span><text:span text:style-name="T62">l</text:span><text:span text:style-name="T59">i</text:span><text:span text:style-name="T62">d</text:span><text:span text:style-name="T51">er </text:span><text:span text:style-name="T62">l</text:span><text:span text:style-name="T51">es</text:span><text:span text:style-name="T71"> </text:span><text:span text:style-name="T62">p</text:span><text:span text:style-name="T51">has</text:span><text:span text:style-name="T67">e</text:span><text:span text:style-name="T51">s</text:span><text:span text:style-name="T71"> </text:span><text:span text:style-name="T62">d</text:span><text:span text:style-name="T51">e </text:span><text:span text:style-name="T62">c</text:span><text:span text:style-name="T51">hoix</text:span><text:span text:style-name="T74"> </text:span></text:p>
        </text:list-item>
        <text:list-item>
          <text:p text:style-name="P121"><text:span text:style-name="T76">V</text:span><text:span text:style-name="T51">a</text:span><text:span text:style-name="T62">l</text:span><text:span text:style-name="T59">i</text:span><text:span text:style-name="T62">d</text:span><text:span text:style-name="T51">er </text:span><text:span text:style-name="T62">l</text:span><text:span text:style-name="T51">e </text:span><text:span text:style-name="T67">r</text:span><text:span text:style-name="T51">e</text:span><text:span text:style-name="T59">sp</text:span><text:span text:style-name="T51">e</text:span><text:span text:style-name="T62">c</text:span><text:span text:style-name="T51">t </text:span><text:span text:style-name="T62">d</text:span><text:span text:style-name="T51">u</text:span><text:span text:style-name="T59"> </text:span><text:span text:style-name="T62">c</text:span><text:span text:style-name="T51">ah</text:span><text:span text:style-name="T62">i</text:span><text:span text:style-name="T51">er </text:span><text:span text:style-name="T62">d</text:span><text:span text:style-name="T51">es</text:span><text:span text:style-name="T71"> </text:span><text:span text:style-name="T62">c</text:span><text:span text:style-name="T51">ha</text:span><text:span text:style-name="T62">rg</text:span><text:span text:style-name="T51">es</text:span><text:span text:style-name="T77"> </text:span></text:p>
        </text:list-item>
        <text:list-item>
          <text:p text:style-name="P121"><text:span text:style-name="T114"><text:s/></text:span><text:span text:style-name="T76">V</text:span><text:span text:style-name="T51">e</text:span><text:span text:style-name="T59">i</text:span><text:span text:style-name="T62">ll</text:span><text:span text:style-name="T59">e</text:span><text:span text:style-name="T51">r au</text:span><text:span text:style-name="T62"> </text:span><text:span text:style-name="T67">r</text:span><text:span text:style-name="T51">e</text:span><text:span text:style-name="T59">s</text:span><text:span text:style-name="T62">p</text:span><text:span text:style-name="T59">e</text:span><text:span text:style-name="T62">c</text:span><text:span text:style-name="T51">t </text:span><text:span text:style-name="T62">d</text:span><text:span text:style-name="T51">es</text:span><text:span text:style-name="T71"> </text:span><text:span text:style-name="T62">d</text:span><text:span text:style-name="T51">é</text:span><text:span text:style-name="T62">l</text:span><text:span text:style-name="T51">a</text:span><text:span text:style-name="T62">i</text:span><text:span text:style-name="T51">s</text:span><text:span text:style-name="T77"> </text:span></text:p>
        </text:list-item>
        <text:list-item>
          <text:p text:style-name="P121"><text:span text:style-name="T78">F</text:span><text:span text:style-name="T51">ou</text:span><text:span text:style-name="T62">r</text:span><text:span text:style-name="T51">n</text:span><text:span text:style-name="T62">i</text:span><text:span text:style-name="T51">r </text:span><text:span text:style-name="T62">l</text:span><text:span text:style-name="T51">es</text:span><text:span text:style-name="T71"> </text:span><text:span text:style-name="T62">c</text:span><text:span text:style-name="T51">on</text:span><text:span text:style-name="T62">t</text:span><text:span text:style-name="T51">enus </text:span><text:span text:style-name="T62">d</text:span><text:span text:style-name="T51">e </text:span><text:span text:style-name="T62">b</text:span><text:span text:style-name="T51">ase </text:span><text:span text:style-name="T62">d</text:span><text:span text:style-name="T51">ans </text:span><text:span text:style-name="T62">l</text:span><text:span text:style-name="T51">es</text:span><text:span text:style-name="T71"> </text:span><text:span text:style-name="T62">d</text:span><text:span text:style-name="T51">é</text:span><text:span text:style-name="T62">l</text:span><text:span text:style-name="T71">a</text:span><text:span text:style-name="T62">i</text:span><text:span text:style-name="T51">s </text:span><text:span text:style-name="T62">r</text:span><text:span text:style-name="T51">e</text:span><text:span text:style-name="T62">q</text:span><text:span text:style-name="T51">u</text:span><text:span text:style-name="T62">i</text:span><text:span text:style-name="T51">s</text:span><text:span text:style-name="T71"> </text:span><text:span text:style-name="T51">(</text:span><text:span text:style-name="T62">t</text:span><text:span text:style-name="T51">e</text:span><text:span text:style-name="T62">x</text:span><text:span text:style-name="T51">te</text:span><text:span text:style-name="T59">s</text:span><text:span text:style-name="T51">, </text:span><text:span text:style-name="T59">p</text:span><text:span text:style-name="T62">l</text:span><text:span text:style-name="T51">a</text:span><text:span text:style-name="T62">q</text:span><text:span text:style-name="T51">ue</text:span><text:span text:style-name="T67">t</text:span><text:span text:style-name="T71">t</text:span><text:span text:style-name="T51">e</text:span><text:span text:style-name="T59">s</text:span><text:span text:style-name="T51">, </text:span><text:span text:style-name="T62">l</text:span><text:span text:style-name="T51">o</text:span><text:span text:style-name="T62">g</text:span><text:span text:style-name="T51">os, </text:span><text:span text:style-name="T62">i</text:span><text:span text:style-name="T51">ma</text:span><text:span text:style-name="T62">g</text:span><text:span text:style-name="T51">e</text:span><text:span text:style-name="T59">s</text:span><text:span text:style-name="T51">, </text:span><text:span text:style-name="T5">p</text:span><text:span text:style-name="T1">ho</text:span><text:span text:style-name="T5">t</text:span><text:span text:style-name="T1">os, </text:span><text:span text:style-name="T5">id</text:span><text:span text:style-name="T1">e</text:span><text:span text:style-name="T18">n</text:span><text:span text:style-name="T1">t</text:span><text:span text:style-name="T5">i</text:span><text:span text:style-name="T9">f</text:span><text:span text:style-name="T5">i</text:span><text:span text:style-name="T1">an</text:span><text:span text:style-name="T5">t</text:span><text:span text:style-name="T1">s </text:span><text:span text:style-name="T9">d</text:span><text:span text:style-name="T5">iv</text:span><text:span text:style-name="T1">e</text:span><text:span text:style-name="T5">r</text:span><text:span text:style-name="T1">s</text:span><text:span text:style-name="T18"> </text:span><text:span text:style-name="T1">né</text:span><text:span text:style-name="T5">c</text:span><text:span text:style-name="T1">e</text:span><text:span text:style-name="T5">s</text:span><text:span text:style-name="T9">s</text:span><text:span text:style-name="T1">a</text:span><text:span text:style-name="T9">i</text:span><text:span text:style-name="T14">r</text:span><text:span text:style-name="T1">es</text:span><text:span text:style-name="T18"> </text:span><text:span text:style-name="T1">à</text:span><text:span text:style-name="T5"> l</text:span><text:span text:style-name="T1">a m</text:span><text:span text:style-name="T5">i</text:span><text:span text:style-name="T9">s</text:span><text:span text:style-name="T1">e</text:span><text:span text:style-name="T5"> </text:span><text:span text:style-name="T1">en</text:span><text:span text:style-name="T9"> </text:span><text:span text:style-name="T1">œuv</text:span><text:span text:style-name="T14">r</text:span><text:span text:style-name="T1">e </text:span><text:span text:style-name="T5">d</text:span><text:span text:style-name="T1">es</text:span><text:span text:style-name="T18"> </text:span><text:span text:style-name="T1">t</text:span><text:span text:style-name="T21">r</text:span><text:span text:style-name="T14">a</text:span><text:span text:style-name="T21">v</text:span><text:span text:style-name="T1">au</text:span><text:span text:style-name="T5">x, etc.</text:span><text:span text:style-name="T1">)</text:span><text:span text:style-name="T38"> </text:span><text:bookmark text:name="_Toc436392857"/><text:bookmark text:name="Bookmark17"/></text:p>
        </text:list-item>
      </text:list>
      <text:p text:style-name="styl3"><text:bookmark-start text:name="Bookmark19"/>2.6.2 <text:span text:style-name="T102"><text:s/></text:span><text:bookmark-start text:name="_Toc446926729"/>Le r<text:span text:style-name="T96">ô</text:span>le<text:span text:style-name="T93"> </text:span><text:span text:style-name="T100">d</text:span>u pres<text:span text:style-name="T96">t</text:span>ataire<text:bookmark-end text:name="Bookmark19"/><text:bookmark-end text:name="_Toc446926729"/></text:p>
      <text:list xml:id="list4321877439844414929" text:style-name="WWNum12">
        <text:list-item>
          <text:p text:style-name="P99"><text:span text:style-name="T51">P</text:span><text:span text:style-name="T67">r</text:span><text:span text:style-name="T59">o</text:span><text:span text:style-name="T62">p</text:span><text:span text:style-name="T51">oser </text:span><text:span text:style-name="T62">d</text:span><text:span text:style-name="T51">es </text:span><text:span text:style-name="T59">s</text:span><text:span text:style-name="T51">o</text:span><text:span text:style-name="T62">l</text:span><text:span text:style-name="T51">u</text:span><text:span text:style-name="T59">t</text:span><text:span text:style-name="T62">i</text:span><text:span text:style-name="T51">ons </text:span><text:span text:style-name="T62">g</text:span><text:span text:style-name="T80">r</text:span><text:span text:style-name="T71">a</text:span><text:span text:style-name="T62">p</text:span><text:span text:style-name="T51">h</text:span><text:span text:style-name="T62">iq</text:span><text:span text:style-name="T51">ue</text:span><text:span text:style-name="T59">s</text:span><text:span text:style-name="T51">, </text:span><text:span text:style-name="T59">e</text:span><text:span text:style-name="T67">r</text:span><text:span text:style-name="T62">g</text:span><text:span text:style-name="T51">onom</text:span><text:span text:style-name="T59">i</text:span><text:span text:style-name="T62">q</text:span><text:span text:style-name="T51">ue</text:span><text:span text:style-name="T59">s</text:span><text:span text:style-name="T51">, te</text:span><text:span text:style-name="T62">c</text:span><text:span text:style-name="T51">hn</text:span><text:span text:style-name="T62">iq</text:span><text:span text:style-name="T51">ues</text:span></text:p>
        </text:list-item>
        <text:list-item>
          <text:p text:style-name="P99"><text:span text:style-name="T51">Con</text:span><text:span text:style-name="T62">c</text:span><text:span text:style-name="T51">e</text:span><text:span text:style-name="T62">v</text:span><text:span text:style-name="T51">o</text:span><text:span text:style-name="T59">i</text:span><text:span text:style-name="T51">r ou</text:span><text:span text:style-name="T62"> </text:span><text:span text:style-name="T51">a</text:span><text:span text:style-name="T62">d</text:span><text:span text:style-name="T51">a</text:span><text:span text:style-name="T59">p</text:span><text:span text:style-name="T51">ter </text:span><text:span text:style-name="T62">l</text:span><text:span text:style-name="T59">'</text:span><text:span text:style-name="T62">id</text:span><text:span text:style-name="T51">en</text:span><text:span text:style-name="T59">t</text:span><text:span text:style-name="T62">i</text:span><text:span text:style-name="T51">té v</text:span><text:span text:style-name="T62">i</text:span><text:span text:style-name="T59">s</text:span><text:span text:style-name="T51">ue</text:span><text:span text:style-name="T59">l</text:span><text:span text:style-name="T62">l</text:span><text:span text:style-name="T51">e </text:span><text:span text:style-name="T62">d</text:span><text:span text:style-name="T51">e </text:span><text:span text:style-name="T62">l’application</text:span></text:p>
        </text:list-item>
        <text:list-item>
          <text:p text:style-name="P99"><text:span text:style-name="T114"><text:s/></text:span><text:span text:style-name="T78">R</text:span><text:span text:style-name="T51">e</text:span><text:span text:style-name="T59">p</text:span><text:span text:style-name="T67">r</text:span><text:span text:style-name="T51">en</text:span><text:span text:style-name="T59">d</text:span><text:span text:style-name="T67">r</text:span><text:span text:style-name="T51">e </text:span><text:span text:style-name="T62">l</text:span><text:span text:style-name="T51">es</text:span><text:span text:style-name="T71"> </text:span><text:span text:style-name="T62">i</text:span><text:span text:style-name="T51">n</text:span><text:span text:style-name="T70">f</text:span><text:span text:style-name="T51">o</text:span><text:span text:style-name="T62">r</text:span><text:span text:style-name="T51">ma</text:span><text:span text:style-name="T62">ti</text:span><text:span text:style-name="T51">ons</text:span><text:span text:style-name="T59"> </text:span><text:span text:style-name="T67">f</text:span><text:span text:style-name="T51">ou</text:span><text:span text:style-name="T62">r</text:span><text:span text:style-name="T51">n</text:span><text:span text:style-name="T62">i</text:span><text:span text:style-name="T51">es</text:span></text:p>
        </text:list-item>
        <text:list-item>
          <text:p text:style-name="P99"><text:span text:style-name="T51">Con</text:span><text:span text:style-name="T62">c</text:span><text:span text:style-name="T51">e</text:span><text:span text:style-name="T62">v</text:span><text:span text:style-name="T51">o</text:span><text:span text:style-name="T59">i</text:span><text:span text:style-name="T51">r et</text:span><text:span text:style-name="T62"> r</text:span><text:span text:style-name="T51">éa</text:span><text:span text:style-name="T59">l</text:span><text:span text:style-name="T62">i</text:span><text:span text:style-name="T59">s</text:span><text:span text:style-name="T51">er </text:span><text:span text:style-name="T62">l’application</text:span></text:p>
        </text:list-item>
        <text:list-item>
          <text:p text:style-name="P99"><text:span text:style-name="T67">A</text:span><text:span text:style-name="T59">ss</text:span><text:span text:style-name="T51">u</text:span><text:span text:style-name="T70">r</text:span><text:span text:style-name="T51">er </text:span><text:span text:style-name="T62">l</text:span><text:span text:style-name="T51">a </text:span><text:span text:style-name="T62">p</text:span><text:span text:style-name="T51">a</text:span><text:span text:style-name="T62">r</text:span><text:span text:style-name="T67">f</text:span><text:span text:style-name="T71">a</text:span><text:span text:style-name="T62">i</text:span><text:span text:style-name="T51">te </text:span><text:span text:style-name="T62">i</text:span><text:span text:style-name="T51">n</text:span><text:span text:style-name="T62">t</text:span><text:span text:style-name="T59">é</text:span><text:span text:style-name="T62">g</text:span><text:span text:style-name="T80">r</text:span><text:span text:style-name="T51">a</text:span><text:span text:style-name="T62">ti</text:span><text:span text:style-name="T51">on</text:span><text:span text:style-name="T59"> </text:span><text:span text:style-name="T62">d</text:span><text:span text:style-name="T51">e </text:span><text:span text:style-name="T59">l</text:span><text:span text:style-name="T62">’application</text:span></text:p>
        </text:list-item>
        <text:list-item>
          <text:p text:style-name="P99"><text:span text:style-name="T78">R</text:span><text:span text:style-name="T51">e</text:span><text:span text:style-name="T59">s</text:span><text:span text:style-name="T62">p</text:span><text:span text:style-name="T51">e</text:span><text:span text:style-name="T62">c</text:span><text:span text:style-name="T71">t</text:span><text:span text:style-name="T51">er </text:span><text:span text:style-name="T62">l</text:span><text:span text:style-name="T51">a </text:span><text:span text:style-name="T62">p</text:span><text:span text:style-name="T51">h</text:span><text:span text:style-name="T62">i</text:span><text:span text:style-name="T59">l</text:span><text:span text:style-name="T51">oso</text:span><text:span text:style-name="T62">p</text:span><text:span text:style-name="T51">h</text:span><text:span text:style-name="T62">i</text:span><text:span text:style-name="T51">e et </text:span><text:span text:style-name="T62">l</text:span><text:span text:style-name="T51">e </text:span><text:span text:style-name="T59">s</text:span><text:span text:style-name="T80">t</text:span><text:span text:style-name="T51">y</text:span><text:span text:style-name="T62">l</text:span><text:span text:style-name="T51">e </text:span><text:span text:style-name="T59">mobile</text:span></text:p>
        </text:list-item>
        <text:list-item>
          <text:p text:style-name="P99"><text:soft-page-break/><text:span text:style-name="T51">P</text:span><text:span text:style-name="T67">r</text:span><text:span text:style-name="T59">o</text:span><text:span text:style-name="T62">c</text:span><text:span text:style-name="T51">é</text:span><text:span text:style-name="T62">d</text:span><text:span text:style-name="T59">e</text:span><text:span text:style-name="T51">r </text:span><text:span text:style-name="T67">a</text:span><text:span text:style-name="T51">ux te</text:span><text:span text:style-name="T59">s</text:span><text:span text:style-name="T51">ts</text:span><text:span text:style-name="T71"> </text:span><text:span text:style-name="T62">d</text:span><text:span text:style-name="T51">e </text:span><text:span text:style-name="T62">b</text:span><text:span text:style-name="T51">on</text:span><text:span text:style-name="T62"> </text:span><text:span text:style-name="T67">f</text:span><text:span text:style-name="T51">on</text:span><text:span text:style-name="T59">c</text:span><text:span text:style-name="T51">t</text:span><text:span text:style-name="T62">i</text:span><text:span text:style-name="T51">onn</text:span><text:span text:style-name="T62">e</text:span><text:span text:style-name="T51">ment </text:span><text:span text:style-name="T59">s</text:span><text:span text:style-name="T51">ur</text:span><text:span text:style-name="T67"> </text:span><text:span text:style-name="T62">l</text:span><text:span text:style-name="T51">es</text:span><text:span text:style-name="T71"> </text:span><text:span text:style-name="T62">div</text:span><text:span text:style-name="T59">e</text:span><text:span text:style-name="T62">r</text:span><text:span text:style-name="T59">s</text:span><text:span text:style-name="T67">e</text:span><text:span text:style-name="T51">s</text:span><text:span text:style-name="T71"> </text:span><text:span text:style-name="T62">v</text:span><text:span text:style-name="T51">e</text:span><text:span text:style-name="T62">r</text:span><text:span text:style-name="T59">s</text:span><text:span text:style-name="T62">i</text:span><text:span text:style-name="T51">ons </text:span><text:span text:style-name="T62">des OS mobiles</text:span><text:span text:style-name="T51"> en </text:span><text:span text:style-name="T62">c</text:span><text:span text:style-name="T59">i</text:span><text:span text:style-name="T67">r</text:span><text:span text:style-name="T62">c</text:span><text:span text:style-name="T51">u</text:span><text:span text:style-name="T62">l</text:span><text:span text:style-name="T71">a</text:span><text:span text:style-name="T51">t</text:span><text:span text:style-name="T62">i</text:span><text:span text:style-name="T51">on</text:span></text:p>
        </text:list-item>
        <text:list-item>
          <text:p text:style-name="P99"><text:span text:style-name="T51">Soum</text:span><text:span text:style-name="T62">is</text:span><text:span text:style-name="T59">s</text:span><text:span text:style-name="T62">i</text:span><text:span text:style-name="T51">on</text:span><text:span text:style-name="T59"> </text:span><text:span text:style-name="T62">d</text:span><text:span text:style-name="T51">e </text:span><text:span text:style-name="T59">l</text:span><text:span text:style-name="T62">'</text:span><text:span text:style-name="T51">a</text:span><text:span text:style-name="T62">p</text:span><text:span text:style-name="T59">p</text:span><text:span text:style-name="T62">lic</text:span><text:span text:style-name="T71">a</text:span><text:span text:style-name="T51">t</text:span><text:span text:style-name="T62">i</text:span><text:span text:style-name="T51">on</text:span><text:span text:style-name="T59"> s</text:span><text:span text:style-name="T51">ur</text:span><text:span text:style-name="T67"> </text:span><text:span text:style-name="T59"><text:s/>les magasins d’applications mobiles</text:span><text:span text:style-name="T51"> ju</text:span><text:span text:style-name="T59">s</text:span><text:span text:style-name="T62">q</text:span><text:span text:style-name="T51">u</text:span><text:span text:style-name="T62">'</text:span><text:span text:style-name="T51">à to</text:span><text:span text:style-name="T62">t</text:span><text:span text:style-name="T51">a</text:span><text:span text:style-name="T62">l</text:span><text:span text:style-name="T51">e a</text:span><text:span text:style-name="T62">cc</text:span><text:span text:style-name="T59">e</text:span><text:span text:style-name="T62">p</text:span><text:span text:style-name="T51">ta</text:span><text:span text:style-name="T62">ti</text:span><text:span text:style-name="T51">on</text:span></text:p>
        </text:list-item>
        <text:list-item>
          <text:p text:style-name="P99"><text:span text:style-name="T67">A</text:span><text:span text:style-name="T59">ss</text:span><text:span text:style-name="T51">u</text:span><text:span text:style-name="T70">r</text:span><text:span text:style-name="T51">er un </text:span><text:span text:style-name="T62">s</text:span><text:span text:style-name="T51">u</text:span><text:span text:style-name="T62">p</text:span><text:span text:style-name="T59">p</text:span><text:span text:style-name="T51">o</text:span><text:span text:style-name="T62">r</text:span><text:span text:style-name="T51">t te</text:span><text:span text:style-name="T62">c</text:span><text:span text:style-name="T51">hn</text:span><text:span text:style-name="T59">i</text:span><text:span text:style-name="T62">q</text:span><text:span text:style-name="T51">ue</text:span></text:p>
        </text:list-item>
        <text:list-item>
          <text:p text:style-name="P99"><text:span text:style-name="T67">A</text:span><text:span text:style-name="T59">ss</text:span><text:span text:style-name="T51">u</text:span><text:span text:style-name="T70">r</text:span><text:span text:style-name="T51">er </text:span><text:span text:style-name="T62">l</text:span><text:span text:style-name="T51">a ma</text:span><text:span text:style-name="T62">i</text:span><text:span text:style-name="T51">n</text:span><text:span text:style-name="T62">t</text:span><text:span text:style-name="T51">enan</text:span><text:span text:style-name="T59">c</text:span><text:span text:style-name="T51">e et</text:span><text:span text:style-name="T62"> </text:span><text:span text:style-name="T59">l</text:span><text:span text:style-name="T62">'</text:span><text:span text:style-name="T51">é</text:span><text:span text:style-name="T62">v</text:span><text:span text:style-name="T51">o</text:span><text:span text:style-name="T62">l</text:span><text:span text:style-name="T51">u</text:span><text:span text:style-name="T59">t</text:span><text:span text:style-name="T62">i</text:span><text:span text:style-name="T51">on </text:span><text:span text:style-name="T62">d</text:span><text:span text:style-name="T51">e </text:span><text:span text:style-name="T62">l'</text:span><text:span text:style-name="T51">a</text:span><text:span text:style-name="T59">p</text:span><text:span text:style-name="T62">p</text:span><text:span text:style-name="T59">l</text:span><text:span text:style-name="T62">ic</text:span><text:span text:style-name="T51">a</text:span><text:span text:style-name="T59">t</text:span><text:span text:style-name="T62">i</text:span><text:span text:style-name="T51">on a</text:span><text:span text:style-name="T62">pr</text:span><text:span text:style-name="T51">ès </text:span><text:span text:style-name="T62">l</text:span><text:span text:style-name="T51">a</text:span><text:span text:style-name="T71">n</text:span><text:span text:style-name="T62">c</text:span><text:span text:style-name="T51">ement</text:span></text:p>
        </text:list-item>
        <text:list-item>
          <text:p text:style-name="P99"><text:span text:style-name="T78">R</text:span><text:span text:style-name="T51">e</text:span><text:span text:style-name="T59">s</text:span><text:span text:style-name="T62">p</text:span><text:span text:style-name="T51">e</text:span><text:span text:style-name="T62">c</text:span><text:span text:style-name="T71">t</text:span><text:span text:style-name="T51">er </text:span><text:span text:style-name="T62">l</text:span><text:span text:style-name="T51">es </text:span><text:span text:style-name="T62">d</text:span><text:span text:style-name="T59">é</text:span><text:span text:style-name="T62">l</text:span><text:span text:style-name="T51">a</text:span><text:span text:style-name="T62">i</text:span><text:span text:style-name="T51">s</text:span></text:p>
        </text:list-item>
        <text:list-item>
          <text:p text:style-name="P99"><text:span text:style-name="T114"><text:s/></text:span><text:span text:style-name="T51">P</text:span><text:span text:style-name="T67">r</text:span><text:span text:style-name="T59">o</text:span><text:span text:style-name="T62">p</text:span><text:span text:style-name="T51">oser un</text:span><text:span text:style-name="T62"> pl</text:span><text:span text:style-name="T51">an</text:span><text:span text:style-name="T71">n</text:span><text:span text:style-name="T62">i</text:span><text:span text:style-name="T51">ng </text:span><text:span text:style-name="T62">d</text:span><text:span text:style-name="T51">e </text:span><text:span text:style-name="T67">r</text:span><text:span text:style-name="T51">é</text:span><text:span text:style-name="T71">a</text:span><text:span text:style-name="T62">li</text:span><text:span text:style-name="T59">s</text:span><text:span text:style-name="T51">a</text:span><text:span text:style-name="T62">ti</text:span><text:span text:style-name="T51">on</text:span><text:span text:style-name="T59"> </text:span><text:span text:style-name="T51">en</text:span><text:span text:style-name="T59"> </text:span><text:span text:style-name="T51">a</text:span><text:span text:style-name="T62">cc</text:span><text:span text:style-name="T51">o</text:span><text:span text:style-name="T62">r</text:span><text:span text:style-name="T51">d </text:span><text:span text:style-name="T67">a</text:span><text:span text:style-name="T62">v</text:span><text:span text:style-name="T51">ec </text:span><text:span text:style-name="T62">l</text:span><text:span text:style-name="T51">e </text:span><text:span text:style-name="T62">c</text:span><text:span text:style-name="T59">l</text:span><text:span text:style-name="T62">i</text:span><text:span text:style-name="T51">ent</text:span></text:p>
        </text:list-item>
      </text:list>
      <text:list xml:id="list29548093" text:continue-list="list29550279" text:style-name="WWNum49">
        <text:list-item>
          <text:list>
            <text:list-item>
              <text:p text:style-name="P93"><text:bookmark-start text:name="_Toc436392859"/><text:bookmark-start text:name="Bookmark20"/>P<text:span text:style-name="T96">l</text:span>a<text:span text:style-name="T93">nn</text:span><text:span text:style-name="T100">i</text:span><text:span text:style-name="T93">n</text:span>g<text:bookmark-end text:name="_Toc436392859"/><text:bookmark-end text:name="Bookmark20"/></text:p>
            </text:list-item>
          </text:list>
        </text:list-item>
      </text:list>
      <text:p text:style-name="P33"><text:span text:style-name="T3">P</text:span><text:span text:style-name="T15">r</text:span><text:span text:style-name="T10">é</text:span><text:span text:style-name="T6">ci</text:span><text:span text:style-name="T10">s</text:span><text:span text:style-name="T3">er </text:span><text:span text:style-name="T5">l</text:span><text:span text:style-name="T1">e</text:span><text:span text:style-name="T41"> </text:span><text:span text:style-name="T6">pl</text:span><text:span text:style-name="T3">an</text:span><text:span text:style-name="T19">n</text:span><text:span text:style-name="T6">i</text:span><text:span text:style-name="T3">ng </text:span><text:span text:style-name="T14">a</text:span><text:span text:style-name="T5">v</text:span><text:span text:style-name="T1">ec</text:span><text:span text:style-name="T43"> </text:span><text:span text:style-name="T3">é</text:span><text:span text:style-name="T6">v</text:span><text:span text:style-name="T3">en</text:span><text:span text:style-name="T6">t</text:span><text:span text:style-name="T3">ue</text:span><text:span text:style-name="T10">l</text:span><text:span text:style-name="T6">l</text:span><text:span text:style-name="T3">ement </text:span><text:span text:style-name="T5">l</text:span><text:span text:style-name="T1">es</text:span><text:span text:style-name="T40"> </text:span><text:span text:style-name="T5">d</text:span><text:span text:style-name="T1">a</text:span><text:span text:style-name="T5">t</text:span><text:span text:style-name="T1">es</text:span><text:span text:style-name="T44"> </text:span><text:span text:style-name="T6">b</text:span><text:span text:style-name="T3">u</text:span><text:span text:style-name="T10">t</text:span><text:span text:style-name="T3">o</text:span><text:span text:style-name="T6">ir</text:span><text:span text:style-name="T3">s</text:span><text:span text:style-name="T10"> </text:span><text:span text:style-name="T6">d</text:span><text:span text:style-name="T3">eman</text:span><text:span text:style-name="T6">d</text:span><text:span text:style-name="T3">ées</text:span></text:p>
      <text:p text:style-name="P34"><text:span text:style-name="T16">É</text:span><text:span text:style-name="T4">ta</text:span><text:span text:style-name="T11">p</text:span><text:span text:style-name="T4">e 1</text:span><text:span text:style-name="T33"> </text:span><text:span text:style-name="T1">: </text:span><text:span text:style-name="T5">r</text:span><text:span text:style-name="T1">éun</text:span><text:span text:style-name="T5">i</text:span><text:span text:style-name="T1">on </text:span><text:span text:style-name="T5">d</text:span><text:span text:style-name="T1">e </text:span><text:span text:style-name="T5">d</text:span><text:span text:style-name="T1">éma</text:span><text:span text:style-name="T5">r</text:span><text:span text:style-name="T21">r</text:span><text:span text:style-name="T1">a</text:span><text:span text:style-name="T9">g</text:span><text:span text:style-name="T1">e </text:span><text:span text:style-name="T5">l</text:span><text:span text:style-name="T1">e </text:span><text:span text:style-name="T5">01</text:span><text:span text:style-name="T1">/</text:span><text:span text:style-name="T5">04</text:span><text:span text:style-name="T1">/2021</text:span></text:p>
      <text:list xml:id="list1962361433923681130" text:style-name="WWNum13">
        <text:list-item>
          <text:p text:style-name="P122"><text:span text:style-name="T62">D</text:span><text:span text:style-name="T51">éf</text:span><text:span text:style-name="T62">i</text:span><text:span text:style-name="T71">n</text:span><text:span text:style-name="T62">i</text:span><text:span text:style-name="T71">t</text:span><text:span text:style-name="T62">i</text:span><text:span text:style-name="T51">on </text:span><text:span text:style-name="T62">d</text:span><text:span text:style-name="T51">es a</text:span><text:span text:style-name="T62">c</text:span><text:span text:style-name="T71">t</text:span><text:span text:style-name="T62">i</text:span><text:span text:style-name="T51">ons</text:span></text:p>
        </text:list-item>
        <text:list-item>
          <text:p text:style-name="P122"><text:span text:style-name="T62">D</text:span><text:span text:style-name="T51">éf</text:span><text:span text:style-name="T62">i</text:span><text:span text:style-name="T71">n</text:span><text:span text:style-name="T62">i</text:span><text:span text:style-name="T71">t</text:span><text:span text:style-name="T62">i</text:span><text:span text:style-name="T51">on </text:span><text:span text:style-name="T62">d</text:span><text:span text:style-name="T51">u</text:span><text:span text:style-name="T62"> c</text:span><text:span text:style-name="T71">a</text:span><text:span text:style-name="T62">l</text:span><text:span text:style-name="T51">en</text:span><text:span text:style-name="T62">d</text:span><text:span text:style-name="T59">r</text:span><text:span text:style-name="T62">i</text:span><text:span text:style-name="T51">er </text:span><text:span text:style-name="T62">d</text:span><text:span text:style-name="T51">é</text:span><text:span text:style-name="T59">f</text:span><text:span text:style-name="T62">i</text:span><text:span text:style-name="T51">n</text:span><text:span text:style-name="T59">i</text:span><text:span text:style-name="T51">t</text:span><text:span text:style-name="T59">i</text:span><text:span text:style-name="T82">f</text:span></text:p>
        </text:list-item>
      </text:list>
      <text:p text:style-name="P27"><text:span text:style-name="T16">É</text:span><text:span text:style-name="T4">ta</text:span><text:span text:style-name="T11">p</text:span><text:span text:style-name="T4">e 2</text:span><text:span text:style-name="T33"> </text:span><text:span text:style-name="T1">: Ana</text:span><text:span text:style-name="T5">l</text:span><text:span text:style-name="T1">y</text:span><text:span text:style-name="T9">s</text:span><text:span text:style-name="T1">e</text:span><text:span text:style-name="T5"> c</text:span><text:span text:style-name="T1">o</text:span><text:span text:style-name="T18">m</text:span><text:span text:style-name="T5">pl</text:span><text:span text:style-name="T1">émen</text:span><text:span text:style-name="T5">t</text:span><text:span text:style-name="T18">a</text:span><text:span text:style-name="T5">i</text:span><text:span text:style-name="T14">r</text:span><text:span text:style-name="T1">e</text:span></text:p>
      <text:list xml:id="list8426310774998595102" text:style-name="WWNum14">
        <text:list-item>
          <text:p text:style-name="P130"><text:span text:style-name="T81">P</text:span><text:span text:style-name="T51">o</text:span><text:span text:style-name="T62">i</text:span><text:span text:style-name="T51">nt </text:span><text:span text:style-name="T59">d</text:span><text:span text:style-name="T62">’</text:span><text:span text:style-name="T67">a</text:span><text:span text:style-name="T80">v</text:span><text:span text:style-name="T51">an</text:span><text:span text:style-name="T62">c</text:span><text:span text:style-name="T51">ement </text:span><text:span text:style-name="T62">d</text:span><text:span text:style-name="T51">u</text:span><text:span text:style-name="T62"> </text:span><text:span text:style-name="T59">p</text:span><text:span text:style-name="T67">r</text:span><text:span text:style-name="T51">ojet</text:span></text:p>
        </text:list-item>
        <text:list-item>
          <text:p text:style-name="P130"><text:span text:style-name="T62">D</text:span><text:span text:style-name="T51">éf</text:span><text:span text:style-name="T62">i</text:span><text:span text:style-name="T71">n</text:span><text:span text:style-name="T62">i</text:span><text:span text:style-name="T71">t</text:span><text:span text:style-name="T62">i</text:span><text:span text:style-name="T51">on </text:span><text:span text:style-name="T62">d</text:span><text:span text:style-name="T51">es o</text:span><text:span text:style-name="T62">b</text:span><text:span text:style-name="T51">j</text:span><text:span text:style-name="T59">e</text:span><text:span text:style-name="T62">c</text:span><text:span text:style-name="T51">t</text:span><text:span text:style-name="T62">i</text:span><text:span text:style-name="T67">f</text:span><text:span text:style-name="T51">s</text:span><text:span text:style-name="T71"> </text:span><text:span text:style-name="T62">i</text:span><text:span text:style-name="T51">n</text:span><text:span text:style-name="T62">t</text:span><text:span text:style-name="T51">e</text:span><text:span text:style-name="T62">r</text:span><text:span text:style-name="T51">m</text:span><text:span text:style-name="T59">é</text:span><text:span text:style-name="T62">di</text:span><text:span text:style-name="T51">a</text:span><text:span text:style-name="T59">i</text:span><text:span text:style-name="T67">r</text:span><text:span text:style-name="T51">e</text:span><text:span text:style-name="T59">s</text:span></text:p>
        </text:list-item>
      </text:list>
      <text:p text:style-name="P27"><text:span text:style-name="T16">É</text:span><text:span text:style-name="T4">ta</text:span><text:span text:style-name="T11">p</text:span><text:span text:style-name="T4">e 3</text:span><text:span text:style-name="T33"> </text:span><text:span text:style-name="T1">: </text:span><text:span text:style-name="T5">R</text:span><text:span text:style-name="T1">é</text:span><text:span text:style-name="T18">a</text:span><text:span text:style-name="T5">li</text:span><text:span text:style-name="T9">s</text:span><text:span text:style-name="T1">a</text:span><text:span text:style-name="T5">t</text:span><text:span text:style-name="T9">i</text:span><text:span text:style-name="T1">on</text:span></text:p>
      <text:list xml:id="list1297557258864931667" text:style-name="WWNum18">
        <text:list-item>
          <text:p text:style-name="P123"><text:span text:style-name="T37">P</text:span><text:span text:style-name="T1">o</text:span><text:span text:style-name="T5">i</text:span><text:span text:style-name="T1">nt </text:span><text:span text:style-name="T9">d</text:span><text:span text:style-name="T5">’</text:span><text:span text:style-name="T14">a</text:span><text:span text:style-name="T21">v</text:span><text:span text:style-name="T1">an</text:span><text:span text:style-name="T5">c</text:span><text:span text:style-name="T1">ement </text:span><text:span text:style-name="T5">c</text:span><text:span text:style-name="T1">ha</text:span><text:span text:style-name="T5">r</text:span><text:span text:style-name="T1">te </text:span><text:span text:style-name="T5">g</text:span><text:span text:style-name="T21">r</text:span><text:span text:style-name="T1">a</text:span><text:span text:style-name="T5">p</text:span><text:span text:style-name="T18">h</text:span><text:span text:style-name="T5">iq</text:span><text:span text:style-name="T1">ue</text:span></text:p>
        </text:list-item>
        <text:list-item>
          <text:p text:style-name="P123"><text:span text:style-name="T1"><text:s/></text:span><text:span text:style-name="T37">P</text:span><text:span text:style-name="T1">o</text:span><text:span text:style-name="T5">i</text:span><text:span text:style-name="T1">nt </text:span><text:span text:style-name="T9">d</text:span><text:span text:style-name="T5">’</text:span><text:span text:style-name="T14">a</text:span><text:span text:style-name="T21">v</text:span><text:span text:style-name="T1">an</text:span><text:span text:style-name="T5">c</text:span><text:span text:style-name="T1">ement te</text:span><text:span text:style-name="T5">c</text:span><text:span text:style-name="T1">hn</text:span><text:span text:style-name="T5">iq</text:span><text:span text:style-name="T1">ue</text:span></text:p>
        </text:list-item>
        <text:list-item>
          <text:p text:style-name="P123"><text:span text:style-name="T5">D</text:span><text:span text:style-name="T1">éf</text:span><text:span text:style-name="T5">i</text:span><text:span text:style-name="T18">n</text:span><text:span text:style-name="T5">i</text:span><text:span text:style-name="T18">t</text:span><text:span text:style-name="T5">i</text:span><text:span text:style-name="T1">on </text:span><text:span text:style-name="T5">d</text:span><text:span text:style-name="T1">es o</text:span><text:span text:style-name="T5">b</text:span><text:span text:style-name="T1">j</text:span><text:span text:style-name="T9">e</text:span><text:span text:style-name="T5">c</text:span><text:span text:style-name="T1">t</text:span><text:span text:style-name="T5">i</text:span><text:span text:style-name="T14">f</text:span><text:span text:style-name="T1">s</text:span><text:span text:style-name="T18"> </text:span><text:span text:style-name="T5">i</text:span><text:span text:style-name="T1">n</text:span><text:span text:style-name="T5">t</text:span><text:span text:style-name="T1">e</text:span><text:span text:style-name="T5">r</text:span><text:span text:style-name="T1">m</text:span><text:span text:style-name="T9">é</text:span><text:span text:style-name="T5">di</text:span><text:span text:style-name="T1">a</text:span><text:span text:style-name="T9">i</text:span><text:span text:style-name="T14">r</text:span><text:span text:style-name="T1">e</text:span><text:span text:style-name="T9">s</text:span><text:span text:style-name="T1">.</text:span></text:p>
        </text:list-item>
      </text:list>
      <text:p text:style-name="P35"><text:span text:style-name="T16">É</text:span><text:span text:style-name="T4">ta</text:span><text:span text:style-name="T11">p</text:span><text:span text:style-name="T4">e 4</text:span><text:span text:style-name="T33"> </text:span><text:span text:style-name="T1">: </text:span><text:span text:style-name="T37">P</text:span><text:span text:style-name="T9">o</text:span><text:span text:style-name="T5">i</text:span><text:span text:style-name="T1">n</text:span><text:span text:style-name="T5">t</text:span><text:span text:style-name="T1">s </text:span><text:span text:style-name="T9">d</text:span><text:span text:style-name="T5">'</text:span><text:span text:style-name="T14">a</text:span><text:span text:style-name="T21">v</text:span><text:span text:style-name="T1">an</text:span><text:span text:style-name="T5">c</text:span><text:span text:style-name="T1">ement </text:span><text:span text:style-name="T5">d</text:span><text:span text:style-name="T1">u</text:span><text:span text:style-name="T5"> </text:span><text:span text:style-name="T9">p</text:span><text:span text:style-name="T14">r</text:span><text:span text:style-name="T1">ojet</text:span></text:p>
      <text:list xml:id="list4220810224973156520" text:style-name="WWNum15">
        <text:list-item>
          <text:p text:style-name="P100"><text:span text:style-name="T59">F</text:span><text:span text:style-name="T67">r</text:span><text:span text:style-name="T51">é</text:span><text:span text:style-name="T62">q</text:span><text:span text:style-name="T51">uen</text:span><text:span text:style-name="T59">c</text:span><text:span text:style-name="T51">e </text:span><text:span text:style-name="T62">d</text:span><text:span text:style-name="T51">es </text:span><text:span text:style-name="T62">p</text:span><text:span text:style-name="T59">o</text:span><text:span text:style-name="T62">i</text:span><text:span text:style-name="T51">n</text:span><text:span text:style-name="T62">t</text:span><text:span text:style-name="T51">s </text:span><text:span text:style-name="T62">d</text:span><text:span text:style-name="T59">’</text:span><text:span text:style-name="T51">éta</text:span><text:span text:style-name="T62">p</text:span><text:span text:style-name="T51">es</text:span><text:span text:style-name="T71"> </text:span><text:span text:style-name="T51">tous </text:span><text:span text:style-name="T62">l</text:span><text:span text:style-name="T51">es</text:span><text:span text:style-name="T71"> 5 </text:span><text:span text:style-name="T51">jou</text:span><text:span text:style-name="T62">r</text:span><text:span text:style-name="T51">s</text:span><text:span text:style-name="T71"> </text:span><text:span text:style-name="T67">a</text:span><text:span text:style-name="T51">u</text:span><text:span text:style-name="T59"> s</text:span><text:span text:style-name="T51">e</text:span><text:span text:style-name="T62">i</text:span><text:span text:style-name="T51">n</text:span><text:span text:style-name="T59"> </text:span><text:span text:style-name="T62">d</text:span><text:span text:style-name="T51">e </text:span><text:span text:style-name="T62">l’</text:span><text:span text:style-name="T51">en</text:span><text:span text:style-name="T59">t</text:span><text:span text:style-name="T67">r</text:span><text:span text:style-name="T51">e</text:span><text:span text:style-name="T62">p</text:span><text:span text:style-name="T59">r</text:span><text:span text:style-name="T62">i</text:span><text:span text:style-name="T59">s</text:span><text:span text:style-name="T51">e</text:span></text:p>
        </text:list-item>
        <text:list-item>
          <text:p text:style-name="P100"><text:span text:style-name="T113"><text:s/></text:span><text:span text:style-name="T62">R</text:span><text:span text:style-name="T51">éun</text:span><text:span text:style-name="T62">i</text:span><text:span text:style-name="T51">on</text:span><text:span text:style-name="T59"> </text:span><text:span text:style-name="T51">à mi</text:span><text:span text:style-name="T67"> </text:span><text:span text:style-name="T59">p</text:span><text:span text:style-name="T67">r</text:span><text:span text:style-name="T51">ojet et à </text:span><text:span text:style-name="T62">l</text:span><text:span text:style-name="T51">a </text:span><text:span text:style-name="T62">li</text:span><text:span text:style-name="T51">v</text:span><text:span text:style-name="T80">r</text:span><text:span text:style-name="T51">a</text:span><text:span text:style-name="T62">i</text:span><text:span text:style-name="T59">s</text:span><text:span text:style-name="T51">on f</text:span><text:span text:style-name="T62">i</text:span><text:span text:style-name="T51">nale.</text:span></text:p>
        </text:list-item>
      </text:list>
      <text:p text:style-name="P27"><text:span text:style-name="T16">É</text:span><text:span text:style-name="T4">ta</text:span><text:span text:style-name="T11">p</text:span><text:span text:style-name="T4">e 5</text:span><text:span text:style-name="T33"> </text:span><text:span text:style-name="T1">: </text:span><text:span text:style-name="T5">I</text:span><text:span text:style-name="T1">n</text:span><text:span text:style-name="T9">s</text:span><text:span text:style-name="T1">ta</text:span><text:span text:style-name="T9">l</text:span><text:span text:style-name="T5">l</text:span><text:span text:style-name="T1">a</text:span><text:span text:style-name="T5">ti</text:span><text:span text:style-name="T1">on</text:span><text:span text:style-name="T9"> </text:span><text:span text:style-name="T1">/</text:span><text:span text:style-name="T9"> </text:span><text:span text:style-name="T5">Mi</text:span><text:span text:style-name="T9">s</text:span><text:span text:style-name="T1">e en</text:span><text:span text:style-name="T9"> </text:span><text:span text:style-name="T1">œ</text:span><text:span text:style-name="T14">u</text:span><text:span text:style-name="T1">v</text:span><text:span text:style-name="T5">r</text:span><text:span text:style-name="T1">e </text:span><text:span text:style-name="T5">s</text:span><text:span text:style-name="T1">ema</text:span><text:span text:style-name="T5">i</text:span><text:span text:style-name="T1">ne </text:span><text:span text:style-name="T5">d</text:span><text:span text:style-name="T1">u</text:span><text:span text:style-name="T9"> </text:span><text:span text:style-name="T5">12</text:span><text:span text:style-name="T1">/</text:span><text:span text:style-name="T5">04</text:span><text:span text:style-name="T1">/2021</text:span></text:p>
      <text:p text:style-name="P27"><text:span text:style-name="T16">É</text:span><text:span text:style-name="T4">ta</text:span><text:span text:style-name="T11">p</text:span><text:span text:style-name="T4">e 6</text:span><text:span text:style-name="T33"> </text:span><text:span text:style-name="T1">: Pé</text:span><text:span text:style-name="T9">r</text:span><text:span text:style-name="T5">i</text:span><text:span text:style-name="T1">o</text:span><text:span text:style-name="T5">d</text:span><text:span text:style-name="T1">e </text:span><text:span text:style-name="T5">d</text:span><text:span text:style-name="T1">e te</text:span><text:span text:style-name="T9">s</text:span><text:span text:style-name="T1">ts</text:span><text:span text:style-name="T18"> du prototype</text:span></text:p>
      <text:p text:style-name="P27"><text:span text:style-name="T16">É</text:span><text:span text:style-name="T4">ta</text:span><text:span text:style-name="T11">p</text:span><text:span text:style-name="T4">e 7</text:span><text:span text:style-name="T33"> </text:span><text:span text:style-name="T1">: </text:span><text:span text:style-name="T9">M</text:span><text:span text:style-name="T5">i</text:span><text:span text:style-name="T9">s</text:span><text:span text:style-name="T1">e</text:span><text:span text:style-name="T5"> </text:span><text:span text:style-name="T1">en</text:span><text:span text:style-name="T9"> </text:span><text:span text:style-name="T5">pr</text:span><text:span text:style-name="T1">o</text:span><text:span text:style-name="T5">d</text:span><text:span text:style-name="T1">u</text:span><text:span text:style-name="T5">c</text:span><text:span text:style-name="T18">t</text:span><text:span text:style-name="T5">i</text:span><text:span text:style-name="T1">on au</text:span><text:span text:style-name="T5"> </text:span><text:span text:style-name="T9">p</text:span><text:span text:style-name="T5">l</text:span><text:span text:style-name="T1">us ta</text:span><text:span text:style-name="T5">r</text:span><text:span text:style-name="T1">d </text:span><text:span text:style-name="T5">l</text:span><text:span text:style-name="T1">e </text:span><text:span text:style-name="T5">24</text:span><text:span text:style-name="T1">/</text:span><text:span text:style-name="T5">04</text:span><text:span text:style-name="T1">/2021</text:span></text:p>
      <text:p text:style-name="P37"/>
      <text:p text:style-name="P38"/>
      <text:p text:style-name="P39"><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5">d</text:span><text:span text:style-name="T9">o</text:span><text:span text:style-name="T5">i</text:span><text:span text:style-name="T1">t </text:span><text:span text:style-name="T14">r</text:span><text:span text:style-name="T1">e</text:span><text:span text:style-name="T9">s</text:span><text:span text:style-name="T5">p</text:span><text:span text:style-name="T9">e</text:span><text:span text:style-name="T5">c</text:span><text:span text:style-name="T1">ter </text:span><text:span text:style-name="T5">l</text:span><text:span text:style-name="T1">es</text:span><text:span text:style-name="T18"> </text:span><text:span text:style-name="T5">c</text:span><text:span text:style-name="T1">on</text:span><text:span text:style-name="T5">t</text:span><text:span text:style-name="T21">r</text:span><text:span text:style-name="T18">a</text:span><text:span text:style-name="T5">i</text:span><text:span text:style-name="T1">n</text:span><text:span text:style-name="T5">t</text:span><text:span text:style-name="T1">es </text:span><text:span text:style-name="T9">l</text:span><text:span text:style-name="T1">o</text:span><text:span text:style-name="T5">g</text:span><text:span text:style-name="T9">i</text:span><text:span text:style-name="T5">ci</text:span><text:span text:style-name="T9">e</text:span><text:span text:style-name="T5">l</text:span><text:span text:style-name="T9">l</text:span><text:span text:style-name="T1">es </text:span><text:span text:style-name="T5">d</text:span><text:span text:style-name="T1">es</text:span><text:span text:style-name="T9"> </text:span><text:span text:style-name="T5">s</text:span><text:span text:style-name="T1">y</text:span><text:span text:style-name="T9">s</text:span><text:span text:style-name="T1">tèmes d’exploitation mobiles a</text:span><text:span text:style-name="T5">i</text:span><text:span text:style-name="T14">n</text:span><text:span text:style-name="T9">s</text:span><text:span text:style-name="T1">i </text:span><text:span text:style-name="T5">q</text:span><text:span text:style-name="T1">ue </text:span><text:span text:style-name="T9">l</text:span><text:span text:style-name="T5">'i</text:span><text:span text:style-name="T1">n</text:span><text:span text:style-name="T5">t</text:span><text:span text:style-name="T1">e</text:span><text:span text:style-name="T21">r</text:span><text:span text:style-name="T18">a</text:span><text:span text:style-name="T5">c</text:span><text:span text:style-name="T1">t</text:span><text:span text:style-name="T5">i</text:span><text:span text:style-name="T1">on </text:span><text:span text:style-name="T14">a</text:span><text:span text:style-name="T5">v</text:span><text:span text:style-name="T1">ec </text:span><text:span text:style-name="T5">l</text:span><text:span text:style-name="T1">es au</text:span><text:span text:style-name="T9">t</text:span><text:span text:style-name="T14">r</text:span><text:span text:style-name="T1">es a</text:span><text:span text:style-name="T9">p</text:span><text:span text:style-name="T5">p</text:span><text:span text:style-name="T9">l</text:span><text:span text:style-name="T5">ic</text:span><text:span text:style-name="T1">a</text:span><text:span text:style-name="T5">t</text:span><text:span text:style-name="T9">i</text:span><text:span text:style-name="T1">ons </text:span><text:span text:style-name="T9">p</text:span><text:span text:style-name="T14">r</text:span><text:span text:style-name="T1">é</text:span><text:span text:style-name="T9">s</text:span><text:span text:style-name="T1">en</text:span><text:span text:style-name="T5">t</text:span><text:span text:style-name="T1">es.</text:span></text:p>
      <text:list xml:id="list8484483665801335449" text:style-name="WWNum50">
        <text:list-item>
          <text:list>
            <text:list-item>
              <text:p text:style-name="P94"><text:bookmark-start text:name="_Toc436392861"/><text:bookmark-start text:name="Bookmark21"/><text:soft-page-break/>F<text:span text:style-name="T96">on</text:span>cti<text:span text:style-name="T96">on</text:span>nalités<text:bookmark-end text:name="_Toc436392861"/><text:bookmark-end text:name="Bookmark21"/></text:p>
            </text:list-item>
          </text:list>
        </text:list-item>
      </text:list>
      <text:p text:style-name="P28">Comme dit en avant-propos, une application est un logiciel embarqué dans le téléphone mobile. Cette caractéristique permet d’exploiter les fonctionnalités avancées ou les fonctionnalités de base des appareils mobiles. </text:p>
      <text:p text:style-name="P27"><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5">d</text:span><text:span text:style-name="T9">o</text:span><text:span text:style-name="T5">i</text:span><text:span text:style-name="T1">t </text:span><text:span text:style-name="T5">pr</text:span><text:span text:style-name="T1">é</text:span><text:span text:style-name="T9">s</text:span><text:span text:style-name="T1">en</text:span><text:span text:style-name="T5">t</text:span><text:span text:style-name="T1">er </text:span><text:span text:style-name="T5">l</text:span><text:span text:style-name="T1">es</text:span><text:span text:style-name="T18"> </text:span><text:span text:style-name="T14">f</text:span><text:span text:style-name="T1">on</text:span><text:span text:style-name="T5">c</text:span><text:span text:style-name="T1">t</text:span><text:span text:style-name="T5">i</text:span><text:span text:style-name="T1">onn</text:span><text:span text:style-name="T9">a</text:span><text:span text:style-name="T5">li</text:span><text:span text:style-name="T18">t</text:span><text:span text:style-name="T1">és </text:span><text:span text:style-name="T9">s</text:span><text:span text:style-name="T1">u</text:span><text:span text:style-name="T5">i</text:span><text:span text:style-name="T21">v</text:span><text:span text:style-name="T14">a</text:span><text:span text:style-name="T1">n</text:span><text:span text:style-name="T5">t</text:span><text:span text:style-name="T1">es</text:span><text:span text:style-name="T18"> </text:span><text:span text:style-name="T1">:</text:span></text:p>
      <text:list xml:id="list681026240153147213" text:style-name="WWNum17">
        <text:list-item>
          <text:p text:style-name="P131"><text:span text:style-name="T51">Une interface de connexion </text:span><text:span text:style-name="T62">et d'inscription</text:span></text:p>
        </text:list-item>
        <text:list-item>
          <text:p text:style-name="P128">Un page d'accueil permettant de naviguer entre les différentes catégories de produits</text:p>
        </text:list-item>
        <text:list-item>
          <text:p text:style-name="P128">Pour consulter un produit <text:s/>avec des <text:s/>avis et notes ainsi qu'un prix et le séléctionner</text:p>
        </text:list-item>
        <text:list-item>
          <text:p text:style-name="P128">Consulter son compte utilisateurs</text:p>
        </text:list-item>
        <text:list-item>
          <text:p text:style-name="P128">Consulter son panier marchand</text:p>
        </text:list-item>
        <text:list-item>
          <text:p text:style-name="P128">Consulter le listing de ses commandes</text:p>
        </text:list-item>
      </text:list>
      <text:list xml:id="list29552216" text:continue-list="list8484483665801335449" text:style-name="WWNum50">
        <text:list-item>
          <text:list>
            <text:list-item>
              <text:p text:style-name="P94"><text:bookmark-start text:name="_Toc436392862"/><text:bookmark-start text:name="Bookmark22"/><text:span text:style-name="T92">Exigences spéci</text:span><text:span text:style-name="T94">f</text:span><text:span text:style-name="T92">iques </text:span><text:bookmark-end text:name="Bookmark22"/>aux mobiles<text:bookmark-end text:name="_Toc436392862"/></text:p>
            </text:list-item>
          </text:list>
        </text:list-item>
      </text:list>
      <text:p text:style-name="P40"/>
      <text:p text:style-name="P41">Précisez ici les différents critères qui correspondent aux exigences relatives à votre application mobile.</text:p>
      <text:p text:style-name="P29"><text:span text:style-name="T1">Le</text:span><text:span text:style-name="T5"> d</text:span><text:span text:style-name="T1">éma</text:span><text:span text:style-name="T5">r</text:span><text:span text:style-name="T21">r</text:span><text:span text:style-name="T18">a</text:span><text:span text:style-name="T5">g</text:span><text:span text:style-name="T1">e </text:span><text:span text:style-name="T5">d</text:span><text:span text:style-name="T1">e </text:span><text:span text:style-name="T5">l'</text:span><text:span text:style-name="T1">a</text:span><text:span text:style-name="T9">p</text:span><text:span text:style-name="T5">p</text:span><text:span text:style-name="T9">l</text:span><text:span text:style-name="T5">ic</text:span><text:span text:style-name="T1">a</text:span><text:span text:style-name="T9">t</text:span><text:span text:style-name="T5">i</text:span><text:span text:style-name="T1">on </text:span><text:span text:style-name="T5">d</text:span><text:span text:style-name="T1">o</text:span><text:span text:style-name="T5">i</text:span><text:span text:style-name="T1">t ê</text:span><text:span text:style-name="T18">t</text:span><text:span text:style-name="T14">r</text:span><text:span text:style-name="T1">e </text:span><text:span text:style-name="T21">r</text:span><text:span text:style-name="T1">a</text:span><text:span text:style-name="T9">p</text:span><text:span text:style-name="T5">id</text:span><text:span text:style-name="T1">e</text:span><text:span text:style-name="T29"> <text:s/>et satisfaire à ces spécifications </text:span><text:span text:style-name="T1">:</text:span></text:p>
      <text:list xml:id="list5930128900026903671" text:style-name="WWNum19">
        <text:list-item>
          <text:p text:style-name="P124"><text:span text:style-name="T51">A</text:span><text:span text:style-name="T62">pr</text:span><text:span text:style-name="T51">ès</text:span><text:span text:style-name="T71"> </text:span><text:span text:style-name="T62">l'i</text:span><text:span text:style-name="T51">n</text:span><text:span text:style-name="T59">s</text:span><text:span text:style-name="T51">t</text:span><text:span text:style-name="T71">a</text:span><text:span text:style-name="T62">ll</text:span><text:span text:style-name="T51">a</text:span><text:span text:style-name="T59">t</text:span><text:span text:style-name="T62">i</text:span><text:span text:style-name="T51">on, </text:span><text:span text:style-name="T62">i</text:span><text:span text:style-name="T51">l ne </text:span><text:span text:style-name="T59">s</text:span><text:span text:style-name="T51">e</text:span><text:span text:style-name="T80">r</text:span><text:span text:style-name="T51">a</text:span><text:span text:style-name="T62"> p</text:span><text:span text:style-name="T51">as</text:span><text:span text:style-name="T59"> </text:span><text:span text:style-name="T51">né</text:span><text:span text:style-name="T62">c</text:span><text:span text:style-name="T51">e</text:span><text:span text:style-name="T59">ss</text:span><text:span text:style-name="T51">a</text:span><text:span text:style-name="T62">i</text:span><text:span text:style-name="T67">r</text:span><text:span text:style-name="T51">e </text:span><text:span text:style-name="T59">d</text:span><text:span text:style-name="T62">'</text:span><text:span text:style-name="T51">e</text:span><text:span text:style-name="T67">ff</text:span><text:span text:style-name="T59">e</text:span><text:span text:style-name="T62">c</text:span><text:span text:style-name="T51">tuer un</text:span><text:span text:style-name="T62"> </text:span><text:span text:style-name="T51">«</text:span><text:span text:style-name="T85"> </text:span><text:span text:style-name="T67">r</text:span><text:span text:style-name="T51">e</text:span><text:span text:style-name="T59">b</text:span><text:span text:style-name="T51">oot » </text:span></text:p>
        </text:list-item>
        <text:list-item>
          <text:p text:style-name="P136"><text:span text:style-name="T51">Lo</text:span><text:span text:style-name="T70">r</text:span><text:span text:style-name="T51">s</text:span><text:span text:style-name="T71"> </text:span><text:span text:style-name="T62">d</text:span><text:span text:style-name="T51">u</text:span><text:span text:style-name="T59"> </text:span><text:span text:style-name="T62">p</text:span><text:span text:style-name="T67">r</text:span><text:span text:style-name="T51">e</text:span><text:span text:style-name="T71">m</text:span><text:span text:style-name="T62">i</text:span><text:span text:style-name="T51">er </text:span><text:span text:style-name="T62">d</text:span><text:span text:style-name="T51">éma</text:span><text:span text:style-name="T62">r</text:span><text:span text:style-name="T80">r</text:span><text:span text:style-name="T51">a</text:span><text:span text:style-name="T59">g</text:span><text:span text:style-name="T51">e, <text:s/></text:span><text:span text:style-name="T62">i</text:span><text:span text:style-name="T51">l ne </text:span><text:span text:style-name="T62">s</text:span><text:span text:style-name="T51">e</text:span><text:span text:style-name="T80">r</text:span><text:span text:style-name="T51">a </text:span><text:span text:style-name="T62">p</text:span><text:span text:style-name="T51">as </text:span><text:span text:style-name="T62">d</text:span><text:span text:style-name="T51">eman</text:span><text:span text:style-name="T59">d</text:span><text:span text:style-name="T51">é à</text:span><text:span text:style-name="T62"> l'</text:span><text:span text:style-name="T51">u</text:span><text:span text:style-name="T59">t</text:span><text:span text:style-name="T62">i</text:span><text:span text:style-name="T59">l</text:span><text:span text:style-name="T62">i</text:span><text:span text:style-name="T59">s</text:span><text:span text:style-name="T51">a</text:span><text:span text:style-name="T62">t</text:span><text:span text:style-name="T51">eur </text:span><text:span text:style-name="T62">d'</text:span><text:span text:style-name="T59">e</text:span><text:span text:style-name="T67">ff</text:span><text:span text:style-name="T51">e</text:span><text:span text:style-name="T62">c</text:span><text:span text:style-name="T51">tu</text:span><text:span text:style-name="T59">e</text:span><text:span text:style-name="T51">r </text:span><text:span text:style-name="T67">u</text:span><text:span text:style-name="T51">n </text:span><text:span text:style-name="T115">« </text:span><text:span text:style-name="T116">s</text:span><text:span text:style-name="T115">etup</text:span><text:span text:style-name="T116"> </text:span><text:span text:style-name="T115">».</text:span><text:span text:style-name="T117"> </text:span></text:p>
        </text:list-item>
      </text:list>
      <text:p text:style-name="P84"><text:tab/>L'application ne contiendra pas de contenu vidéos</text:p>
      <text:p text:style-name="P17"><text:span text:style-name="T1">Il</text:span><text:span text:style-name="T14"> </text:span><text:span text:style-name="T1">ne </text:span><text:span text:style-name="T9">s</text:span><text:span text:style-name="T1">e</text:span><text:span text:style-name="T21">r</text:span><text:span text:style-name="T1">a</text:span><text:span text:style-name="T5"> p</text:span><text:span text:style-name="T1">as</text:span><text:span text:style-name="T9"> </text:span><text:span text:style-name="T5">pr</text:span><text:span text:style-name="T1">o</text:span><text:span text:style-name="T5">g</text:span><text:span text:style-name="T21">r</text:span><text:span text:style-name="T1">ammé </text:span><text:span text:style-name="T5">d'</text:span><text:span text:style-name="T1">a</text:span><text:span text:style-name="T5">r</text:span><text:span text:style-name="T9">r</text:span><text:span text:style-name="T1">êt </text:span><text:span text:style-name="T5">d</text:span><text:span text:style-name="T1">e </text:span><text:span text:style-name="T5">l'</text:span><text:span text:style-name="T1">a</text:span><text:span text:style-name="T9">p</text:span><text:span text:style-name="T5">p</text:span><text:span text:style-name="T9">l</text:span><text:span text:style-name="T5">ic</text:span><text:span text:style-name="T1">a</text:span><text:span text:style-name="T5">t</text:span><text:span text:style-name="T9">i</text:span><text:span text:style-name="T1">on.</text:span></text:p>
      <text:p text:style-name="P85"/>
      <text:list xml:id="list29554170" text:continue-list="list29552216" text:style-name="WWNum50">
        <text:list-item>
          <text:list>
            <text:list-item>
              <text:p text:style-name="P94"><text:bookmark-start text:name="_Toc436392863"/><text:bookmark-start text:name="Bookmark23"/><text:span text:style-name="T92">I</text:span><text:span text:style-name="T94">m</text:span><text:span text:style-name="T92">p</text:span><text:span text:style-name="T101">é</text:span><text:span text:style-name="T92">rati</text:span><text:span text:style-name="T94">f</text:span><text:span text:style-name="T92">s Tec</text:span><text:span text:style-name="T97">h</text:span><text:span text:style-name="T94">n</text:span><text:span text:style-name="T92">iques </text:span>/<text:span text:style-name="T103"> </text:span><text:span text:style-name="T94">R</text:span><text:span text:style-name="T92">eprise </text:span>de<text:span text:style-name="T104"> </text:span>l<text:span text:style-name="T93">'</text:span>exis<text:span text:style-name="T96">t</text:span>a<text:span text:style-name="T93">n</text:span>t<text:bookmark-end text:name="_Toc436392863"/><text:bookmark-end text:name="Bookmark23"/></text:p>
            </text:list-item>
          </text:list>
        </text:list-item>
      </text:list>
      <text:p text:style-name="P83"/>
      <text:p text:style-name="P83">Il n'existe pas de cas de reprise</text:p>
      <text:p text:style-name="P4"><text:tab/>Toutefois des impératif technique ont été établie :</text:p>
      <text:p text:style-name="P11"><text:span text:style-name="T1"><text:tab/>L</text:span><text:span text:style-name="T14">e</text:span><text:span text:style-name="T1">s</text:span><text:span text:style-name="T18"> </text:span><text:span text:style-name="T5">s</text:span><text:span text:style-name="T1">o</text:span><text:span text:style-name="T18">u</text:span><text:span text:style-name="T14">r</text:span><text:span text:style-name="T5">c</text:span><text:span text:style-name="T1">es</text:span><text:span text:style-name="T18"> doivent être </text:span><text:span text:style-name="T5">d</text:span><text:span text:style-name="T1">é</text:span><text:span text:style-name="T5">v</text:span><text:span text:style-name="T9">e</text:span><text:span text:style-name="T5">l</text:span><text:span text:style-name="T1">o</text:span><text:span text:style-name="T9">p</text:span><text:span text:style-name="T5">p</text:span><text:span text:style-name="T1">ées</text:span><text:span text:style-name="T18"> <text:s/>sous le framework Ionic Angular</text:span><text:span text:style-name="T9"> .</text:span></text:p>
      <text:p text:style-name="P10"><text:tab/>Les sources doivent être organisé afin de faciliter une futur amélioration ou évolution du projet</text:p>
      <text:p text:style-name="P10"><text:tab/>L'application doit disposer d'un thème générale satisfaisant le style de l'entreprise</text:p>
      <text:p text:style-name="P10"><text:tab/>Les données de l'application doivent etre servie par un WEB service API REST</text:p>
      <text:p text:style-name="P3"><text:soft-page-break/></text:p>
      <text:p text:style-name="P7"/>
      <text:p text:style-name="P78"><text:bookmark-start text:name="_Toc436392865"/><text:bookmark-start text:name="Bookmark24"/><text:span text:style-name="T105">5.1 </text:span>I<text:span text:style-name="T93">n</text:span>te<text:span text:style-name="T96">r</text:span><text:span text:style-name="T93">f</text:span>ace<text:bookmark-end text:name="_Toc436392865"/><text:bookmark-end text:name="Bookmark24"/></text:p>
      <text:p text:style-name="styl3"><text:bookmark-start text:name="_Toc436392866"/><text:bookmark-start text:name="Bookmark25"/>5.1.1. <text:s text:c="4"/><text:span text:style-name="T102"><text:s/></text:span>L<text:span text:style-name="T100">a</text:span><text:span text:style-name="T93">n</text:span>gue<text:bookmark-end text:name="_Toc436392866"/><text:bookmark-end text:name="Bookmark25"/></text:p>
      <text:p text:style-name="P29"><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p</text:span><text:span text:style-name="T14">r</text:span><text:span text:style-name="T1">o</text:span><text:span text:style-name="T5">p</text:span><text:span text:style-name="T1">ose</text:span><text:span text:style-name="T21">r</text:span><text:span text:style-name="T1">a une </text:span><text:span text:style-name="T5">i</text:span><text:span text:style-name="T1">n</text:span><text:span text:style-name="T5">t</text:span><text:span text:style-name="T1">e</text:span><text:span text:style-name="T5">r</text:span><text:span text:style-name="T14">f</text:span><text:span text:style-name="T1">a</text:span><text:span text:style-name="T5">c</text:span><text:span text:style-name="T1">e dans le langage natif <text:s/>du pays de création ici le Francais</text:span></text:p>
      <text:list xml:id="list120729445850961996" text:style-name="WWNum21">
        <text:list-header>
          <text:p text:style-name="P137"/>
        </text:list-header>
      </text:list>
      <text:p text:style-name="styl3"><text:bookmark-start text:name="_Toc436392867"/><text:bookmark-start text:name="Bookmark26"/>5.1.2. <text:s text:c="4"/><text:span text:style-name="T102"><text:s/></text:span>Descrip<text:span text:style-name="T96">t</text:span>i<text:span text:style-name="T96">o</text:span>n de<text:span text:style-name="T93"> </text:span><text:span text:style-name="T100">l</text:span><text:span text:style-name="T93">'</text:span>i<text:span text:style-name="T93">n</text:span>ter<text:span text:style-name="T93">f</text:span><text:span text:style-name="T100">a</text:span>ce<text:bookmark-end text:name="_Toc436392867"/><text:bookmark-end text:name="Bookmark26"/></text:p>
      <text:p text:style-name="P42"><text:span text:style-name="T23">L</text:span><text:span text:style-name="T5">'i</text:span><text:span text:style-name="T1">n</text:span><text:span text:style-name="T5">t</text:span><text:span text:style-name="T1">e</text:span><text:span text:style-name="T5">r</text:span><text:span text:style-name="T14">f</text:span><text:span text:style-name="T1">a</text:span><text:span text:style-name="T9">c</text:span><text:span text:style-name="T1">e </text:span><text:span text:style-name="T14">r</text:span><text:span text:style-name="T1">e</text:span><text:span text:style-name="T9">s</text:span><text:span text:style-name="T5">p</text:span><text:span text:style-name="T1">e</text:span><text:span text:style-name="T9">c</text:span><text:span text:style-name="T1">te</text:span><text:span text:style-name="T21">r</text:span><text:span text:style-name="T1">a </text:span><text:span text:style-name="T5">l</text:span><text:span text:style-name="T1">es</text:span><text:span text:style-name="T18"> </text:span><text:span text:style-name="T5">c</text:span><text:span text:style-name="T1">on</text:span><text:span text:style-name="T5">c</text:span><text:span text:style-name="T1">e</text:span><text:span text:style-name="T5">p</text:span><text:span text:style-name="T1">ts</text:span><text:span text:style-name="T18"> </text:span><text:span text:style-name="T5">g</text:span><text:span text:style-name="T1">éné</text:span><text:span text:style-name="T21">r</text:span><text:span text:style-name="T1">a</text:span><text:span text:style-name="T18">u</text:span><text:span text:style-name="T1">x et</text:span><text:span text:style-name="T5"> </text:span><text:span text:style-name="T9">l</text:span><text:span text:style-name="T1">e </text:span><text:span text:style-name="T14">G</text:span><text:span text:style-name="T1">UI</text:span><text:span text:style-name="T9"> </text:span><text:span text:style-name="T27">(</text:span><text:span text:style-name="T1">Gu</text:span><text:span text:style-name="T9">i</text:span><text:span text:style-name="T5">d</text:span><text:span text:style-name="T1">e</text:span><text:span text:style-name="T44"> </text:span><text:span text:style-name="T1">of</text:span><text:span text:style-name="T42"> </text:span><text:span text:style-name="T5">U</text:span><text:span text:style-name="T9">s</text:span><text:span text:style-name="T1">er</text:span><text:span text:style-name="T43"> </text:span><text:span text:style-name="T6">I</text:span><text:span text:style-name="T3">n</text:span><text:span text:style-name="T6">t</text:span><text:span text:style-name="T3">e</text:span><text:span text:style-name="T6">r</text:span><text:span text:style-name="T15">f</text:span><text:span text:style-name="T3">a</text:span><text:span text:style-name="T6">c</text:span><text:span text:style-name="T46">e</text:span><text:span text:style-name="T3">)</text:span><text:span text:style-name="T32"> </text:span><text:span text:style-name="T5">d</text:span><text:span text:style-name="T1">es a</text:span><text:span text:style-name="T5">pp</text:span><text:span text:style-name="T9">l</text:span><text:span text:style-name="T5">ic</text:span><text:span text:style-name="T1">a</text:span><text:span text:style-name="T9">t</text:span><text:span text:style-name="T5">i</text:span><text:span text:style-name="T1">ons </text:span><text:span text:style-name="T9">orientées mobiles</text:span><text:span text:style-name="T1">. </text:span><text:span text:style-name="T9">E</text:span><text:span text:style-name="T5">ll</text:span><text:span text:style-name="T1">e </text:span><text:span text:style-name="T5">d</text:span><text:span text:style-name="T9">o</text:span><text:span text:style-name="T5">i</text:span><text:span text:style-name="T1">t </text:span><text:span text:style-name="T18"><text:s/></text:span><text:span text:style-name="T1">êt</text:span><text:span text:style-name="T14">r</text:span><text:span text:style-name="T1">e a</text:span><text:span text:style-name="T14">t</text:span><text:span text:style-name="T1">t</text:span><text:span text:style-name="T21">r</text:span><text:span text:style-name="T14">a</text:span><text:span text:style-name="T21">y</text:span><text:span text:style-name="T1">an</text:span><text:span text:style-name="T5">t</text:span><text:span text:style-name="T9">e</text:span><text:span text:style-name="T1">, </text:span><text:span text:style-name="T5">i</text:span><text:span text:style-name="T1">n</text:span><text:span text:style-name="T5">t</text:span><text:span text:style-name="T1">u</text:span><text:span text:style-name="T5">i</text:span><text:span text:style-name="T18">t</text:span><text:span text:style-name="T5">iv</text:span><text:span text:style-name="T1">e et </text:span><text:span text:style-name="T14">e</text:span><text:span text:style-name="T9">s</text:span><text:span text:style-name="T1">thé</text:span><text:span text:style-name="T18">t</text:span><text:span text:style-name="T5">iq</text:span><text:span text:style-name="T1">ue et </text:span><text:span text:style-name="T5">d</text:span><text:span text:style-name="T1">o</text:span><text:span text:style-name="T9">i</text:span><text:span text:style-name="T1">t </text:span><text:span text:style-name="T5">i</text:span><text:span text:style-name="T1">n</text:span><text:span text:style-name="T9">s</text:span><text:span text:style-name="T5">pir</text:span><text:span text:style-name="T1">er un a</text:span><text:span text:style-name="T14">t</text:span><text:span text:style-name="T1">ta</text:span><text:span text:style-name="T5">c</text:span><text:span text:style-name="T1">hement émo</text:span><text:span text:style-name="T9">t</text:span><text:span text:style-name="T5">i</text:span><text:span text:style-name="T1">f </text:span><text:span text:style-name="T5">p</text:span><text:span text:style-name="T1">os</text:span><text:span text:style-name="T5">i</text:span><text:span text:style-name="T18">t</text:span><text:span text:style-name="T5">i</text:span><text:span text:style-name="T48">f</text:span><text:span text:style-name="T1">.</text:span></text:p>
      <text:p text:style-name="P43"><text:span text:style-name="T1">Sur</text:span><text:span text:style-name="T14"> </text:span><text:span text:style-name="T1">un </text:span><text:span text:style-name="T5">pl</text:span><text:span text:style-name="T1">an e</text:span><text:span text:style-name="T9">s</text:span><text:span text:style-name="T1">thét</text:span><text:span text:style-name="T5">iq</text:span><text:span text:style-name="T1">u</text:span><text:span text:style-name="T9">e</text:span><text:span text:style-name="T1">, </text:span><text:span text:style-name="T5">l'</text:span><text:span text:style-name="T1">a</text:span><text:span text:style-name="T9">p</text:span><text:span text:style-name="T5">pl</text:span><text:span text:style-name="T9">i</text:span><text:span text:style-name="T5">c</text:span><text:span text:style-name="T1">a</text:span><text:span text:style-name="T5">t</text:span><text:span text:style-name="T9">i</text:span><text:span text:style-name="T1">on</text:span><text:span text:style-name="T5"> d</text:span><text:span text:style-name="T9">o</text:span><text:span text:style-name="T5">i</text:span><text:span text:style-name="T1">t </text:span><text:span text:style-name="T9">p</text:span><text:span text:style-name="T14">r</text:span><text:span text:style-name="T1">é</text:span><text:span text:style-name="T9">s</text:span><text:span text:style-name="T1">en</text:span><text:span text:style-name="T5">t</text:span><text:span text:style-name="T1">er </text:span><text:span text:style-name="T5">l</text:span><text:span text:style-name="T1">es</text:span><text:span text:style-name="T18"> </text:span><text:span text:style-name="T1">é</text:span><text:span text:style-name="T5">l</text:span><text:span text:style-name="T1">émen</text:span><text:span text:style-name="T5">t</text:span><text:span text:style-name="T1">s</text:span><text:span text:style-name="T18"> </text:span><text:span text:style-name="T5">d</text:span><text:span text:style-name="T1">é</text:span><text:span text:style-name="T5">c</text:span><text:span text:style-name="T1">o</text:span><text:span text:style-name="T35">r</text:span><text:span text:style-name="T18">a</text:span><text:span text:style-name="T1">t</text:span><text:span text:style-name="T5">i</text:span><text:span text:style-name="T14">f</text:span><text:span text:style-name="T1">s</text:span><text:span text:style-name="T18"> </text:span><text:span text:style-name="T5">d</text:span><text:span text:style-name="T1">e </text:span><text:span text:style-name="T21">f</text:span><text:span text:style-name="T1">a</text:span><text:span text:style-name="T5">ç</text:span><text:span text:style-name="T1">on </text:span><text:span text:style-name="T5">di</text:span><text:span text:style-name="T9">s</text:span><text:span text:style-name="T5">cr</text:span><text:span text:style-name="T9">è</text:span><text:span text:style-name="T1">te a</text:span><text:span text:style-name="T5">fi</text:span><text:span text:style-name="T1">n</text:span><text:span text:style-name="T9"> </text:span><text:span text:style-name="T5">d</text:span><text:span text:style-name="T1">e </text:span><text:span text:style-name="T5">c</text:span><text:span text:style-name="T1">onse</text:span><text:span text:style-name="T5">rv</text:span><text:span text:style-name="T1">er </text:span><text:span text:style-name="T5">l</text:span><text:span text:style-name="T1">a </text:span><text:span text:style-name="T5">p</text:span><text:span text:style-name="T14">r</text:span><text:span text:style-name="T9">é</text:span><text:span text:style-name="T5">d</text:span><text:span text:style-name="T1">om</text:span><text:span text:style-name="T5">i</text:span><text:span text:style-name="T1">nan</text:span><text:span text:style-name="T5">c</text:span><text:span text:style-name="T1">e </text:span><text:span text:style-name="T5">d</text:span><text:span text:style-name="T1">e </text:span><text:span text:style-name="T5">l</text:span><text:span text:style-name="T1">a tâ</text:span><text:span text:style-name="T5">c</text:span><text:span text:style-name="T1">he </text:span><text:span text:style-name="T14">a</text:span><text:span text:style-name="T5">v</text:span><text:span text:style-name="T1">ec </text:span><text:span text:style-name="T5">d</text:span><text:span text:style-name="T1">es</text:span><text:span text:style-name="T18"> </text:span><text:span text:style-name="T5">c</text:span><text:span text:style-name="T1">omman</text:span><text:span text:style-name="T5">d</text:span><text:span text:style-name="T1">es</text:span><text:span text:style-name="T18"> </text:span><text:span text:style-name="T1">et </text:span><text:span text:style-name="T5">c</text:span><text:span text:style-name="T1">om</text:span><text:span text:style-name="T5">p</text:span><text:span text:style-name="T1">o</text:span><text:span text:style-name="T5">r</text:span><text:span text:style-name="T18">t</text:span><text:span text:style-name="T1">emen</text:span><text:span text:style-name="T5">t</text:span><text:span text:style-name="T1">s </text:span><text:span text:style-name="T9">s</text:span><text:span text:style-name="T1">tan</text:span><text:span text:style-name="T5">d</text:span><text:span text:style-name="T1">a</text:span><text:span text:style-name="T5">rd</text:span><text:span text:style-name="T1">.</text:span></text:p>
      <text:p text:style-name="P45"/>
      <text:p text:style-name="P44"><text:span text:style-name="T23">L</text:span><text:span text:style-name="T5">'i</text:span><text:span text:style-name="T1">n</text:span><text:span text:style-name="T5">t</text:span><text:span text:style-name="T1">e</text:span><text:span text:style-name="T5">r</text:span><text:span text:style-name="T14">f</text:span><text:span text:style-name="T1">a</text:span><text:span text:style-name="T9">c</text:span><text:span text:style-name="T1">e </text:span><text:span text:style-name="T5">s</text:span><text:span text:style-name="T1">e</text:span><text:span text:style-name="T21">r</text:span><text:span text:style-name="T1">a </text:span><text:span text:style-name="T5">c</text:span><text:span text:style-name="T1">oh</text:span><text:span text:style-name="T9">é</text:span><text:span text:style-name="T14">r</text:span><text:span text:style-name="T1">en</text:span><text:span text:style-name="T5">t</text:span><text:span text:style-name="T1">e</text:span><text:span text:style-name="T27"> </text:span><text:span text:style-name="T1">: </text:span><text:span text:style-name="T9">e</text:span><text:span text:style-name="T5">ll</text:span><text:span text:style-name="T1">e </text:span><text:span text:style-name="T5">d</text:span><text:span text:style-name="T9">o</text:span><text:span text:style-name="T5">i</text:span><text:span text:style-name="T1">t t</text:span><text:span text:style-name="T9">i</text:span><text:span text:style-name="T14">r</text:span><text:span text:style-name="T1">er </text:span><text:span text:style-name="T5">p</text:span><text:span text:style-name="T1">a</text:span><text:span text:style-name="T5">r</text:span><text:span text:style-name="T18">t</text:span><text:span text:style-name="T1">i </text:span><text:span text:style-name="T5">d</text:span><text:span text:style-name="T1">es no</text:span><text:span text:style-name="T5">r</text:span><text:span text:style-name="T1">mes</text:span><text:span text:style-name="T18"> </text:span><text:span text:style-name="T1">a</text:span><text:span text:style-name="T5">fi</text:span><text:span text:style-name="T1">n</text:span><text:span text:style-name="T9"> </text:span><text:span text:style-name="T5">d</text:span><text:span text:style-name="T1">e </text:span><text:span text:style-name="T5">p</text:span><text:span text:style-name="T1">e</text:span><text:span text:style-name="T5">r</text:span><text:span text:style-name="T1">me</text:span><text:span text:style-name="T14">t</text:span><text:span text:style-name="T18">t</text:span><text:span text:style-name="T14">r</text:span><text:span text:style-name="T1">e aux u</text:span><text:span text:style-name="T5">ti</text:span><text:span text:style-name="T9">l</text:span><text:span text:style-name="T5">i</text:span><text:span text:style-name="T9">s</text:span><text:span text:style-name="T1">a</text:span><text:span text:style-name="T5">t</text:span><text:span text:style-name="T1">eu</text:span><text:span text:style-name="T5">r</text:span><text:span text:style-name="T1">s </text:span><text:span text:style-name="T5">d</text:span><text:span text:style-name="T1">e t</text:span><text:span text:style-name="T21">r</text:span><text:span text:style-name="T1">ans</text:span><text:span text:style-name="T14">f</text:span><text:span text:style-name="T9">é</text:span><text:span text:style-name="T14">r</text:span><text:span text:style-name="T1">er </text:span><text:span text:style-name="T5">l</text:span><text:span text:style-name="T1">eu</text:span><text:span text:style-name="T5">r</text:span><text:span text:style-name="T1">s</text:span><text:span text:style-name="T18"> </text:span><text:span text:style-name="T5">c</text:span><text:span text:style-name="T1">onna</text:span><text:span text:style-name="T14">i</text:span><text:span text:style-name="T9">ss</text:span><text:span text:style-name="T1">an</text:span><text:span text:style-name="T5">c</text:span><text:span text:style-name="T1">es et </text:span><text:span text:style-name="T5">c</text:span><text:span text:style-name="T1">om</text:span><text:span text:style-name="T5">p</text:span><text:span text:style-name="T9">é</text:span><text:span text:style-name="T1">ten</text:span><text:span text:style-name="T5">c</text:span><text:span text:style-name="T1">es</text:span><text:span text:style-name="T18"> </text:span><text:span text:style-name="T1">a</text:span><text:span text:style-name="T5">cq</text:span><text:span text:style-name="T1">u</text:span><text:span text:style-name="T5">i</text:span><text:span text:style-name="T9">s</text:span><text:span text:style-name="T1">es</text:span><text:span text:style-name="T18"> </text:span><text:span text:style-name="T14">a</text:span><text:span text:style-name="T5">v</text:span><text:span text:style-name="T1">ec </text:span><text:span text:style-name="T5">d'</text:span><text:span text:style-name="T1">au</text:span><text:span text:style-name="T5">tr</text:span><text:span text:style-name="T1">es a</text:span><text:span text:style-name="T5">pp</text:span><text:span text:style-name="T9">l</text:span><text:span text:style-name="T5">ic</text:span><text:span text:style-name="T1">a</text:span><text:span text:style-name="T9">t</text:span><text:span text:style-name="T5">i</text:span><text:span text:style-name="T1">ons. Sa</text:span><text:span text:style-name="T5"> c</text:span><text:span text:style-name="T1">oh</text:span><text:span text:style-name="T9">é</text:span><text:span text:style-name="T14">r</text:span><text:span text:style-name="T1">en</text:span><text:span text:style-name="T5">c</text:span><text:span text:style-name="T1">e </text:span><text:span text:style-name="T9">s</text:span><text:span text:style-name="T1">e</text:span><text:span text:style-name="T21">r</text:span><text:span text:style-name="T1">a a</text:span><text:span text:style-name="T14">u</text:span><text:span text:style-name="T9">ss</text:span><text:span text:style-name="T1">i </text:span><text:span text:style-name="T5">i</text:span><text:span text:style-name="T1">n</text:span><text:span text:style-name="T5">t</text:span><text:span text:style-name="T9">r</text:span><text:span text:style-name="T5">i</text:span><text:span text:style-name="T1">n</text:span><text:span text:style-name="T9">s</text:span><text:span text:style-name="T1">è</text:span><text:span text:style-name="T5">q</text:span><text:span text:style-name="T1">ue</text:span><text:span text:style-name="T24"> </text:span><text:span text:style-name="T1">:</text:span></text:p>
      <text:list xml:id="list6923985736322294883" text:style-name="WWNum22">
        <text:list-item>
          <text:p text:style-name="P132"><text:span text:style-name="T86">T</text:span><text:span text:style-name="T51">e</text:span><text:span text:style-name="T62">r</text:span><text:span text:style-name="T51">m</text:span><text:span text:style-name="T62">i</text:span><text:span text:style-name="T51">no</text:span><text:span text:style-name="T62">l</text:span><text:span text:style-name="T59">o</text:span><text:span text:style-name="T62">gi</text:span><text:span text:style-name="T51">e et </text:span><text:span text:style-name="T59">s</text:span><text:span text:style-name="T80">t</text:span><text:span text:style-name="T51">y</text:span><text:span text:style-name="T59">l</text:span><text:span text:style-name="T51">e </text:span><text:span text:style-name="T62">d</text:span><text:span text:style-name="T51">es te</text:span><text:span text:style-name="T59">x</text:span><text:span text:style-name="T51">tes </text:span><text:span text:style-name="T62">c</text:span><text:span text:style-name="T51">onstan</text:span><text:span text:style-name="T62">t</text:span><text:span text:style-name="T51">s</text:span></text:p>
        </text:list-item>
        <text:list-item>
          <text:p text:style-name="P132"><text:span text:style-name="T80">I</text:span><text:span text:style-name="T62">c</text:span><text:span text:style-name="T51">ôn</text:span><text:span text:style-name="T62">e</text:span><text:span text:style-name="T51">s</text:span><text:span text:style-name="T71"> </text:span><text:span text:style-name="T80">ay</text:span><text:span text:style-name="T51">ant toujou</text:span><text:span text:style-name="T62">r</text:span><text:span text:style-name="T51">s </text:span><text:span text:style-name="T59">l</text:span><text:span text:style-name="T51">e </text:span><text:span text:style-name="T67">m</text:span><text:span text:style-name="T51">ême </text:span><text:span text:style-name="T59">s</text:span><text:span text:style-name="T51">e</text:span><text:span text:style-name="T67">n</text:span><text:span text:style-name="T51">s</text:span></text:p>
        </text:list-item>
        <text:list-item>
          <text:p text:style-name="P132"><text:span text:style-name="T84">L</text:span><text:span text:style-name="T62">'</text:span><text:span text:style-name="T51">u</text:span><text:span text:style-name="T62">t</text:span><text:span text:style-name="T59">i</text:span><text:span text:style-name="T62">li</text:span><text:span text:style-name="T59">s</text:span><text:span text:style-name="T51">a</text:span><text:span text:style-name="T62">t</text:span><text:span text:style-name="T51">eur </text:span><text:span text:style-name="T62">d</text:span><text:span text:style-name="T51">ev</text:span><text:span text:style-name="T80">r</text:span><text:span text:style-name="T51">a </text:span><text:span text:style-name="T59">p</text:span><text:span text:style-name="T67">r</text:span><text:span text:style-name="T51">e</text:span><text:span text:style-name="T62">s</text:span><text:span text:style-name="T59">s</text:span><text:span text:style-name="T51">en</text:span><text:span text:style-name="T59">t</text:span><text:span text:style-name="T62">i</text:span><text:span text:style-name="T51">r </text:span><text:span text:style-name="T62">l</text:span><text:span text:style-name="T51">es </text:span><text:span text:style-name="T62">c</text:span><text:span text:style-name="T51">onsé</text:span><text:span text:style-name="T62">q</text:span><text:span text:style-name="T71">u</text:span><text:span text:style-name="T51">en</text:span><text:span text:style-name="T62">c</text:span><text:span text:style-name="T51">es</text:span><text:span text:style-name="T71"> </text:span><text:span text:style-name="T62">d'</text:span><text:span text:style-name="T51">une m</text:span><text:span text:style-name="T67">ê</text:span><text:span text:style-name="T51">me a</text:span><text:span text:style-name="T62">c</text:span><text:span text:style-name="T51">t</text:span><text:span text:style-name="T59">i</text:span><text:span text:style-name="T51">on </text:span><text:span text:style-name="T62">d</text:span><text:span text:style-name="T51">a</text:span><text:span text:style-name="T67">n</text:span><text:span text:style-name="T51">s</text:span><text:span text:style-name="T71"> </text:span><text:span text:style-name="T62">d</text:span><text:span text:style-name="T51">es en</text:span><text:span text:style-name="T62">dr</text:span><text:span text:style-name="T51">o</text:span><text:span text:style-name="T62">i</text:span><text:span text:style-name="T51">ts</text:span><text:span text:style-name="T71"> </text:span><text:span text:style-name="T62">d</text:span><text:span text:style-name="T59">i</text:span><text:span text:style-name="T67">ff</text:span><text:span text:style-name="T51">é</text:span><text:span text:style-name="T62">r</text:span><text:span text:style-name="T51">en</text:span><text:span text:style-name="T62">t</text:span><text:span text:style-name="T51">s</text:span></text:p>
        </text:list-item>
        <text:list-item>
          <text:p text:style-name="P132"><text:span text:style-name="T84">L</text:span><text:span text:style-name="T62">'</text:span><text:span text:style-name="T51">a</text:span><text:span text:style-name="T62">p</text:span><text:span text:style-name="T59">p</text:span><text:span text:style-name="T62">lic</text:span><text:span text:style-name="T71">a</text:span><text:span text:style-name="T51">t</text:span><text:span text:style-name="T62">i</text:span><text:span text:style-name="T51">on</text:span><text:span text:style-name="T59"> </text:span><text:span text:style-name="T62">d</text:span><text:span text:style-name="T51">ev</text:span><text:span text:style-name="T80">r</text:span><text:span text:style-name="T51">a </text:span><text:span text:style-name="T67">r</text:span><text:span text:style-name="T51">e</text:span><text:span text:style-name="T59">s</text:span><text:span text:style-name="T51">t</text:span><text:span text:style-name="T59">e</text:span><text:span text:style-name="T51">r </text:span><text:span text:style-name="T62">d</text:span><text:span text:style-name="T51">a</text:span><text:span text:style-name="T67">n</text:span><text:span text:style-name="T51">s</text:span><text:span text:style-name="T71"> </text:span><text:span text:style-name="T62">l</text:span><text:span text:style-name="T51">e </text:span><text:span text:style-name="T62">dr</text:span><text:span text:style-name="T51">o</text:span><text:span text:style-name="T62">i</text:span><text:span text:style-name="T51">t </text:span><text:span text:style-name="T59">f</text:span><text:span text:style-name="T62">i</text:span><text:span text:style-name="T51">l </text:span><text:span text:style-name="T62">d</text:span><text:span text:style-name="T51">e </text:span><text:span text:style-name="T59">s</text:span><text:span text:style-name="T67">e</text:span><text:span text:style-name="T51">s</text:span><text:span text:style-name="T71"> </text:span><text:span text:style-name="T62">v</text:span><text:span text:style-name="T51">e</text:span><text:span text:style-name="T62">r</text:span><text:span text:style-name="T59">s</text:span><text:span text:style-name="T62">i</text:span><text:span text:style-name="T51">ons an</text:span><text:span text:style-name="T62">t</text:span><text:span text:style-name="T51">é</text:span><text:span text:style-name="T59">r</text:span><text:span text:style-name="T62">i</text:span><text:span text:style-name="T51">eu</text:span><text:span text:style-name="T62">r</text:span><text:span text:style-name="T51">e</text:span><text:span text:style-name="T59">s</text:span><text:span text:style-name="T51">. Sur</text:span><text:span text:style-name="T67"> </text:span><text:span text:style-name="T62">l</text:span><text:span text:style-name="T51">e </text:span><text:span text:style-name="T59">p</text:span><text:span text:style-name="T62">l</text:span><text:span text:style-name="T51">an o</text:span><text:span text:style-name="T70">r</text:span><text:span text:style-name="T62">g</text:span><text:span text:style-name="T51">a</text:span><text:span text:style-name="T71">n</text:span><text:span text:style-name="T62">i</text:span><text:span text:style-name="T59">s</text:span><text:span text:style-name="T51">a</text:span><text:span text:style-name="T62">ti</text:span><text:span text:style-name="T51">onn</text:span><text:span text:style-name="T62">e</text:span><text:span text:style-name="T51">l </text:span><text:span text:style-name="T62">d</text:span><text:span text:style-name="T51">es</text:span><text:span text:style-name="T71"> </text:span><text:span text:style-name="T51">é</text:span><text:span text:style-name="T62">c</text:span><text:span text:style-name="T80">r</text:span><text:span text:style-name="T51">ans</text:span><text:span text:style-name="T59"> </text:span><text:span text:style-name="T67">u</text:span><text:span text:style-name="T51">n</text:span><text:span text:style-name="T59"> s</text:span><text:span text:style-name="T51">o</text:span><text:span text:style-name="T62">i</text:span><text:span text:style-name="T51">n</text:span><text:span text:style-name="T62"> </text:span><text:span text:style-name="T59">s</text:span><text:span text:style-name="T51">e</text:span><text:span text:style-name="T80">r</text:span><text:span text:style-name="T51">a a</text:span><text:span text:style-name="T62">pp</text:span><text:span text:style-name="T51">o</text:span><text:span text:style-name="T59">r</text:span><text:span text:style-name="T51">té à</text:span><text:span text:style-name="T62"> c</text:span><text:span text:style-name="T51">e </text:span><text:span text:style-name="T62">q</text:span><text:span text:style-name="T51">ue</text:span><text:span text:style-name="T69"> </text:span><text:span text:style-name="T51">le</text:span><text:span text:style-name="T62"> </text:span><text:span text:style-name="T67">f</text:span><text:span text:style-name="T51">o</text:span><text:span text:style-name="T62">c</text:span><text:span text:style-name="T51">us</text:span><text:span text:style-name="T59"> </text:span><text:span text:style-name="T62">s</text:span><text:span text:style-name="T59">o</text:span><text:span text:style-name="T62">i</text:span><text:span text:style-name="T51">t </text:span><text:span text:style-name="T62">p</text:span><text:span text:style-name="T51">o</text:span><text:span text:style-name="T62">r</text:span><text:span text:style-name="T51">té </text:span><text:span text:style-name="T59">s</text:span><text:span text:style-name="T51">ur </text:span><text:span text:style-name="T62">l</text:span><text:span text:style-name="T51">a</text:span><text:span text:style-name="T62"> </text:span><text:span text:style-name="T51">tâ</text:span><text:span text:style-name="T62">c</text:span><text:span text:style-name="T71">h</text:span><text:span text:style-name="T51">e </text:span><text:span text:style-name="T62">pri</text:span><text:span text:style-name="T51">n</text:span><text:span text:style-name="T59">c</text:span><text:span text:style-name="T62">ip</text:span><text:span text:style-name="T51">a</text:span><text:span text:style-name="T59">l</text:span><text:span text:style-name="T51">e </text:span><text:span text:style-name="T62">d</text:span><text:span text:style-name="T51">e </text:span><text:span text:style-name="T62">c</text:span><text:span text:style-name="T51">ha</text:span><text:span text:style-name="T62">q</text:span><text:span text:style-name="T51">ue é</text:span><text:span text:style-name="T62">c</text:span><text:span text:style-name="T80">r</text:span><text:span text:style-name="T51">an</text:span></text:p>
        </text:list-item>
        <text:list-item>
          <text:p text:style-name="P132"><text:span text:style-name="T62">L</text:span><text:span text:style-name="T51">a </text:span><text:span text:style-name="T62">p</text:span><text:span text:style-name="T51">a</text:span><text:span text:style-name="T62">r</text:span><text:span text:style-name="T71">t</text:span><text:span text:style-name="T62">i</text:span><text:span text:style-name="T51">e </text:span><text:span text:style-name="T62">l</text:span><text:span text:style-name="T51">a </text:span><text:span text:style-name="T62">pl</text:span><text:span text:style-name="T51">us </text:span><text:span text:style-name="T62">i</text:span><text:span text:style-name="T51">m</text:span><text:span text:style-name="T59">p</text:span><text:span text:style-name="T51">o</text:span><text:span text:style-name="T62">r</text:span><text:span text:style-name="T51">tan</text:span><text:span text:style-name="T62">t</text:span><text:span text:style-name="T51">e </text:span><text:span text:style-name="T59">s</text:span><text:span text:style-name="T51">e</text:span><text:span text:style-name="T80">r</text:span><text:span text:style-name="T51">a toujou</text:span><text:span text:style-name="T62">r</text:span><text:span text:style-name="T51">s </text:span><text:span text:style-name="T62">pl</text:span><text:span text:style-name="T71">a</text:span><text:span text:style-name="T62">c</text:span><text:span text:style-name="T51">ée en</text:span><text:span text:style-name="T59"> </text:span><text:span text:style-name="T51">haut</text:span><text:span text:style-name="T67"> </text:span><text:span text:style-name="T62">d</text:span><text:span text:style-name="T59">’écran</text:span></text:p>
        </text:list-item>
        <text:list-item>
          <text:p text:style-name="P132"><text:span text:style-name="T51">Le</text:span><text:span text:style-name="T62"> </text:span><text:span text:style-name="T51">nom</text:span><text:span text:style-name="T62">br</text:span><text:span text:style-name="T51">e </text:span><text:span text:style-name="T62">d</text:span><text:span text:style-name="T51">e </text:span><text:span text:style-name="T62">c</text:span><text:span text:style-name="T51">omman</text:span><text:span text:style-name="T62">d</text:span><text:span text:style-name="T51">es </text:span><text:span text:style-name="T59">s</text:span><text:span text:style-name="T51">e</text:span><text:span text:style-name="T80">r</text:span><text:span text:style-name="T51">a m</text:span><text:span text:style-name="T62">i</text:span><text:span text:style-name="T51">n</text:span><text:span text:style-name="T62">i</text:span><text:span text:style-name="T51">m</text:span><text:span text:style-name="T62">i</text:span><text:span text:style-name="T59">s</text:span><text:span text:style-name="T51">é</text:span><text:span text:style-name="T74">.</text:span></text:p>
        </text:list-item>
      </text:list>
      <text:p text:style-name="P46"><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ev</text:span><text:span text:style-name="T21">r</text:span><text:span text:style-name="T1">a </text:span><text:span text:style-name="T14">r</text:span><text:span text:style-name="T1">e</text:span><text:span text:style-name="T9">s</text:span><text:span text:style-name="T5">p</text:span><text:span text:style-name="T9">e</text:span><text:span text:style-name="T5">c</text:span><text:span text:style-name="T1">ter </text:span><text:span text:style-name="T5">l'</text:span><text:span text:style-name="T18">a</text:span><text:span text:style-name="T5">rb</text:span><text:span text:style-name="T9">o</text:span><text:span text:style-name="T14">r</text:span><text:span text:style-name="T1">e</text:span><text:span text:style-name="T9">s</text:span><text:span text:style-name="T5">c</text:span><text:span text:style-name="T1">en</text:span><text:span text:style-name="T9">c</text:span><text:span text:style-name="T1">e </text:span><text:span text:style-name="T5">d</text:span><text:span text:style-name="T1">es é</text:span><text:span text:style-name="T5">c</text:span><text:span text:style-name="T21">r</text:span><text:span text:style-name="T1">ans</text:span><text:span text:style-name="T9"> </text:span><text:span text:style-name="T5">pri</text:span><text:span text:style-name="T18">n</text:span><text:span text:style-name="T5">cip</text:span><text:span text:style-name="T1">a</text:span><text:span text:style-name="T18">u</text:span><text:span text:style-name="T1">x et</text:span><text:span text:style-name="T5"> </text:span><text:span text:style-name="T9">l</text:span><text:span text:style-name="T1">es </text:span><text:span text:style-name="T9">l</text:span><text:span text:style-name="T5">i</text:span><text:span text:style-name="T1">ens te</text:span><text:span text:style-name="T5">l</text:span><text:span text:style-name="T1">s</text:span><text:span text:style-name="T18"> </text:span><text:span text:style-name="T5">q</text:span><text:span text:style-name="T1">ue </text:span><text:span text:style-name="T5">d</text:span><text:span text:style-name="T1">é</text:span><text:span text:style-name="T5">c</text:span><text:span text:style-name="T9">r</text:span><text:span text:style-name="T5">i</text:span><text:span text:style-name="T1">ts</text:span><text:span text:style-name="T18"> </text:span><text:span text:style-name="T5">d</text:span><text:span text:style-name="T1">ans </text:span><text:span text:style-name="T5">l'annexe 3</text:span></text:p>
      <text:p text:style-name="P88"/>
      <text:p text:style-name="P47"/>
      <text:p text:style-name="P48"/>
      <text:p text:style-name="styl3"><text:bookmark-start text:name="_Toc436392869"/><text:bookmark-start text:name="Bookmark27"/>5.1.3. <text:s text:c="4"/><text:span text:style-name="T102"><text:s/></text:span>Éléments de l<text:span text:style-name="T93">'</text:span>i<text:span text:style-name="T93">n</text:span>te<text:span text:style-name="T96">r</text:span><text:span text:style-name="T93">f</text:span>ace<text:bookmark-end text:name="_Toc436392869"/><text:bookmark-end text:name="Bookmark27"/></text:p>
      <text:p text:style-name="P29"><text:span text:style-name="T1">L</text:span><text:span text:style-name="T14">e</text:span><text:span text:style-name="T1">s</text:span><text:span text:style-name="T18"> </text:span><text:span text:style-name="T1">é</text:span><text:span text:style-name="T5">c</text:span><text:span text:style-name="T21">r</text:span><text:span text:style-name="T1">ans </text:span><text:span text:style-name="T5">p</text:span><text:span text:style-name="T9">r</text:span><text:span text:style-name="T5">i</text:span><text:span text:style-name="T1">n</text:span><text:span text:style-name="T9">c</text:span><text:span text:style-name="T5">ip</text:span><text:span text:style-name="T1">aux </text:span><text:span text:style-name="T5">d</text:span><text:span text:style-name="T1">e </text:span><text:span text:style-name="T5">l'</text:span><text:span text:style-name="T18">a</text:span><text:span text:style-name="T5">p</text:span><text:span text:style-name="T9">p</text:span><text:span text:style-name="T5">lic</text:span><text:span text:style-name="T18">a</text:span><text:span text:style-name="T1">t</text:span><text:span text:style-name="T5">i</text:span><text:span text:style-name="T1">on</text:span><text:span text:style-name="T9"> s</text:span><text:span text:style-name="T1">e</text:span><text:span text:style-name="T14">r</text:span><text:span text:style-name="T1">ont a</text:span><text:span text:style-name="T5">cc</text:span><text:span text:style-name="T1">e</text:span><text:span text:style-name="T9">ss</text:span><text:span text:style-name="T5">i</text:span><text:span text:style-name="T9">b</text:span><text:span text:style-name="T5">l</text:span><text:span text:style-name="T1">es </text:span><text:span text:style-name="T5">p</text:span><text:span text:style-name="T1">ar </text:span><text:span text:style-name="T5">d</text:span><text:span text:style-name="T1">es</text:span><text:span text:style-name="T18"> </text:span><text:span text:style-name="T5">ic</text:span><text:span text:style-name="T1">ôn</text:span><text:span text:style-name="T5">e</text:span><text:span text:style-name="T1">s</text:span><text:span text:style-name="T18"> </text:span><text:span text:style-name="T1">et </text:span><text:span text:style-name="T5">d</text:span><text:span text:style-name="T1">es on</text:span><text:span text:style-name="T9">g</text:span><text:span text:style-name="T5">l</text:span><text:span text:style-name="T1">ets dans un menu sur la gauche. Qui pourra être afficher ou non</text:span></text:p>
      <text:p text:style-name="P91"><text:soft-page-break/><text:span text:style-name="T1">Ils</text:span><text:span text:style-name="T14"> </text:span><text:span text:style-name="T5">d</text:span><text:span text:style-name="T1">ev</text:span><text:span text:style-name="T21">ront être intégrer de manière à respecter la charte graphique demander sans aucun changement de style .</text:span></text:p>
      <text:p text:style-name="P91"><text:span text:style-name="T21">Afin d'améliorer la compréhension l</text:span><text:span text:style-name="T75">es annexe 1 et 3 sont respectivement un plan de navigation l'application et un diagramme de cas d'utilisations.</text:span></text:p>
      <text:list xml:id="list1851145228070260960" text:style-name="WWNum51">
        <text:list-item>
          <text:list>
            <text:list-item>
              <text:p text:style-name="P95"><text:span text:style-name="T92"><text:s/></text:span><text:bookmark-start text:name="_Toc436392870"/><text:bookmark-start text:name="Bookmark28"/><text:span text:style-name="T92">C</text:span><text:span text:style-name="T94">h</text:span><text:span text:style-name="T92">arte </text:span>gra<text:span text:style-name="T100">p</text:span><text:span text:style-name="T93">h</text:span>ique<text:bookmark-end text:name="_Toc436392870"/><text:bookmark-end text:name="Bookmark28"/></text:p>
            </text:list-item>
          </text:list>
        </text:list-item>
      </text:list>
      <text:p text:style-name="styl3"><text:bookmark-start text:name="_Toc436392871"/><text:bookmark-start text:name="Bookmark29"/><text:span text:style-name="T92">5.2.1 Défi</text:span><text:span text:style-name="T107">n</text:span><text:span text:style-name="T92">i</text:span><text:span text:style-name="T107">t</text:span><text:span text:style-name="T92">ion </text:span>de<text:span text:style-name="T99"> </text:span>la<text:span text:style-name="T103"> </text:span>charte<text:span text:style-name="T98"> </text:span>g<text:span text:style-name="T108">r</text:span>ap<text:span text:style-name="T106">h</text:span>ique<text:bookmark-end text:name="_Toc436392871"/><text:bookmark-end text:name="Bookmark29"/></text:p>
      <text:p text:style-name="P49"><text:span text:style-name="T5">L</text:span><text:span text:style-name="T1">a </text:span><text:span text:style-name="T5">c</text:span><text:span text:style-name="T1">ha</text:span><text:span text:style-name="T5">r</text:span><text:span text:style-name="T1">te </text:span><text:span text:style-name="T5">g</text:span><text:span text:style-name="T21">r</text:span><text:span text:style-name="T18">a</text:span><text:span text:style-name="T5">p</text:span><text:span text:style-name="T1">h</text:span><text:span text:style-name="T5">iq</text:span><text:span text:style-name="T1">ue </text:span><text:span text:style-name="T5">d</text:span><text:span text:style-name="T9">o</text:span><text:span text:style-name="T5">i</text:span><text:span text:style-name="T1">t </text:span><text:span text:style-name="T5">p</text:span><text:span text:style-name="T1">oser </text:span><text:span text:style-name="T5">l</text:span><text:span text:style-name="T1">es</text:span><text:span text:style-name="T18"> </text:span><text:span text:style-name="T5">r</text:span><text:span text:style-name="T1">è</text:span><text:span text:style-name="T9">g</text:span><text:span text:style-name="T5">l</text:span><text:span text:style-name="T1">es </text:span><text:span text:style-name="T5">d</text:span><text:span text:style-name="T1">e </text:span><text:span text:style-name="T9">p</text:span><text:span text:style-name="T14">r</text:span><text:span text:style-name="T1">é</text:span><text:span text:style-name="T9">s</text:span><text:span text:style-name="T1">en</text:span><text:span text:style-name="T5">t</text:span><text:span text:style-name="T1">a</text:span><text:span text:style-name="T5">t</text:span><text:span text:style-name="T9">i</text:span><text:span text:style-name="T1">on</text:span><text:span text:style-name="T5"> </text:span><text:span text:style-name="T1">et </text:span><text:span text:style-name="T5">d</text:span><text:span text:style-name="T1">é</text:span><text:span text:style-name="T9">f</text:span><text:span text:style-name="T5">i</text:span><text:span text:style-name="T1">n</text:span><text:span text:style-name="T5">i</text:span><text:span text:style-name="T1">r </text:span><text:span text:style-name="T9">l</text:span><text:span text:style-name="T5">’</text:span><text:span text:style-name="T1">as</text:span><text:span text:style-name="T5">p</text:span><text:span text:style-name="T1">e</text:span><text:span text:style-name="T5">c</text:span><text:span text:style-name="T1">t </text:span><text:span text:style-name="T5">g</text:span><text:span text:style-name="T21">r</text:span><text:span text:style-name="T18">a</text:span><text:span text:style-name="T5">p</text:span><text:span text:style-name="T1">h</text:span><text:span text:style-name="T5">iq</text:span><text:span text:style-name="T1">ue </text:span><text:span text:style-name="T5">d</text:span><text:span text:style-name="T1">e </text:span><text:span text:style-name="T5">l'</text:span><text:span text:style-name="T1">a</text:span><text:span text:style-name="T9">p</text:span><text:span text:style-name="T5">p</text:span><text:span text:style-name="T9">l</text:span><text:span text:style-name="T5">ic</text:span><text:span text:style-name="T1">a</text:span><text:span text:style-name="T9">t</text:span><text:span text:style-name="T5">i</text:span><text:span text:style-name="T1">on. </text:span><text:span text:style-name="T5">E</text:span><text:span text:style-name="T9">l</text:span><text:span text:style-name="T5">l</text:span><text:span text:style-name="T1">e </text:span><text:span text:style-name="T5">d</text:span><text:span text:style-name="T9">o</text:span><text:span text:style-name="T5">i</text:span><text:span text:style-name="T1">t a</text:span><text:span text:style-name="T5">s</text:span><text:span text:style-name="T9">s</text:span><text:span text:style-name="T1">u</text:span><text:span text:style-name="T28">r</text:span><text:span text:style-name="T9">e</text:span><text:span text:style-name="T1">r </text:span><text:span text:style-name="T5">l</text:span><text:span text:style-name="T1">a </text:span><text:span text:style-name="T5">li</text:span><text:span text:style-name="T9">s</text:span><text:span text:style-name="T5">i</text:span><text:span text:style-name="T9">b</text:span><text:span text:style-name="T5">i</text:span><text:span text:style-name="T9">l</text:span><text:span text:style-name="T5">i</text:span><text:span text:style-name="T1">té </text:span><text:span text:style-name="T9">g</text:span><text:span text:style-name="T5">l</text:span><text:span text:style-name="T1">o</text:span><text:span text:style-name="T5">b</text:span><text:span text:style-name="T1">a</text:span><text:span text:style-name="T9">l</text:span><text:span text:style-name="T1">e </text:span><text:span text:style-name="T5">d</text:span><text:span text:style-name="T1">es </text:span><text:span text:style-name="T5">i</text:span><text:span text:style-name="T1">n</text:span><text:span text:style-name="T28">f</text:span><text:span text:style-name="T1">o</text:span><text:span text:style-name="T5">r</text:span><text:span text:style-name="T1">ma</text:span><text:span text:style-name="T9">t</text:span><text:span text:style-name="T5">i</text:span><text:span text:style-name="T1">ons, </text:span><text:span text:style-name="T37">v</text:span><text:span text:style-name="T1">a</text:span><text:span text:style-name="T5">l</text:span><text:span text:style-name="T9">o</text:span><text:span text:style-name="T5">ri</text:span><text:span text:style-name="T9">s</text:span><text:span text:style-name="T1">er </text:span><text:span text:style-name="T5">l</text:span><text:span text:style-name="T1">es</text:span><text:span text:style-name="T18"> </text:span><text:span text:style-name="T5">p</text:span><text:span text:style-name="T1">o</text:span><text:span text:style-name="T5">i</text:span><text:span text:style-name="T1">n</text:span><text:span text:style-name="T5">t</text:span><text:span text:style-name="T1">s </text:span><text:span text:style-name="T5">i</text:span><text:span text:style-name="T1">m</text:span><text:span text:style-name="T5">p</text:span><text:span text:style-name="T1">o</text:span><text:span text:style-name="T5">r</text:span><text:span text:style-name="T1">tan</text:span><text:span text:style-name="T5">t</text:span><text:span text:style-name="T9">s</text:span><text:span text:style-name="T1">, </text:span><text:span text:style-name="T14">f</text:span><text:span text:style-name="T1">a</text:span><text:span text:style-name="T5">c</text:span><text:span text:style-name="T9">i</text:span><text:span text:style-name="T5">l</text:span><text:span text:style-name="T9">i</text:span><text:span text:style-name="T1">ter </text:span><text:span text:style-name="T5">l</text:span><text:span text:style-name="T1">a n</text:span><text:span text:style-name="T14">a</text:span><text:span text:style-name="T1">v</text:span><text:span text:style-name="T5">ig</text:span><text:span text:style-name="T1">a</text:span><text:span text:style-name="T9">t</text:span><text:span text:style-name="T5">i</text:span><text:span text:style-name="T1">on et </text:span><text:span text:style-name="T14">r</text:span><text:span text:style-name="T1">en</text:span><text:span text:style-name="T9">d</text:span><text:span text:style-name="T14">r</text:span><text:span text:style-name="T1">e </text:span><text:span text:style-name="T5">l'</text:span><text:span text:style-name="T18">a</text:span><text:span text:style-name="T5">pp</text:span><text:span text:style-name="T9">l</text:span><text:span text:style-name="T5">ic</text:span><text:span text:style-name="T1">a</text:span><text:span text:style-name="T9">t</text:span><text:span text:style-name="T5">i</text:span><text:span text:style-name="T1">on a</text:span><text:span text:style-name="T14">t</text:span><text:span text:style-name="T1">t</text:span><text:span text:style-name="T21">r</text:span><text:span text:style-name="T1">a</text:span><text:span text:style-name="T5">c</text:span><text:span text:style-name="T18">t</text:span><text:span text:style-name="T5">iv</text:span><text:span text:style-name="T1">e. Les effets reste à choix libre</text:span></text:p>
      <text:list xml:id="list5093305138656125357" text:style-name="WWNum25">
        <text:list-header>
          <text:p text:style-name="P101"/>
        </text:list-header>
      </text:list>
      <text:p text:style-name="P50"><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ev</text:span><text:span text:style-name="T21">r</text:span><text:span text:style-name="T1">a </text:span><text:span text:style-name="T14">r</text:span><text:span text:style-name="T1">é</text:span><text:span text:style-name="T18">a</text:span><text:span text:style-name="T5">li</text:span><text:span text:style-name="T9">s</text:span><text:span text:style-name="T1">er </text:span><text:span text:style-name="T5">l</text:span><text:span text:style-name="T1">es</text:span><text:span text:style-name="T18"> </text:span><text:span text:style-name="T1">é</text:span><text:span text:style-name="T5">l</text:span><text:span text:style-name="T1">émen</text:span><text:span text:style-name="T5">t</text:span><text:span text:style-name="T1">s</text:span><text:span text:style-name="T18"> </text:span><text:span text:style-name="T5">g</text:span><text:span text:style-name="T21">r</text:span><text:span text:style-name="T1">a</text:span><text:span text:style-name="T5">p</text:span><text:span text:style-name="T1">h</text:span><text:span text:style-name="T9">i</text:span><text:span text:style-name="T5">q</text:span><text:span text:style-name="T1">ues de l'application en veillant a rester dans la modernité et la facilité d'usage</text:span></text:p>
      <text:list xml:id="list29533650" text:continue-list="list1851145228070260960" text:style-name="WWNum51">
        <text:list-item>
          <text:list>
            <text:list-item>
              <text:p text:style-name="P95"><text:bookmark-start text:name="_Toc436392872"/><text:bookmark-start text:name="Bookmark30"/><text:span text:style-name="T92">Erg</text:span><text:span text:style-name="T97">o</text:span><text:span text:style-name="T94">n</text:span><text:span text:style-name="T97">o</text:span><text:span text:style-name="T94">m</text:span><text:span text:style-name="T92">ie</text:span><text:span text:style-name="T107"> </text:span>/<text:span text:style-name="T109"> </text:span><text:span text:style-name="T97">C</text:span><text:span text:style-name="T94">h</text:span><text:span text:style-name="T92">arte </text:span>éd<text:span text:style-name="T96">i</text:span><text:span text:style-name="T93">t</text:span><text:span text:style-name="T96">o</text:span>riale<text:bookmark-end text:name="_Toc436392872"/><text:bookmark-end text:name="Bookmark30"/></text:p>
            </text:list-item>
          </text:list>
        </text:list-item>
      </text:list>
      <text:list xml:id="list4558887799181962166" text:style-name="WWNum28">
        <text:list-header>
          <text:p text:style-name="P102"/>
        </text:list-header>
      </text:list>
      <text:p text:style-name="P81"><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o</text:span><text:span text:style-name="T9">i</text:span><text:span text:style-name="T1">t </text:span><text:span text:style-name="T9">s</text:span><text:span text:style-name="T5">'</text:span><text:span text:style-name="T1">a</text:span><text:span text:style-name="T14">t</text:span><text:span text:style-name="T1">ta</text:span><text:span text:style-name="T5">c</text:span><text:span text:style-name="T1">her à </text:span><text:span text:style-name="T14">r</text:span><text:span text:style-name="T1">en</text:span><text:span text:style-name="T9">d</text:span><text:span text:style-name="T14">r</text:span><text:span text:style-name="T1">e </text:span><text:span text:style-name="T5">l'</text:span><text:span text:style-name="T18">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1">a</text:span><text:span text:style-name="T14">t</text:span><text:span text:style-name="T1">t</text:span><text:span text:style-name="T21">r</text:span><text:span text:style-name="T14">a</text:span><text:span text:style-name="T21">y</text:span><text:span text:style-name="T1">an</text:span><text:span text:style-name="T5">t</text:span><text:span text:style-name="T1">e tout en</text:span><text:span text:style-name="T9"> </text:span><text:span text:style-name="T5">c</text:span><text:span text:style-name="T1">onse</text:span><text:span text:style-name="T14">r</text:span><text:span text:style-name="T21">v</text:span><text:span text:style-name="T1">ant </text:span><text:span text:style-name="T5">l</text:span><text:span text:style-name="T1">a </text:span><text:span text:style-name="T9">s</text:span><text:span text:style-name="T1">o</text:span><text:span text:style-name="T5">bri</text:span><text:span text:style-name="T1">é</text:span><text:span text:style-name="T18">t</text:span><text:span text:style-name="T1">é et</text:span><text:span text:style-name="T5"> l</text:span><text:span text:style-name="T1">a </text:span><text:span text:style-name="T5">l</text:span><text:span text:style-name="T9">é</text:span><text:span text:style-name="T5">g</text:span><text:span text:style-name="T1">è</text:span><text:span text:style-name="T5">r</text:span><text:span text:style-name="T1">eté </text:span><text:span text:style-name="T5">d</text:span><text:span text:style-name="T1">es</text:span><text:span text:style-name="T18"> </text:span><text:span text:style-name="T5">p</text:span><text:span text:style-name="T1">a</text:span><text:span text:style-name="T5">g</text:span><text:span text:style-name="T1">e</text:span><text:span text:style-name="T9">s</text:span><text:span text:style-name="T1">.</text:span></text:p>
      <text:p text:style-name="P31"><text:span text:style-name="T1">Le</text:span><text:span text:style-name="T5"> l</text:span><text:span text:style-name="T1">an</text:span><text:span text:style-name="T5">g</text:span><text:span text:style-name="T18">a</text:span><text:span text:style-name="T5">g</text:span><text:span text:style-name="T1">e </text:span><text:span text:style-name="T9">s</text:span><text:span text:style-name="T1">e</text:span><text:span text:style-name="T21">r</text:span><text:span text:style-name="T1">a</text:span><text:span text:style-name="T5"> </text:span><text:span text:style-name="T1">a</text:span><text:span text:style-name="T5">cc</text:span><text:span text:style-name="T1">e</text:span><text:span text:style-name="T9">ss</text:span><text:span text:style-name="T5">i</text:span><text:span text:style-name="T9">b</text:span><text:span text:style-name="T5">l</text:span><text:span text:style-name="T1">e à</text:span><text:span text:style-name="T5"> l'</text:span><text:span text:style-name="T18">u</text:span><text:span text:style-name="T1">t</text:span><text:span text:style-name="T9">i</text:span><text:span text:style-name="T5">li</text:span><text:span text:style-name="T9">s</text:span><text:span text:style-name="T1">a</text:span><text:span text:style-name="T5">t</text:span><text:span text:style-name="T1">eur en</text:span><text:span text:style-name="T9"> </text:span><text:span text:style-name="T1">év</text:span><text:span text:style-name="T5">i</text:span><text:span text:style-name="T1">tant tout ja</text:span><text:span text:style-name="T28">r</text:span><text:span text:style-name="T5">g</text:span><text:span text:style-name="T1">on</text:span><text:span text:style-name="T9"> </text:span><text:span text:style-name="T1">te</text:span><text:span text:style-name="T5">c</text:span><text:span text:style-name="T1">hn</text:span><text:span text:style-name="T9">o</text:span><text:span text:style-name="T5">l</text:span><text:span text:style-name="T1">o</text:span><text:span text:style-name="T9">g</text:span><text:span text:style-name="T5">iq</text:span><text:span text:style-name="T1">u</text:span><text:span text:style-name="T9">e</text:span><text:span text:style-name="T1">.</text:span></text:p>
      <text:list xml:id="list6225260151552806831" text:style-name="WWNum29">
        <text:list-header>
          <text:p text:style-name="P103"/>
        </text:list-header>
      </text:list>
      <text:p text:style-name="P29"><text:span text:style-name="T5">E</text:span><text:span text:style-name="T1">n</text:span><text:span text:style-name="T9"> </text:span><text:span text:style-name="T5">pl</text:span><text:span text:style-name="T1">us </text:span><text:span text:style-name="T5">d</text:span><text:span text:style-name="T1">es</text:span><text:span text:style-name="T18"> </text:span><text:span text:style-name="T1">no</text:span><text:span text:style-name="T5">r</text:span><text:span text:style-name="T1">mes </text:span><text:span text:style-name="T5">ci</text:span><text:span text:style-name="T27">-</text:span><text:span text:style-name="T5">d</text:span><text:span text:style-name="T1">e</text:span><text:span text:style-name="T5">s</text:span><text:span text:style-name="T9">s</text:span><text:span text:style-name="T1">u</text:span><text:span text:style-name="T9">s</text:span><text:span text:style-name="T1">, </text:span><text:span text:style-name="T5">l</text:span><text:span text:style-name="T1">e </text:span><text:span text:style-name="T5">p</text:span><text:span text:style-name="T14">r</text:span><text:span text:style-name="T1">e</text:span><text:span text:style-name="T9">s</text:span><text:span text:style-name="T1">ta</text:span><text:span text:style-name="T5">t</text:span><text:span text:style-name="T18">a</text:span><text:span text:style-name="T5">i</text:span><text:span text:style-name="T14">r</text:span><text:span text:style-name="T1">e </text:span><text:span text:style-name="T5">d</text:span><text:span text:style-name="T9">o</text:span><text:span text:style-name="T5">i</text:span><text:span text:style-name="T1">t </text:span><text:span text:style-name="T5">r</text:span><text:span text:style-name="T1">e</text:span><text:span text:style-name="T9">s</text:span><text:span text:style-name="T5">p</text:span><text:span text:style-name="T1">e</text:span><text:span text:style-name="T5">c</text:span><text:span text:style-name="T1">t</text:span><text:span text:style-name="T9">e</text:span><text:span text:style-name="T1">r </text:span><text:span text:style-name="T5">l</text:span><text:span text:style-name="T1">es </text:span><text:span text:style-name="T5">p</text:span><text:span text:style-name="T9">o</text:span><text:span text:style-name="T5">i</text:span><text:span text:style-name="T1">n</text:span><text:span text:style-name="T5">t</text:span><text:span text:style-name="T1">s </text:span><text:span text:style-name="T9">s</text:span><text:span text:style-name="T1">u</text:span><text:span text:style-name="T5">i</text:span><text:span text:style-name="T21">v</text:span><text:span text:style-name="T1">an</text:span><text:span text:style-name="T28">t</text:span><text:span text:style-name="T1">s</text:span><text:span text:style-name="T30"> </text:span><text:span text:style-name="T1">:</text:span></text:p>
      <text:list xml:id="list6106532098530651560" text:style-name="WWNum30">
        <text:list-item>
          <text:p text:style-name="P134"><text:span text:style-name="T62">l'</text:span><text:span text:style-name="T51">o</text:span><text:span text:style-name="T59">r</text:span><text:span text:style-name="T62">i</text:span><text:span text:style-name="T51">en</text:span><text:span text:style-name="T62">t</text:span><text:span text:style-name="T51">a</text:span><text:span text:style-name="T59">t</text:span><text:span text:style-name="T62">i</text:span><text:span text:style-name="T51">on </text:span><text:span text:style-name="T62">d</text:span><text:span text:style-name="T51">es é</text:span><text:span text:style-name="T59">c</text:span><text:span text:style-name="T80">r</text:span><text:span text:style-name="T51">ans </text:span><text:span text:style-name="T59">s</text:span><text:span text:style-name="T51">e</text:span><text:span text:style-name="T80">r</text:span><text:span text:style-name="T51">a</text:span><text:span text:style-name="T62"> </text:span><text:span text:style-name="T51">toujou</text:span><text:span text:style-name="T62">r</text:span><text:span text:style-name="T51">s</text:span><text:span text:style-name="T71"> </text:span><text:span text:style-name="T62">l</text:span><text:span text:style-name="T51">e mo</text:span><text:span text:style-name="T62">d</text:span><text:span text:style-name="T51">e </text:span><text:span text:style-name="T62">p</text:span><text:span text:style-name="T51">o</text:span><text:span text:style-name="T62">r</text:span><text:span text:style-name="T71">t</text:span><text:span text:style-name="T80">r</text:span><text:span text:style-name="T51">a</text:span><text:span text:style-name="T62">i</text:span><text:span text:style-name="T51">t</text:span><text:span text:style-name="T83"> <text:s/></text:span></text:p>
        </text:list-item>
        <text:list-item>
          <text:p text:style-name="P134"><text:span text:style-name="T62">l</text:span><text:span text:style-name="T51">e </text:span><text:span text:style-name="T62">l</text:span><text:span text:style-name="T51">o</text:span><text:span text:style-name="T62">g</text:span><text:span text:style-name="T51">o </text:span><text:span text:style-name="T62">d</text:span><text:span text:style-name="T51">e </text:span><text:span text:style-name="T62">l’application</text:span><text:span text:style-name="T51"> a</text:span><text:span text:style-name="T62">pp</text:span><text:span text:style-name="T51">a</text:span><text:span text:style-name="T78">r</text:span><text:span text:style-name="T51">a</text:span><text:span text:style-name="T59">î</text:span><text:span text:style-name="T51">t</text:span><text:span text:style-name="T80">r</text:span><text:span text:style-name="T51">a sur </text:span><text:span text:style-name="T62">c</text:span><text:span text:style-name="T51">ha</text:span><text:span text:style-name="T62">q</text:span><text:span text:style-name="T51">ue é</text:span><text:span text:style-name="T62">c</text:span><text:span text:style-name="T80">r</text:span><text:span text:style-name="T51">an</text:span></text:p>
        </text:list-item>
        <text:list-item>
          <text:p text:style-name="P129">les teinte de couleur ne doivent pas varié <text:s/></text:p>
        </text:list-item>
      </text:list>
      <text:p text:style-name="P51"/>
      <text:list xml:id="list589084425127857768" text:style-name="WWNum31">
        <text:list-header>
          <text:p text:style-name="P138"/>
        </text:list-header>
      </text:list>
      <text:list xml:id="list8185567700150493285" text:style-name="WWNum32">
        <text:list-header>
          <text:p text:style-name="P139"><text:span text:style-name="T87"><text:s/></text:span><text:span text:style-name="T62">C</text:span><text:span text:style-name="T51">ha</text:span><text:span text:style-name="T59">r</text:span><text:span text:style-name="T51">te</text:span><text:span text:style-name="T88"> </text:span><text:span text:style-name="T51">é</text:span><text:span text:style-name="T62">d</text:span><text:span text:style-name="T59">i</text:span><text:span text:style-name="T51">to</text:span><text:span text:style-name="T62">ri</text:span><text:span text:style-name="T71">a</text:span><text:span text:style-name="T62">l</text:span><text:span text:style-name="T51">e : Le</text:span><text:span text:style-name="T62"> </text:span><text:span text:style-name="T59">p</text:span><text:span text:style-name="T67">r</text:span><text:span text:style-name="T51">e</text:span><text:span text:style-name="T59">s</text:span><text:span text:style-name="T51">ta</text:span><text:span text:style-name="T62">t</text:span><text:span text:style-name="T51">a</text:span><text:span text:style-name="T59">i</text:span><text:span text:style-name="T67">r</text:span><text:span text:style-name="T51">e </text:span><text:span text:style-name="T62">v</text:span><text:span text:style-name="T51">e</text:span><text:span text:style-name="T62">i</text:span><text:span text:style-name="T59">l</text:span><text:span text:style-name="T62">l</text:span><text:span text:style-name="T51">e</text:span><text:span text:style-name="T80">r</text:span><text:span text:style-name="T51">a à </text:span><text:span text:style-name="T67">r</text:span><text:span text:style-name="T51">e</text:span><text:span text:style-name="T59">s</text:span><text:span text:style-name="T62">p</text:span><text:span text:style-name="T59">e</text:span><text:span text:style-name="T62">c</text:span><text:span text:style-name="T51">ter </text:span><text:span text:style-name="T62">l</text:span><text:span text:style-name="T51">es</text:span><text:span text:style-name="T71"> </text:span><text:span text:style-name="T62">r</text:span><text:span text:style-name="T51">è</text:span><text:span text:style-name="T59">g</text:span><text:span text:style-name="T62">l</text:span><text:span text:style-name="T51">es u</text:span><text:span text:style-name="T59">s</text:span><text:span text:style-name="T51">ue</text:span><text:span text:style-name="T59">l</text:span><text:span text:style-name="T62">l</text:span><text:span text:style-name="T51">es o</text:span><text:span text:style-name="T62">r</text:span><text:span text:style-name="T51">t</text:span><text:span text:style-name="T71">h</text:span><text:span text:style-name="T51">o</text:span><text:span text:style-name="T62">g</text:span><text:span text:style-name="T80">r</text:span><text:span text:style-name="T51">a</text:span><text:span text:style-name="T62">p</text:span><text:span text:style-name="T71">h</text:span><text:span text:style-name="T62">iq</text:span><text:span text:style-name="T51">ue</text:span><text:span text:style-name="T59">s</text:span><text:span text:style-name="T51">, </text:span><text:span text:style-name="T62">g</text:span><text:span text:style-name="T80">r</text:span><text:span text:style-name="T51">amma</text:span><text:span text:style-name="T62">tic</text:span><text:span text:style-name="T71">a</text:span><text:span text:style-name="T62">l</text:span><text:span text:style-name="T51">es</text:span><text:span text:style-name="T71"> </text:span><text:span text:style-name="T51">et </text:span><text:span text:style-name="T67">t</text:span><text:span text:style-name="T51">y</text:span><text:span text:style-name="T62">p</text:span><text:span text:style-name="T51">o</text:span><text:span text:style-name="T62">g</text:span><text:span text:style-name="T80">r</text:span><text:span text:style-name="T51">a</text:span><text:span text:style-name="T62">p</text:span><text:span text:style-name="T71">h</text:span><text:span text:style-name="T62">iq</text:span><text:span text:style-name="T51">ue</text:span><text:span text:style-name="T59">s</text:span><text:span text:style-name="T51">. Il év</text:span><text:span text:style-name="T62">i</text:span><text:span text:style-name="T51">te</text:span><text:span text:style-name="T80">r</text:span><text:span text:style-name="T51">a au</text:span><text:span text:style-name="T62">t</text:span><text:span text:style-name="T51">ant </text:span><text:span text:style-name="T62">q</text:span><text:span text:style-name="T51">ue </text:span><text:span text:style-name="T67">f</text:span><text:span text:style-name="T51">a</text:span><text:span text:style-name="T62">i</text:span><text:span text:style-name="T67">r</text:span><text:span text:style-name="T51">e </text:span><text:span text:style-name="T59">s</text:span><text:span text:style-name="T51">e </text:span><text:span text:style-name="T62">p</text:span><text:span text:style-name="T51">eut </text:span><text:span text:style-name="T62">l'</text:span><text:span text:style-name="T51">u</text:span><text:span text:style-name="T59">s</text:span><text:span text:style-name="T51">a</text:span><text:span text:style-name="T62">g</text:span><text:span text:style-name="T51">e </text:span><text:span text:style-name="T62">d</text:span><text:span text:style-name="T51">es a</text:span><text:span text:style-name="T59">b</text:span><text:span text:style-name="T67">r</text:span><text:span text:style-name="T51">év</text:span><text:span text:style-name="T62">i</text:span><text:span text:style-name="T51">a</text:span><text:span text:style-name="T59">t</text:span><text:span text:style-name="T62">i</text:span><text:span text:style-name="T51">ons</text:span><text:span text:style-name="T59"> </text:span><text:span text:style-name="T51">et</text:span><text:span text:style-name="T62"> </text:span><text:span text:style-name="T59">p</text:span><text:span text:style-name="T67">r</text:span><text:span text:style-name="T51">é</text:span><text:span text:style-name="T67">f</text:span><text:span text:style-name="T59">é</text:span><text:span text:style-name="T67">r</text:span><text:span text:style-name="T51">e</text:span><text:span text:style-name="T80">r</text:span><text:span text:style-name="T51">a toujou</text:span><text:span text:style-name="T62">r</text:span><text:span text:style-name="T51">s </text:span><text:span text:style-name="T62">d</text:span><text:span text:style-name="T51">es</text:span><text:span text:style-name="T71"> </text:span><text:span text:style-name="T51">é</text:span><text:span text:style-name="T62">q</text:span><text:span text:style-name="T51">u</text:span><text:span text:style-name="T62">i</text:span><text:span text:style-name="T80">v</text:span><text:span text:style-name="T51">a</text:span><text:span text:style-name="T62">l</text:span><text:span text:style-name="T51">e</text:span><text:span text:style-name="T71">n</text:span><text:span text:style-name="T62">c</text:span><text:span text:style-name="T51">es en</text:span><text:span text:style-name="T59"> </text:span><text:span text:style-name="T62">l</text:span><text:span text:style-name="T51">an</text:span><text:span text:style-name="T62">g</text:span><text:span text:style-name="T51">ue </text:span><text:span text:style-name="T67">f</text:span><text:span text:style-name="T80">r</text:span><text:span text:style-name="T51">a</text:span><text:span text:style-name="T71">n</text:span><text:span text:style-name="T62">ç</text:span><text:span text:style-name="T51">a</text:span><text:span text:style-name="T62">i</text:span><text:span text:style-name="T59">s</text:span><text:span text:style-name="T51">e aux te</text:span><text:span text:style-name="T62">r</text:span><text:span text:style-name="T51">mes ét</text:span><text:span text:style-name="T80">r</text:span><text:span text:style-name="T51">an</text:span><text:span text:style-name="T59">g</text:span><text:span text:style-name="T51">e</text:span><text:span text:style-name="T62">r</text:span><text:span text:style-name="T59">s</text:span><text:span text:style-name="T51">.</text:span></text:p>
        </text:list-header>
      </text:list>
      <text:list xml:id="list29538034" text:continue-list="list29533650" text:style-name="WWNum51">
        <text:list-item>
          <text:list>
            <text:list-item>
              <text:p text:style-name="P95"><text:bookmark-start text:name="_Toc436392873"/><text:bookmark-start text:name="Bookmark31"/><text:span text:style-name="T92">I</text:span><text:span text:style-name="T94">n</text:span><text:span text:style-name="T92">tég</text:span><text:span text:style-name="T101">r</text:span><text:span text:style-name="T92">at</text:span><text:span text:style-name="T94">i</text:span><text:span text:style-name="T97">o</text:span><text:span text:style-name="T94">n</text:span><text:span text:style-name="T92">s </text:span>de<text:span text:style-name="T104"> </text:span><text:span text:style-name="T93">f</text:span>i<text:span text:style-name="T100">c</text:span><text:span text:style-name="T93">h</text:span>iers<text:bookmark-end text:name="_Toc436392873"/><text:bookmark-end text:name="Bookmark31"/></text:p>
            </text:list-item>
          </text:list>
        </text:list-item>
      </text:list>
      <text:p text:style-name="P140"/>
      <text:p text:style-name="P52"><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5">d</text:span><text:span text:style-name="T9">o</text:span><text:span text:style-name="T5">i</text:span><text:span text:style-name="T1">t </text:span><text:span text:style-name="T5">c</text:span><text:span text:style-name="T1">om</text:span><text:span text:style-name="T5">p</text:span><text:span text:style-name="T1">o</text:span><text:span text:style-name="T9">r</text:span><text:span text:style-name="T1">ter </text:span><text:span text:style-name="T5">l</text:span><text:span text:style-name="T1">es</text:span><text:span text:style-name="T18"> </text:span><text:span text:style-name="T1">é</text:span><text:span text:style-name="T5">l</text:span><text:span text:style-name="T1">émen</text:span><text:span text:style-name="T5">t</text:span><text:span text:style-name="T1">s</text:span><text:span text:style-name="T18"> </text:span><text:span text:style-name="T5">g</text:span><text:span text:style-name="T21">r</text:span><text:span text:style-name="T1">a</text:span><text:span text:style-name="T5">p</text:span><text:span text:style-name="T1">h</text:span><text:span text:style-name="T9">i</text:span><text:span text:style-name="T5">q</text:span><text:span text:style-name="T1">ues ou </text:span><text:span text:style-name="T9">s</text:span><text:span text:style-name="T14">o</text:span><text:span text:style-name="T1">n</text:span><text:span text:style-name="T9">o</text:span><text:span text:style-name="T14">r</text:span><text:span text:style-name="T1">es</text:span><text:span text:style-name="T18"> </text:span><text:span text:style-name="T5">s</text:span><text:span text:style-name="T1">u</text:span><text:span text:style-name="T5">i</text:span><text:span text:style-name="T21">v</text:span><text:span text:style-name="T1">an</text:span><text:span text:style-name="T5">t</text:span><text:span text:style-name="T1">s</text:span><text:span text:style-name="T39"> </text:span><text:span text:style-name="T1">:</text:span></text:p>
      <text:list xml:id="list4411582205911548663" text:style-name="WWNum33">
        <text:list-item>
          <text:p text:style-name="P141">Images de produits</text:p>
        </text:list-item>
        <text:list-item>
          <text:p text:style-name="P141">Logo de compte utilisateurs</text:p>
        </text:list-item>
        <text:list-item>
          <text:p text:style-name="P141"><text:soft-page-break/>Logo de panier</text:p>
        </text:list-item>
        <text:list-item>
          <text:p text:style-name="P141">Bouton de deconnexion/connexion</text:p>
        </text:list-item>
        <text:list-item>
          <text:p text:style-name="P141">Menu de choix et/ou de recherche d'un produit</text:p>
        </text:list-item>
        <text:list-item>
          <text:p text:style-name="P141">Indicateur monétaire</text:p>
        </text:list-item>
      </text:list>
      <text:p text:style-name="P53"/>
      <text:list xml:id="list7109095250303884406" text:style-name="WWNum34">
        <text:list-header>
          <text:p text:style-name="P104"/>
        </text:list-header>
      </text:list>
      <text:p text:style-name="P82">En plus des précédente contrainte tout élément juger nécessaire pourra être réaliser si elle respecte les précédentes conditions</text:p>
      <text:list xml:id="list29524957" text:continue-numbering="true" text:style-name="WWNum34">
        <text:list-header>
          <text:p text:style-name="P104"/>
        </text:list-header>
      </text:list>
      <text:list xml:id="list29537930" text:continue-list="list29538034" text:style-name="WWNum51">
        <text:list-item>
          <text:list>
            <text:list-item>
              <text:p text:style-name="P95"><text:bookmark-start text:name="_Toc436392874"/><text:bookmark-start text:name="Bookmark32"/><text:span text:style-name="T92">D</text:span><text:span text:style-name="T97">o</text:span><text:span text:style-name="T94">nn</text:span><text:span text:style-name="T92">ées</text:span><text:span text:style-name="T97"> </text:span><text:span text:style-name="T93">u</text:span>tilisa<text:span text:style-name="T93">t</text:span>e<text:span text:style-name="T96">u</text:span>r<text:bookmark-end text:name="_Toc436392874"/><text:bookmark-end text:name="Bookmark32"/></text:p>
            </text:list-item>
          </text:list>
        </text:list-item>
      </text:list>
      <text:p text:style-name="Standard"><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5">d</text:span><text:span text:style-name="T1">ev</text:span><text:span text:style-name="T21">r</text:span><text:span text:style-name="T1">a en</text:span><text:span text:style-name="T28">r</text:span><text:span text:style-name="T9">e</text:span><text:span text:style-name="T5">gi</text:span><text:span text:style-name="T9">s</text:span><text:span text:style-name="T18">t</text:span><text:span text:style-name="T14">r</text:span><text:span text:style-name="T1">er les informations du compte utilisateur </text:span><text:span text:style-name="T18"><text:s/>et avec contenir l'ensemble de son panier commercial et de ses éventuelle commandes</text:span></text:p>
      <text:p text:style-name="P54"><text:span text:style-name="T1">Ces </text:span><text:span text:style-name="T5">d</text:span><text:span text:style-name="T1">onn</text:span><text:span text:style-name="T5">é</text:span><text:span text:style-name="T1">es</text:span><text:span text:style-name="T18"> </text:span><text:span text:style-name="T9">s</text:span><text:span text:style-name="T1">e</text:span><text:span text:style-name="T14">r</text:span><text:span text:style-name="T1">ont t</text:span><text:span text:style-name="T21">r</text:span><text:span text:style-name="T1">ans</text:span><text:span text:style-name="T14">f</text:span><text:span text:style-name="T1">é</text:span><text:span text:style-name="T14">r</text:span><text:span text:style-name="T9">é</text:span><text:span text:style-name="T1">es </text:span><text:span text:style-name="T9">s</text:span><text:span text:style-name="T1">ur</text:span><text:span text:style-name="T14"> </text:span><text:span text:style-name="T5">l</text:span><text:span text:style-name="T1">e </text:span><text:span text:style-name="T9">s</text:span><text:span text:style-name="T1">e</text:span><text:span text:style-name="T5">rv</text:span><text:span text:style-name="T1">eur </text:span><text:span text:style-name="T5">d</text:span><text:span text:style-name="T1">e </text:span><text:span text:style-name="T5">l</text:span><text:span text:style-name="T1">a </text:span><text:span text:style-name="T9">s</text:span><text:span text:style-name="T1">o</text:span><text:span text:style-name="T5">ci</text:span><text:span text:style-name="T1">é</text:span><text:span text:style-name="T18">t</text:span><text:span text:style-name="T1">é </text:span><text:span text:style-name="T14">a</text:span><text:span text:style-name="T1">u</text:span><text:span text:style-name="T9"> </text:span><text:span text:style-name="T14">f</text:span><text:span text:style-name="T1">o</text:span><text:span text:style-name="T5">r</text:span><text:span text:style-name="T1">mat JSON et </text:span><text:span text:style-name="T9">s</text:span><text:span text:style-name="T1">e</text:span><text:span text:style-name="T14">r</text:span><text:span text:style-name="T1">ont e</text:span><text:span text:style-name="T5">x</text:span><text:span text:style-name="T9">p</text:span><text:span text:style-name="T5">l</text:span><text:span text:style-name="T1">o</text:span><text:span text:style-name="T9">i</text:span><text:span text:style-name="T1">tées</text:span><text:span text:style-name="T18"> </text:span><text:span text:style-name="T5">p</text:span><text:span text:style-name="T1">ar </text:span><text:span text:style-name="T5">l</text:span><text:span text:style-name="T1">e </text:span><text:span text:style-name="T9">s</text:span><text:span text:style-name="T5">i</text:span><text:span text:style-name="T1">te </text:span><text:span text:style-name="T5">I</text:span><text:span text:style-name="T1">n</text:span><text:span text:style-name="T5">t</text:span><text:span text:style-name="T1">e</text:span><text:span text:style-name="T5">r</text:span><text:span text:style-name="T1">net </text:span><text:span text:style-name="T5">d</text:span><text:span text:style-name="T9">é</text:span><text:span text:style-name="T5">di</text:span><text:span text:style-name="T1">é à </text:span><text:span text:style-name="T5">l'</text:span><text:span text:style-name="T1">a</text:span><text:span text:style-name="T9">p</text:span><text:span text:style-name="T5">pl</text:span><text:span text:style-name="T9">i</text:span><text:span text:style-name="T5">c</text:span><text:span text:style-name="T1">a</text:span><text:span text:style-name="T5">t</text:span><text:span text:style-name="T9">i</text:span><text:span text:style-name="T1">on.</text:span></text:p>
      <text:p text:style-name="P24"/>
      <text:list xml:id="list29541291" text:continue-numbering="true" text:style-name="WWNum51">
        <text:list-item>
          <text:list>
            <text:list-item>
              <text:p text:style-name="P95"><text:bookmark-start text:name="_Toc436392875"/><text:bookmark-start text:name="Bookmark33"/>Déve<text:span text:style-name="T93">l</text:span><text:span text:style-name="T96">o</text:span>ppement<text:bookmark-end text:name="_Toc436392875"/><text:bookmark-end text:name="Bookmark33"/></text:p>
            </text:list-item>
          </text:list>
        </text:list-item>
      </text:list>
      <text:p text:style-name="P80"><text:bookmark-start text:name="Bookmark34"/>Nombre de terminaux et d’OS ciblés, types de fonctions, ergonomie, graphisme, gestion du contenu, publication, campagne de lancement, etc. Tous ces facteurs impactent la charge de développement d’une application mobile et, par là même, son coût et ses délais de réalisation. Chaque OS mobile (iPhone OS ou iOS, Android, Windows Phone, ...) nécessite un développement applicatif spécifique. L’ergonomie et les fonctions d’une application ne sont pas toutes « réplicables » d’un mobile à l’autre (accéléromètre, boussole,...). L’intégration d’une navigation et d’un graphisme personnalisés nécessitent plus de développement et nécessitent également des tests. Une application est plus rapide quand tout son contenu est embarqué. La création d’une application nécessite la mise en place d’un plan de développement efficace <text:s/>pour <text:s/>augmenter le téléchargement de l’application mobile.</text:p>
      <text:p text:style-name="styl3"><text:bookmark-start text:name="_Toc436392876"/>5.6.1. <text:s text:c="4"/><text:span text:style-name="T102"><text:s/></text:span>L<text:span text:style-name="T100">a</text:span><text:span text:style-name="T93">n</text:span>gage<text:bookmark-end text:name="Bookmark34"/><text:bookmark-end text:name="_Toc436392876"/></text:p>
      <text:p text:style-name="Standard"><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s</text:span><text:span text:style-name="T1">e</text:span><text:span text:style-name="T21">r</text:span><text:span text:style-name="T1">a </text:span><text:span text:style-name="T5">d</text:span><text:span text:style-name="T1">é</text:span><text:span text:style-name="T5">v</text:span><text:span text:style-name="T1">e</text:span><text:span text:style-name="T5">l</text:span><text:span text:style-name="T1">o</text:span><text:span text:style-name="T9">p</text:span><text:span text:style-name="T5">p</text:span><text:span text:style-name="T1">ée </text:span><text:span text:style-name="T14">a</text:span><text:span text:style-name="T5">v</text:span><text:span text:style-name="T1">ec </text:span><text:span text:style-name="T5">l</text:span><text:span text:style-name="T1">e </text:span><text:span text:style-name="T5">l</text:span><text:span text:style-name="T1">an</text:span><text:span text:style-name="T5">g</text:span><text:span text:style-name="T18">a</text:span><text:span text:style-name="T5">g</text:span><text:span text:style-name="T1">e</text:span><text:span text:style-name="T45"> Javascript sous le framework Ionic Angular avec d’éventuelle bibliothèque supplémentaire afin de satisfaire les conditions de sécurité et de rendu attendu</text:span></text:p>
      <text:p text:style-name="styl3"><text:bookmark-start text:name="_Toc436392877"/><text:bookmark-start text:name="Bookmark35"/>5.6.2. <text:s text:c="4"/><text:span text:style-name="T102"><text:s/></text:span>E<text:span text:style-name="T93">n</text:span>v<text:span text:style-name="T110">i</text:span>r<text:span text:style-name="T96">o</text:span><text:span text:style-name="T93">nn</text:span>em<text:span text:style-name="T100">e</text:span><text:span text:style-name="T93">n</text:span>t<text:span text:style-name="T93"> </text:span>de déve<text:span text:style-name="T96">l</text:span><text:span text:style-name="T93">o</text:span>ppement<text:bookmark-end text:name="_Toc436392877"/><text:bookmark-end text:name="Bookmark35"/></text:p>
      <text:p text:style-name="P55"><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e</text:span><text:span text:style-name="T9">s</text:span><text:span text:style-name="T1">t</text:span><text:span text:style-name="T5"> c</text:span><text:span text:style-name="T1">on</text:span><text:span text:style-name="T9">t</text:span><text:span text:style-name="T21">r</text:span><text:span text:style-name="T1">a</text:span><text:span text:style-name="T5">i</text:span><text:span text:style-name="T1">nt </text:span><text:span text:style-name="T5">d'</text:span><text:span text:style-name="T1">u</text:span><text:span text:style-name="T9">t</text:span><text:span text:style-name="T5">i</text:span><text:span text:style-name="T9">l</text:span><text:span text:style-name="T5">i</text:span><text:span text:style-name="T9">s</text:span><text:span text:style-name="T1">er </text:span><text:span text:style-name="T5">l'</text:span><text:span text:style-name="T1">e</text:span><text:span text:style-name="T14">n</text:span><text:span text:style-name="T1">v</text:span><text:span text:style-name="T9">i</text:span><text:span text:style-name="T14">r</text:span><text:span text:style-name="T1">onn</text:span><text:span text:style-name="T5">e</text:span><text:span text:style-name="T1">ment </text:span><text:span text:style-name="T5">d</text:span><text:span text:style-name="T1">e </text:span><text:span text:style-name="T5">d</text:span><text:span text:style-name="T1">é</text:span><text:span text:style-name="T5">v</text:span><text:span text:style-name="T1">e</text:span><text:span text:style-name="T9">l</text:span><text:span text:style-name="T1">o</text:span><text:span text:style-name="T5">pp</text:span><text:span text:style-name="T1">ement </text:span><text:span text:style-name="T14">Ionic sur un environment mobile</text:span><text:span text:style-name="T1"> type android ou ios . Il devra utiliser une API afin de servir les données pour l'application mobile.</text:span></text:p>
      <text:p text:style-name="P55"><text:span text:style-name="T1"/></text:p>
      <text:p text:style-name="P55"><text:span text:style-name="T1">Pour des raisons technique l'utilisation de « menu » type hamburger sera proscrit pour le moment.</text:span></text:p>
      <text:p text:style-name="P90"><text:soft-page-break/>Les annexes 4a et 4b sont respectivement les chemin de l'API et la structuration des classes de donnée de ce web service.</text:p>
      <text:list xml:id="list29530244" text:continue-numbering="true" text:style-name="WWNum51">
        <text:list-item>
          <text:list>
            <text:list-item>
              <text:p text:style-name="P95"><text:bookmark-start text:name="_Toc436392878"/><text:bookmark-start text:name="Bookmark36"/><text:span text:style-name="T92">Maque</text:span><text:span text:style-name="T97">t</text:span><text:span text:style-name="T92">te </text:span><text:bookmark-end text:name="_Toc436392878"/><text:bookmark-end text:name="Bookmark36"/></text:p>
            </text:list-item>
          </text:list>
        </text:list-item>
      </text:list>
      <text:list xml:id="list2113221710351281459" text:style-name="WWNum36">
        <text:list-header>
          <text:p text:style-name="P105"/>
        </text:list-header>
      </text:list>
      <text:p text:style-name="P56"><text:span text:style-name="T1">une </text:span><text:span text:style-name="T14">m</text:span><text:span text:style-name="T1">a</text:span><text:span text:style-name="T5">q</text:span><text:span text:style-name="T1">u</text:span><text:span text:style-name="T9">e</text:span><text:span text:style-name="T14">t</text:span><text:span text:style-name="T1">te </text:span><text:span text:style-name="T5">d</text:span><text:span text:style-name="T1">e </text:span><text:span text:style-name="T5">l'</text:span><text:span text:style-name="T18">a</text:span><text:span text:style-name="T5">pp</text:span><text:span text:style-name="T9">l</text:span><text:span text:style-name="T5">ic</text:span><text:span text:style-name="T1">a</text:span><text:span text:style-name="T9">t</text:span><text:span text:style-name="T5">i</text:span><text:span text:style-name="T1">on </text:span><text:span text:style-name="T5">d</text:span><text:span text:style-name="T1">ans </text:span><text:span text:style-name="T5">l</text:span><text:span text:style-name="T1">e </text:span><text:span text:style-name="T5">b</text:span><text:span text:style-name="T1">ut </text:span><text:span text:style-name="T5">d</text:span><text:span text:style-name="T1">e vé</text:span><text:span text:style-name="T5">ri</text:span><text:span text:style-name="T9">f</text:span><text:span text:style-name="T5">i</text:span><text:span text:style-name="T1">er </text:span><text:span text:style-name="T5">q</text:span><text:span text:style-name="T1">u</text:span><text:span text:style-name="T5">'</text:span><text:span text:style-name="T9">e</text:span><text:span text:style-name="T5">l</text:span><text:span text:style-name="T9">l</text:span><text:span text:style-name="T1">e ce rapproche le plus possible des o</text:span><text:span text:style-name="T5">b</text:span><text:span text:style-name="T1">j</text:span><text:span text:style-name="T9">e</text:span><text:span text:style-name="T5">c</text:span><text:span text:style-name="T1">t</text:span><text:span text:style-name="T5">i</text:span><text:span text:style-name="T14">f</text:span><text:span text:style-name="T9">s et du design voulu ce trouve en annexe 2</text:span></text:p>
      <text:p text:style-name="P22"><text:span text:style-name="T5">E</text:span><text:span text:style-name="T9">l</text:span><text:span text:style-name="T5">l</text:span><text:span text:style-name="T1">e </text:span><text:span text:style-name="T5">p</text:span><text:span text:style-name="T1">e</text:span><text:span text:style-name="T5">r</text:span><text:span text:style-name="T1">met é</text:span><text:span text:style-name="T5">g</text:span><text:span text:style-name="T18">a</text:span><text:span text:style-name="T5">l</text:span><text:span text:style-name="T1">ement </text:span><text:span text:style-name="T5">d</text:span><text:span text:style-name="T1">e vé</text:span><text:span text:style-name="T5">ri</text:span><text:span text:style-name="T9">f</text:span><text:span text:style-name="T5">i</text:span><text:span text:style-name="T1">er </text:span><text:span text:style-name="T5">l</text:span><text:span text:style-name="T1">e </text:span><text:span text:style-name="T5">b</text:span><text:span text:style-name="T1">on</text:span><text:span text:style-name="T9"> </text:span><text:span text:style-name="T5">r</text:span><text:span text:style-name="T1">e</text:span><text:span text:style-name="T9">s</text:span><text:span text:style-name="T5">p</text:span><text:span text:style-name="T1">e</text:span><text:span text:style-name="T5">c</text:span><text:span text:style-name="T1">t </text:span><text:span text:style-name="T5">d</text:span><text:span text:style-name="T1">es</text:span><text:span text:style-name="T18"> </text:span><text:span text:style-name="T1">no</text:span><text:span text:style-name="T5">r</text:span><text:span text:style-name="T1">mes e</text:span><text:span text:style-name="T5">x</text:span><text:span text:style-name="T9">p</text:span><text:span text:style-name="T5">ri</text:span><text:span text:style-name="T1">mée</text:span><text:span text:style-name="T9">s</text:span><text:span text:style-name="T1">, en</text:span><text:span text:style-name="T9">t</text:span><text:span text:style-name="T14">r</text:span><text:span text:style-name="T1">e au</text:span><text:span text:style-name="T5">t</text:span><text:span text:style-name="T14">r</text:span><text:span text:style-name="T1">es</text:span><text:span text:style-name="T38"> </text:span><text:span text:style-name="T1">:</text:span></text:p>
      <text:list xml:id="list8287646622911198532" text:style-name="WWNum35">
        <text:list-item>
          <text:p text:style-name="P125"><text:span text:style-name="T62">l</text:span><text:span text:style-name="T51">e </text:span><text:span text:style-name="T62">c</text:span><text:span text:style-name="T51">on</text:span><text:span text:style-name="T62">t</text:span><text:span text:style-name="T51">enu </text:span><text:span text:style-name="T62">g</text:span><text:span text:style-name="T80">r</text:span><text:span text:style-name="T51">a</text:span><text:span text:style-name="T62">p</text:span><text:span text:style-name="T71">h</text:span><text:span text:style-name="T62">iq</text:span><text:span text:style-name="T51">ue</text:span><text:span text:style-name="T74"> </text:span></text:p>
        </text:list-item>
        <text:list-item>
          <text:p text:style-name="P107">l’ergonomie</text:p>
        </text:list-item>
        <text:list-item>
          <text:p text:style-name="P109"><text:span text:style-name="T62">l</text:span><text:span text:style-name="T51">a </text:span><text:span text:style-name="T62">b</text:span><text:span text:style-name="T51">onne </text:span><text:span text:style-name="T62">i</text:span><text:span text:style-name="T51">n</text:span><text:span text:style-name="T62">t</text:span><text:span text:style-name="T51">é</text:span><text:span text:style-name="T62">g</text:span><text:span text:style-name="T80">r</text:span><text:span text:style-name="T71">a</text:span><text:span text:style-name="T51">t</text:span><text:span text:style-name="T62">i</text:span><text:span text:style-name="T51">on</text:span><text:span text:style-name="T59"> </text:span><text:span text:style-name="T51">au</text:span><text:span text:style-name="T62"> </text:span><text:span text:style-name="T59">s</text:span><text:span text:style-name="T62">y</text:span><text:span text:style-name="T59">s</text:span><text:span text:style-name="T51">tème</text:span><text:span text:style-name="T75"> </text:span></text:p>
        </text:list-item>
      </text:list>
      <text:p text:style-name="P108"><text:span text:style-name="T75"><text:s/></text:span></text:p>
      <text:list xml:id="list2161771357388098795" text:style-name="WWNum37">
        <text:list-header>
          <text:p text:style-name="P106"/>
        </text:list-header>
      </text:list>
      <text:list xml:id="list29532734" text:continue-list="list29530244" text:style-name="WWNum51">
        <text:list-item>
          <text:list>
            <text:list-item>
              <text:p text:style-name="P95"><text:bookmark-start text:name="_Toc436392879"/><text:bookmark-start text:name="Bookmark37"/><text:span text:style-name="T92">Mai</text:span><text:span text:style-name="T94">n</text:span><text:span text:style-name="T92">ten</text:span><text:span text:style-name="T101">a</text:span><text:span text:style-name="T94">n</text:span><text:span text:style-name="T92">ce </text:span>/<text:span text:style-name="T103"> </text:span>M<text:span text:style-name="T96">i</text:span>se<text:span text:style-name="T111"> </text:span>à<text:span text:style-name="T112"> </text:span>j<text:span text:style-name="T96">o</text:span><text:span text:style-name="T93">u</text:span>r<text:bookmark-end text:name="_Toc436392879"/><text:bookmark-end text:name="Bookmark37"/></text:p>
            </text:list-item>
          </text:list>
        </text:list-item>
      </text:list>
      <text:p text:style-name="P57"><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ev</text:span><text:span text:style-name="T21">r</text:span><text:span text:style-name="T1">a </text:span><text:span text:style-name="T14">f</text:span><text:span text:style-name="T1">ou</text:span><text:span text:style-name="T5">r</text:span><text:span text:style-name="T1">n</text:span><text:span text:style-name="T5">i</text:span><text:span text:style-name="T1">r </text:span><text:span text:style-name="T5">d</text:span><text:span text:style-name="T1">es</text:span><text:span text:style-name="T18"> </text:span><text:span text:style-name="T5">pr</text:span><text:span text:style-name="T1">e</text:span><text:span text:style-name="T9">s</text:span><text:span text:style-name="T1">ta</text:span><text:span text:style-name="T5">ti</text:span><text:span text:style-name="T1">ons</text:span><text:span text:style-name="T9"> </text:span><text:span text:style-name="T5">d</text:span><text:span text:style-name="T1">e </text:span><text:span text:style-name="T14">m</text:span><text:span text:style-name="T1">a</text:span><text:span text:style-name="T5">i</text:span><text:span text:style-name="T1">n</text:span><text:span text:style-name="T5">t</text:span><text:span text:style-name="T1">ena</text:span><text:span text:style-name="T18">n</text:span><text:span text:style-name="T5">c</text:span><text:span text:style-name="T1">e </text:span><text:span text:style-name="T5">c</text:span><text:span text:style-name="T1">on</text:span><text:span text:style-name="T5">c</text:span><text:span text:style-name="T1">e</text:span><text:span text:style-name="T5">r</text:span><text:span text:style-name="T1">nant </text:span><text:span text:style-name="T9">l</text:span><text:span text:style-name="T1">e </text:span><text:span text:style-name="T5">b</text:span><text:span text:style-name="T1">on </text:span><text:span text:style-name="T14">f</text:span><text:span text:style-name="T1">on</text:span><text:span text:style-name="T5">c</text:span><text:span text:style-name="T1">t</text:span><text:span text:style-name="T5">i</text:span><text:span text:style-name="T1">onn</text:span><text:span text:style-name="T5">e</text:span><text:span text:style-name="T1">ment </text:span><text:span text:style-name="T5">d</text:span><text:span text:style-name="T1">e </text:span><text:span text:style-name="T9">l</text:span><text:span text:style-name="T5">'</text:span><text:span text:style-name="T1">a</text:span><text:span text:style-name="T5">p</text:span><text:span text:style-name="T9">p</text:span><text:span text:style-name="T5">l</text:span><text:span text:style-name="T9">i</text:span><text:span text:style-name="T5">c</text:span><text:span text:style-name="T1">a</text:span><text:span text:style-name="T5">ti</text:span><text:span text:style-name="T1">on</text:span><text:span text:style-name="T9"> </text:span><text:span text:style-name="T1">et </text:span><text:span text:style-name="T9">s</text:span><text:span text:style-name="T1">on</text:span><text:span text:style-name="T5"> </text:span><text:span text:style-name="T1">é</text:span><text:span text:style-name="T5">v</text:span><text:span text:style-name="T1">o</text:span><text:span text:style-name="T5">l</text:span><text:span text:style-name="T1">u</text:span><text:span text:style-name="T9">t</text:span><text:span text:style-name="T5">i</text:span><text:span text:style-name="T1">on. Les m</text:span><text:span text:style-name="T5">i</text:span><text:span text:style-name="T9">s</text:span><text:span text:style-name="T1">es à jour</text:span><text:span text:style-name="T14"> </text:span><text:span text:style-name="T5">d</text:span><text:span text:style-name="T9">o</text:span><text:span text:style-name="T5">iv</text:span><text:span text:style-name="T1">ent </text:span><text:span text:style-name="T5">p</text:span><text:span text:style-name="T1">o</text:span><text:span text:style-name="T5">r</text:span><text:span text:style-name="T1">t</text:span><text:span text:style-name="T9">e</text:span><text:span text:style-name="T1">r </text:span><text:span text:style-name="T5">s</text:span><text:span text:style-name="T1">ur</text:span><text:span text:style-name="T38"> </text:span><text:span text:style-name="T1">:</text:span></text:p>
      <text:list xml:id="list6170432875537414176" text:style-name="WWNum38">
        <text:list-item>
          <text:p text:style-name="P133"><text:span text:style-name="T84">L</text:span><text:span text:style-name="T62">'</text:span><text:span text:style-name="T51">é</text:span><text:span text:style-name="T62">v</text:span><text:span text:style-name="T51">o</text:span><text:span text:style-name="T62">l</text:span><text:span text:style-name="T51">u</text:span><text:span text:style-name="T59">t</text:span><text:span text:style-name="T62">i</text:span><text:span text:style-name="T51">on </text:span><text:span text:style-name="T62">d</text:span><text:span text:style-name="T51">es </text:span><text:span text:style-name="T59">s</text:span><text:span text:style-name="T51">tan</text:span><text:span text:style-name="T62">d</text:span><text:span text:style-name="T51">a</text:span><text:span text:style-name="T62">rd</text:span><text:span text:style-name="T51">s et </text:span><text:span text:style-name="T62">d</text:span><text:span text:style-name="T51">es</text:span><text:span text:style-name="T71"> </text:span><text:span text:style-name="T51">no</text:span><text:span text:style-name="T62">r</text:span><text:span text:style-name="T51">mes</text:span><text:span text:style-name="T75">;</text:span></text:p>
        </text:list-item>
        <text:list-item>
          <text:p text:style-name="P142"><text:span text:style-name="T84">L</text:span><text:span text:style-name="T62">'</text:span><text:span text:style-name="T51">ajout </text:span><text:span text:style-name="T62">d</text:span><text:span text:style-name="T51">e </text:span><text:span text:style-name="T62">c</text:span><text:span text:style-name="T51">om</text:span><text:span text:style-name="T62">p</text:span><text:span text:style-name="T51">osan</text:span><text:span text:style-name="T62">t</text:span><text:span text:style-name="T59">s</text:span><text:span text:style-name="T51">,</text:span><text:span text:style-name="T67"> </text:span><text:span text:style-name="T62">d</text:span><text:span text:style-name="T51">e mo</text:span><text:span text:style-name="T62">d</text:span><text:span text:style-name="T71">u</text:span><text:span text:style-name="T62">l</text:span><text:span text:style-name="T51">es ou </text:span><text:span text:style-name="T62">d'</text:span><text:span text:style-name="T59">e</text:span><text:span text:style-name="T62">x</text:span><text:span text:style-name="T51">ten</text:span><text:span text:style-name="T59">s</text:span><text:span text:style-name="T62">i</text:span><text:span text:style-name="T51">ons</text:span><text:span text:style-name="T59"> </text:span><text:span text:style-name="T62">p</text:span><text:span text:style-name="T51">e</text:span><text:span text:style-name="T62">r</text:span><text:span text:style-name="T51">me</text:span><text:span text:style-name="T67">t</text:span><text:span text:style-name="T51">tant </text:span><text:span text:style-name="T62">d'</text:span><text:span text:style-name="T51">am</text:span><text:span text:style-name="T59">é</text:span><text:span text:style-name="T62">li</text:span><text:span text:style-name="T59">o</text:span><text:span text:style-name="T67">r</text:span><text:span text:style-name="T51">er </text:span><text:span text:style-name="T59">l</text:span><text:span text:style-name="T51">es </text:span><text:span text:style-name="T67">f</text:span><text:span text:style-name="T51">on</text:span><text:span text:style-name="T62">c</text:span><text:span text:style-name="T51">t</text:span><text:span text:style-name="T62">i</text:span><text:span text:style-name="T51">onn</text:span><text:span text:style-name="T59">a</text:span><text:span text:style-name="T62">l</text:span><text:span text:style-name="T59">i</text:span><text:span text:style-name="T51">tés </text:span><text:span text:style-name="T62">d</text:span><text:span text:style-name="T51">e </text:span><text:span text:style-name="T59">l</text:span><text:span text:style-name="T62">’application</text:span></text:p>
        </text:list-item>
      </text:list>
      <text:p text:style-name="P27"><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ev</text:span><text:span text:style-name="T21">r</text:span><text:span text:style-name="T1">a </text:span><text:span text:style-name="T5">pr</text:span><text:span text:style-name="T1">o</text:span><text:span text:style-name="T5">p</text:span><text:span text:style-name="T1">oser une </text:span><text:span text:style-name="T14">m</text:span><text:span text:style-name="T1">a</text:span><text:span text:style-name="T5">i</text:span><text:span text:style-name="T1">n</text:span><text:span text:style-name="T5">t</text:span><text:span text:style-name="T1">ena</text:span><text:span text:style-name="T18">n</text:span><text:span text:style-name="T5">c</text:span><text:span text:style-name="T1">e</text:span><text:span text:style-name="T31"> </text:span><text:span text:style-name="T1">:</text:span></text:p>
      <text:list xml:id="list8879890373360204548" text:style-name="WWNum39">
        <text:list-item>
          <text:p text:style-name="P143"><text:span text:style-name="T62">Év</text:span><text:span text:style-name="T51">o</text:span><text:span text:style-name="T62">l</text:span><text:span text:style-name="T51">u</text:span><text:span text:style-name="T59">t</text:span><text:span text:style-name="T62">iv</text:span><text:span text:style-name="T51">e</text:span><text:span text:style-name="T59">:</text:span><text:span text:style-name="T51"> </text:span><text:span text:style-name="T67">a</text:span><text:span text:style-name="T51">m</text:span><text:span text:style-name="T59">é</text:span><text:span text:style-name="T62">li</text:span><text:span text:style-name="T51">o</text:span><text:span text:style-name="T78">r</text:span><text:span text:style-name="T71">a</text:span><text:span text:style-name="T51">t</text:span><text:span text:style-name="T62">i</text:span><text:span text:style-name="T51">on</text:span><text:span text:style-name="T59"> </text:span><text:span text:style-name="T62">d</text:span><text:span text:style-name="T51">es</text:span><text:span text:style-name="T71"> </text:span><text:span text:style-name="T67">f</text:span><text:span text:style-name="T51">on</text:span><text:span text:style-name="T62">c</text:span><text:span text:style-name="T51">t</text:span><text:span text:style-name="T62">i</text:span><text:span text:style-name="T51">onn</text:span><text:span text:style-name="T59">a</text:span><text:span text:style-name="T62">li</text:span><text:span text:style-name="T71">t</text:span><text:span text:style-name="T51">és</text:span><text:span text:style-name="T74">;</text:span><text:span text:style-name="T51"> a</text:span><text:span text:style-name="T62">d</text:span><text:span text:style-name="T51">a</text:span><text:span text:style-name="T59">p</text:span><text:span text:style-name="T51">ta</text:span><text:span text:style-name="T62">ti</text:span><text:span text:style-name="T51">on</text:span><text:span text:style-name="T59"> </text:span><text:span text:style-name="T51">à </text:span><text:span text:style-name="T62">d</text:span><text:span text:style-name="T51">e nou</text:span><text:span text:style-name="T67">v</text:span><text:span text:style-name="T51">eaux </text:span><text:span text:style-name="T67">m</text:span><text:span text:style-name="T51">a</text:span><text:span text:style-name="T62">t</text:span><text:span text:style-name="T51">é</text:span><text:span text:style-name="T59">r</text:span><text:span text:style-name="T62">i</text:span><text:span text:style-name="T51">e</text:span><text:span text:style-name="T62">l</text:span><text:span text:style-name="T59">s</text:span><text:span text:style-name="T51">, a</text:span><text:span text:style-name="T62">d</text:span><text:span text:style-name="T51">a</text:span><text:span text:style-name="T62">p</text:span><text:span text:style-name="T51">ta</text:span><text:span text:style-name="T59">t</text:span><text:span text:style-name="T62">i</text:span><text:span text:style-name="T51">on à</text:span><text:span text:style-name="T62"> </text:span><text:span text:style-name="T51">une nou</text:span><text:span text:style-name="T67">v</text:span><text:span text:style-name="T51">e</text:span><text:span text:style-name="T62">l</text:span><text:span text:style-name="T59">l</text:span><text:span text:style-name="T51">e </text:span><text:span text:style-name="T62">v</text:span><text:span text:style-name="T51">e</text:span><text:span text:style-name="T67">r</text:span><text:span text:style-name="T59">si</text:span><text:span text:style-name="T51">on</text:span><text:span text:style-name="T62"> d</text:span><text:span text:style-name="T51">u</text:span><text:span text:style-name="T59"> s</text:span><text:span text:style-name="T62">y</text:span><text:span text:style-name="T59">s</text:span><text:span text:style-name="T51">tème </text:span><text:span text:style-name="T62">d’exploitation;</text:span><text:span text:style-name="T51"> et</text:span><text:span text:style-name="T59">c</text:span><text:span text:style-name="T51">.</text:span></text:p>
        </text:list-item>
        <text:list-item>
          <text:p text:style-name="P143"><text:span text:style-name="T51">Co</text:span><text:span text:style-name="T62">rr</text:span><text:span text:style-name="T51">e</text:span><text:span text:style-name="T62">c</text:span><text:span text:style-name="T71">t</text:span><text:span text:style-name="T62">iv</text:span><text:span text:style-name="T51">e</text:span><text:span text:style-name="T59">:</text:span><text:span text:style-name="T51"> </text:span><text:span text:style-name="T67">a</text:span><text:span text:style-name="T59">ss</text:span><text:span text:style-name="T51">u</text:span><text:span text:style-name="T70">r</text:span><text:span text:style-name="T51">er </text:span><text:span text:style-name="T62">l</text:span><text:span text:style-name="T51">a </text:span><text:span text:style-name="T62">c</text:span><text:span text:style-name="T59">o</text:span><text:span text:style-name="T62">r</text:span><text:span text:style-name="T67">r</text:span><text:span text:style-name="T59">e</text:span><text:span text:style-name="T62">c</text:span><text:span text:style-name="T51">t</text:span><text:span text:style-name="T62">i</text:span><text:span text:style-name="T51">on</text:span><text:span text:style-name="T59"> </text:span><text:span text:style-name="T62">d</text:span><text:span text:style-name="T51">es</text:span><text:span text:style-name="T71"> </text:span><text:span text:style-name="T62">d</text:span><text:span text:style-name="T51">y</text:span><text:span text:style-name="T59">s</text:span><text:span text:style-name="T67">f</text:span><text:span text:style-name="T51">on</text:span><text:span text:style-name="T62">c</text:span><text:span text:style-name="T51">t</text:span><text:span text:style-name="T62">i</text:span><text:span text:style-name="T51">onn</text:span><text:span text:style-name="T62">e</text:span><text:span text:style-name="T51">men</text:span><text:span text:style-name="T62">t</text:span><text:span text:style-name="T51">s</text:span><text:span text:style-name="T72">.</text:span><text:span text:style-name="T51"> </text:span></text:p>
        </text:list-item>
      </text:list>
      <text:list xml:id="list4916157904867928253" text:style-name="WWNum40">
        <text:list-item>
          <text:p text:style-name="P110"><text:span text:style-name="T4">Co</text:span><text:span text:style-name="T16">n</text:span><text:span text:style-name="T11">d</text:span><text:span text:style-name="T4">itions </text:span><text:span text:style-name="T11">d</text:span><text:span text:style-name="T4">e </text:span><text:span text:style-name="T11">p</text:span><text:span text:style-name="T4">r</text:span><text:span text:style-name="T7">e</text:span><text:span text:style-name="T4">st</text:span><text:span text:style-name="T16">a</text:span><text:span text:style-name="T4">tion</text:span></text:p>
        </text:list-item>
      </text:list>
      <text:p text:style-name="P58"><text:span text:style-name="T5">D</text:span><text:span text:style-name="T1">ans </text:span><text:span text:style-name="T5">l</text:span><text:span text:style-name="T1">e </text:span><text:span text:style-name="T5">c</text:span><text:span text:style-name="T1">a</text:span><text:span text:style-name="T9">d</text:span><text:span text:style-name="T14">r</text:span><text:span text:style-name="T1">e </text:span><text:span text:style-name="T5">d</text:span><text:span text:style-name="T1">es</text:span><text:span text:style-name="T18"> </text:span><text:span text:style-name="T1">m</text:span><text:span text:style-name="T5">i</text:span><text:span text:style-name="T9">s</text:span><text:span text:style-name="T14">e</text:span><text:span text:style-name="T1">s</text:span><text:span text:style-name="T18"> </text:span><text:span text:style-name="T1">à</text:span><text:span text:style-name="T5"> </text:span><text:span text:style-name="T1">jour et </text:span><text:span text:style-name="T5">d</text:span><text:span text:style-name="T1">es ma</text:span><text:span text:style-name="T5">i</text:span><text:span text:style-name="T1">n</text:span><text:span text:style-name="T5">t</text:span><text:span text:style-name="T1">ena</text:span><text:span text:style-name="T18">n</text:span><text:span text:style-name="T5">c</text:span><text:span text:style-name="T1">e</text:span><text:span text:style-name="T9">s</text:span><text:span text:style-name="T1">, </text:span><text:span text:style-name="T5">l</text:span><text:span text:style-name="T1">e </text:span><text:span text:style-name="T5">p</text:span><text:span text:style-name="T14">r</text:span><text:span text:style-name="T1">e</text:span><text:span text:style-name="T9">s</text:span><text:span text:style-name="T1">ta</text:span><text:span text:style-name="T5">t</text:span><text:span text:style-name="T18">a</text:span><text:span text:style-name="T5">ir</text:span><text:span text:style-name="T1">e </text:span><text:span text:style-name="T5">d</text:span><text:span text:style-name="T1">ev</text:span><text:span text:style-name="T21">r</text:span><text:span text:style-name="T1">a</text:span><text:span text:style-name="T5"> </text:span><text:span text:style-name="T9">s</text:span><text:span text:style-name="T5">p</text:span><text:span text:style-name="T1">é</text:span><text:span text:style-name="T9">c</text:span><text:span text:style-name="T5">i</text:span><text:span text:style-name="T9">f</text:span><text:span text:style-name="T5">i</text:span><text:span text:style-name="T1">er </text:span><text:span text:style-name="T5">l</text:span><text:span text:style-name="T1">es </text:span><text:span text:style-name="T5">p</text:span><text:span text:style-name="T14">r</text:span><text:span text:style-name="T1">e</text:span><text:span text:style-name="T9">s</text:span><text:span text:style-name="T1">ta</text:span><text:span text:style-name="T9">t</text:span><text:span text:style-name="T5">i</text:span><text:span text:style-name="T1">ons </text:span><text:span text:style-name="T5">i</text:span><text:span text:style-name="T18">n</text:span><text:span text:style-name="T5">cl</text:span><text:span text:style-name="T1">ues</text:span><text:span text:style-name="T18"> </text:span><text:span text:style-name="T5">d</text:span><text:span text:style-name="T1">ans </text:span><text:span text:style-name="T5">l'</text:span><text:span text:style-name="T9">o</text:span><text:span text:style-name="T14">f</text:span><text:span text:style-name="T1">f</text:span><text:span text:style-name="T14">r</text:span><text:span text:style-name="T1">e et </text:span><text:span text:style-name="T5">i</text:span><text:span text:style-name="T1">n</text:span><text:span text:style-name="T9">d</text:span><text:span text:style-name="T5">iq</text:span><text:span text:style-name="T1">uer </text:span><text:span text:style-name="T5">l</text:span><text:span text:style-name="T1">es</text:span><text:span text:style-name="T18"> </text:span><text:span text:style-name="T5">c</text:span><text:span text:style-name="T1">on</text:span><text:span text:style-name="T9">d</text:span><text:span text:style-name="T5">i</text:span><text:span text:style-name="T1">t</text:span><text:span text:style-name="T9">i</text:span><text:span text:style-name="T1">ons et ta</text:span><text:span text:style-name="T5">r</text:span><text:span text:style-name="T9">i</text:span><text:span text:style-name="T1">f</text:span><text:span text:style-name="T5">ic</text:span><text:span text:style-name="T18">a</text:span><text:span text:style-name="T1">t</text:span><text:span text:style-name="T5">i</text:span><text:span text:style-name="T1">ons</text:span><text:span text:style-name="T9"> </text:span><text:span text:style-name="T5">d</text:span><text:span text:style-name="T1">ans </text:span><text:span text:style-name="T5">l</text:span><text:span text:style-name="T1">e</text:span><text:span text:style-name="T9">s</text:span><text:span text:style-name="T5">q</text:span><text:span text:style-name="T1">u</text:span><text:span text:style-name="T9">e</text:span><text:span text:style-name="T5">ll</text:span><text:span text:style-name="T1">es </text:span><text:span text:style-name="T9">s</text:span><text:span text:style-name="T1">e</text:span><text:span text:style-name="T14">r</text:span><text:span text:style-name="T1">ont </text:span><text:span text:style-name="T14">r</text:span><text:span text:style-name="T1">é</text:span><text:span text:style-name="T18">a</text:span><text:span text:style-name="T5">li</text:span><text:span text:style-name="T9">s</text:span><text:span text:style-name="T1">ées</text:span><text:span text:style-name="T18"> </text:span><text:span text:style-name="T5">c</text:span><text:span text:style-name="T1">es </text:span><text:span text:style-name="T9">p</text:span><text:span text:style-name="T14">r</text:span><text:span text:style-name="T1">e</text:span><text:span text:style-name="T9">s</text:span><text:span text:style-name="T1">ta</text:span><text:span text:style-name="T5">ti</text:span><text:span text:style-name="T1">ons.</text:span></text:p>
      <text:p text:style-name="P59"><text:span text:style-name="T5">D</text:span><text:span text:style-name="T1">ans </text:span><text:span text:style-name="T5">l</text:span><text:span text:style-name="T1">e </text:span><text:span text:style-name="T5">c</text:span><text:span text:style-name="T1">as</text:span><text:span text:style-name="T9"> </text:span><text:span text:style-name="T1">où</text:span><text:span text:style-name="T5"> l</text:span><text:span text:style-name="T1">es</text:span><text:span text:style-name="T18"> </text:span><text:span text:style-name="T5">pr</text:span><text:span text:style-name="T1">e</text:span><text:span text:style-name="T9">s</text:span><text:span text:style-name="T1">ta</text:span><text:span text:style-name="T5">ti</text:span><text:span text:style-name="T1">ons</text:span><text:span text:style-name="T9"> </text:span><text:span text:style-name="T5">d</text:span><text:span text:style-name="T1">e </text:span><text:span text:style-name="T14">m</text:span><text:span text:style-name="T1">a</text:span><text:span text:style-name="T5">i</text:span><text:span text:style-name="T1">n</text:span><text:span text:style-name="T9">t</text:span><text:span text:style-name="T1">enan</text:span><text:span text:style-name="T5">c</text:span><text:span text:style-name="T1">e et </text:span><text:span text:style-name="T5">d</text:span><text:span text:style-name="T1">e m</text:span><text:span text:style-name="T28">i</text:span><text:span text:style-name="T9">s</text:span><text:span text:style-name="T1">e à jour</text:span><text:span text:style-name="T14"> </text:span><text:span text:style-name="T1">ne </text:span><text:span text:style-name="T9">s</text:span><text:span text:style-name="T1">ont</text:span><text:span text:style-name="T14"> </text:span><text:span text:style-name="T5">p</text:span><text:span text:style-name="T1">as</text:span><text:span text:style-name="T9"> </text:span><text:span text:style-name="T5">i</text:span><text:span text:style-name="T1">n</text:span><text:span text:style-name="T5">cl</text:span><text:span text:style-name="T1">ues</text:span><text:span text:style-name="T18"> </text:span><text:span text:style-name="T5">d</text:span><text:span text:style-name="T1">ans </text:span><text:span text:style-name="T5">l'</text:span><text:span text:style-name="T9">o</text:span><text:span text:style-name="T14">f</text:span><text:span text:style-name="T1">f</text:span><text:span text:style-name="T14">r</text:span><text:span text:style-name="T1">e ou ont</text:span><text:span text:style-name="T14"> </text:span><text:span text:style-name="T5">d</text:span><text:span text:style-name="T9">é</text:span><text:span text:style-name="T5">p</text:span><text:span text:style-name="T1">a</text:span><text:span text:style-name="T5">s</text:span><text:span text:style-name="T9">s</text:span><text:span text:style-name="T1">é </text:span><text:span text:style-name="T5">l</text:span><text:span text:style-name="T1">a </text:span><text:span text:style-name="T5">d</text:span><text:span text:style-name="T1">u</text:span><text:span text:style-name="T28">r</text:span><text:span text:style-name="T9">é</text:span><text:span text:style-name="T1">e a</text:span><text:span text:style-name="T5">cc</text:span><text:span text:style-name="T1">o</text:span><text:span text:style-name="T5">rd</text:span><text:span text:style-name="T1">ée, </text:span><text:span text:style-name="T5">l</text:span><text:span text:style-name="T1">e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9">p</text:span><text:span text:style-name="T14">r</text:span><text:span text:style-name="T1">é</text:span><text:span text:style-name="T9">c</text:span><text:span text:style-name="T5">i</text:span><text:span text:style-name="T9">s</text:span><text:span text:style-name="T1">e</text:span><text:span text:style-name="T21">r</text:span><text:span text:style-name="T1">a </text:span><text:span text:style-name="T5">l</text:span><text:span text:style-name="T1">es </text:span><text:span text:style-name="T5">c</text:span><text:span text:style-name="T1">on</text:span><text:span text:style-name="T9">d</text:span><text:span text:style-name="T5">i</text:span><text:span text:style-name="T18">t</text:span><text:span text:style-name="T5">i</text:span><text:span text:style-name="T1">ons et </text:span><text:span text:style-name="T5">l</text:span><text:span text:style-name="T1">es ta</text:span><text:span text:style-name="T5">r</text:span><text:span text:style-name="T9">i</text:span><text:span text:style-name="T1">f</text:span><text:span text:style-name="T5">ic</text:span><text:span text:style-name="T1">a</text:span><text:span text:style-name="T9">t</text:span><text:span text:style-name="T5">i</text:span><text:span text:style-name="T1">ons</text:span><text:span text:style-name="T9"> </text:span><text:span text:style-name="T1">a</text:span><text:span text:style-name="T5">pp</text:span><text:span text:style-name="T9">l</text:span><text:span text:style-name="T5">iq</text:span><text:span text:style-name="T1">uée</text:span><text:span text:style-name="T9">s</text:span><text:span text:style-name="T1">.</text:span></text:p>
      <text:p text:style-name="P78"><text:bookmark-start text:name="Bookmark38"/><text:s/><text:bookmark-start text:name="_Toc436392880"/>5.9<text:span text:style-name="T105"> </text:span>Acc<text:span text:style-name="T96">o</text:span><text:span text:style-name="T93">m</text:span>pa<text:span text:style-name="T100">g</text:span><text:span text:style-name="T93">n</text:span>ement<text:bookmark-end text:name="Bookmark38"/><text:bookmark-end text:name="_Toc436392880"/></text:p>
      <text:p text:style-name="P27"><text:span text:style-name="T51">Le</text:span><text:span text:style-name="T62"> </text:span><text:span text:style-name="T59">p</text:span><text:span text:style-name="T67">r</text:span><text:span text:style-name="T51">e</text:span><text:span text:style-name="T59">s</text:span><text:span text:style-name="T51">ta</text:span><text:span text:style-name="T62">t</text:span><text:span text:style-name="T51">a</text:span><text:span text:style-name="T59">i</text:span><text:span text:style-name="T67">r</text:span><text:span text:style-name="T51">e a</text:span><text:span text:style-name="T62">s</text:span><text:span text:style-name="T59">s</text:span><text:span text:style-name="T51">u</text:span><text:span text:style-name="T70">r</text:span><text:span text:style-name="T59">e</text:span><text:span text:style-name="T80">r</text:span><text:span text:style-name="T51">a</text:span><text:span text:style-name="T75"> </text:span><text:span text:style-name="T51">:</text:span></text:p>
      <text:list xml:id="list6882065225357543577" text:style-name="WWNum41">
        <text:list-item>
          <text:p text:style-name="P126"><text:span text:style-name="T62">l</text:span><text:span text:style-name="T51">es </text:span><text:span text:style-name="T62">d</text:span><text:span text:style-name="T51">ém</text:span><text:span text:style-name="T71">a</text:span><text:span text:style-name="T67">r</text:span><text:span text:style-name="T62">c</text:span><text:span text:style-name="T51">hes</text:span><text:span text:style-name="T71"> </text:span><text:span text:style-name="T62">p</text:span><text:span text:style-name="T51">our </text:span><text:span text:style-name="T62">l</text:span><text:span text:style-name="T51">a m</text:span><text:span text:style-name="T62">i</text:span><text:span text:style-name="T59">s</text:span><text:span text:style-name="T51">e</text:span><text:span text:style-name="T62"> </text:span><text:span text:style-name="T51">en</text:span><text:span text:style-name="T59"> </text:span><text:span text:style-name="T51">œuv</text:span><text:span text:style-name="T67">r</text:span><text:span text:style-name="T51">e </text:span><text:span text:style-name="T62">d</text:span><text:span text:style-name="T51">u</text:span><text:span text:style-name="T59"> </text:span><text:span text:style-name="T62">p</text:span><text:span text:style-name="T67">r</text:span><text:span text:style-name="T51">oj</text:span><text:span text:style-name="T59">e</text:span><text:span text:style-name="T51">t </text:span></text:p>
        </text:list-item>
        <text:list-item>
          <text:p text:style-name="P126"><text:span text:style-name="T62">l</text:span><text:span text:style-name="T51">e </text:span><text:span text:style-name="T62">p</text:span><text:span text:style-name="T59">i</text:span><text:span text:style-name="T62">l</text:span><text:span text:style-name="T51">o</text:span><text:span text:style-name="T62">t</text:span><text:span text:style-name="T51">a</text:span><text:span text:style-name="T62">g</text:span><text:span text:style-name="T51">e et </text:span><text:span text:style-name="T62">l</text:span><text:span text:style-name="T51">a </text:span><text:span text:style-name="T62">c</text:span><text:span text:style-name="T51">o</text:span><text:span text:style-name="T59">o</text:span><text:span text:style-name="T67">r</text:span><text:span text:style-name="T59">d</text:span><text:span text:style-name="T62">i</text:span><text:span text:style-name="T51">na</text:span><text:span text:style-name="T62">ti</text:span><text:span text:style-name="T51">on</text:span><text:span text:style-name="T59"> </text:span><text:span text:style-name="T62">d</text:span><text:span text:style-name="T51">es</text:span><text:span text:style-name="T71"> </text:span><text:span text:style-name="T51">o</text:span><text:span text:style-name="T62">p</text:span><text:span text:style-name="T51">é</text:span><text:span text:style-name="T80">r</text:span><text:span text:style-name="T51">a</text:span><text:span text:style-name="T59">t</text:span><text:span text:style-name="T62">i</text:span><text:span text:style-name="T51">ons</text:span><text:span text:style-name="T83"> </text:span></text:p>
        </text:list-item>
        <text:list-item>
          <text:p text:style-name="P126"><text:soft-page-break/><text:span text:style-name="T85"><text:s/></text:span><text:span text:style-name="T62">l</text:span><text:span text:style-name="T51">es te</text:span><text:span text:style-name="T59">s</text:span><text:span text:style-name="T51">ts</text:span><text:span text:style-name="T71"> </text:span><text:span text:style-name="T62">d</text:span><text:span text:style-name="T51">e </text:span><text:span text:style-name="T62">l’</text:span><text:span text:style-name="T51">a</text:span><text:span text:style-name="T59">p</text:span><text:span text:style-name="T62">pl</text:span><text:span text:style-name="T59">i</text:span><text:span text:style-name="T62">c</text:span><text:span text:style-name="T51">a</text:span><text:span text:style-name="T62">t</text:span><text:span text:style-name="T59">i</text:span><text:span text:style-name="T51">on</text:span><text:span text:style-name="T71"> </text:span></text:p>
        </text:list-item>
        <text:list-item>
          <text:p text:style-name="P126"><text:span text:style-name="T62">l'i</text:span><text:span text:style-name="T71">n</text:span><text:span text:style-name="T51">té</text:span><text:span text:style-name="T62">g</text:span><text:span text:style-name="T80">r</text:span><text:span text:style-name="T51">a</text:span><text:span text:style-name="T59">t</text:span><text:span text:style-name="T62">i</text:span><text:span text:style-name="T51">on </text:span><text:span text:style-name="T62">d</text:span><text:span text:style-name="T51">e </text:span><text:span text:style-name="T62">l’</text:span><text:span text:style-name="T51">a</text:span><text:span text:style-name="T59">p</text:span><text:span text:style-name="T62">p</text:span><text:span text:style-name="T59">l</text:span><text:span text:style-name="T62">ic</text:span><text:span text:style-name="T51">a</text:span><text:span text:style-name="T59">t</text:span><text:span text:style-name="T62">i</text:span><text:span text:style-name="T51">on</text:span><text:span text:style-name="T75"> </text:span></text:p>
          <text:p text:style-name="P120"/>
        </text:list-item>
        <text:list-item>
          <text:p text:style-name="P126"><text:span text:style-name="T62">l</text:span><text:span text:style-name="T51">a </text:span><text:span text:style-name="T62">c</text:span><text:span text:style-name="T51">o</text:span><text:span text:style-name="T62">rr</text:span><text:span text:style-name="T51">e</text:span><text:span text:style-name="T62">c</text:span><text:span text:style-name="T71">t</text:span><text:span text:style-name="T62">i</text:span><text:span text:style-name="T51">on </text:span><text:span text:style-name="T62">d</text:span><text:span text:style-name="T51">es </text:span><text:span text:style-name="T62">d</text:span><text:span text:style-name="T51">y</text:span><text:span text:style-name="T59">s</text:span><text:span text:style-name="T67">f</text:span><text:span text:style-name="T51">on</text:span><text:span text:style-name="T62">c</text:span><text:span text:style-name="T71">t</text:span><text:span text:style-name="T62">i</text:span><text:span text:style-name="T51">onn</text:span><text:span text:style-name="T62">e</text:span><text:span text:style-name="T51">men</text:span><text:span text:style-name="T62">t</text:span><text:span text:style-name="T51">s</text:span><text:span text:style-name="T75"> </text:span></text:p>
        </text:list-item>
        <text:list-item>
          <text:p text:style-name="P126"><text:span text:style-name="T62">l</text:span><text:span text:style-name="T51">a </text:span><text:span text:style-name="T67">m</text:span><text:span text:style-name="T51">a</text:span><text:span text:style-name="T62">i</text:span><text:span text:style-name="T51">n</text:span><text:span text:style-name="T59">t</text:span><text:span text:style-name="T51">enan</text:span><text:span text:style-name="T62">c</text:span><text:span text:style-name="T51">e et </text:span><text:span text:style-name="T62">l'</text:span><text:span text:style-name="T51">é</text:span><text:span text:style-name="T62">v</text:span><text:span text:style-name="T59">o</text:span><text:span text:style-name="T62">l</text:span><text:span text:style-name="T51">u</text:span><text:span text:style-name="T62">ti</text:span><text:span text:style-name="T51">on</text:span><text:span text:style-name="T59"> </text:span><text:span text:style-name="T62">d</text:span><text:span text:style-name="T51">e </text:span><text:span text:style-name="T62">l'</text:span><text:span text:style-name="T71">a</text:span><text:span text:style-name="T62">p</text:span><text:span text:style-name="T59">p</text:span><text:span text:style-name="T62">lic</text:span><text:span text:style-name="T71">a</text:span><text:span text:style-name="T51">t</text:span><text:span text:style-name="T62">i</text:span><text:span text:style-name="T51">on</text:span><text:span text:style-name="T59"> </text:span><text:span text:style-name="T51">a</text:span><text:span text:style-name="T62">pr</text:span><text:span text:style-name="T51">ès</text:span><text:span text:style-name="T71"> </text:span><text:span text:style-name="T62">l</text:span><text:span text:style-name="T51">an</text:span><text:span text:style-name="T62">c</text:span><text:span text:style-name="T51">ement</text:span><text:span text:style-name="T73"> </text:span></text:p>
          <text:p text:style-name="P119"/>
        </text:list-item>
      </text:list>
      <text:p text:style-name="P60"><text:span text:style-name="T14">A</text:span><text:span text:style-name="T1">u</text:span><text:span text:style-name="T9"> </text:span><text:span text:style-name="T1">te</text:span><text:span text:style-name="T5">r</text:span><text:span text:style-name="T1">me </text:span><text:span text:style-name="T5">d</text:span><text:span text:style-name="T1">e </text:span><text:span text:style-name="T5">l</text:span><text:span text:style-name="T1">a</text:span><text:span text:style-name="T5"> </text:span><text:span text:style-name="T9">p</text:span><text:span text:style-name="T14">r</text:span><text:span text:style-name="T1">e</text:span><text:span text:style-name="T9">s</text:span><text:span text:style-name="T1">ta</text:span><text:span text:style-name="T5">t</text:span><text:span text:style-name="T9">i</text:span><text:span text:style-name="T1">on, </text:span><text:span text:style-name="T5">l</text:span><text:span text:style-name="T1">e </text:span><text:span text:style-name="T5">pr</text:span><text:span text:style-name="T1">e</text:span><text:span text:style-name="T9">s</text:span><text:span text:style-name="T1">ta</text:span><text:span text:style-name="T5">t</text:span><text:span text:style-name="T1">a</text:span><text:span text:style-name="T5">ir</text:span><text:span text:style-name="T1">e </text:span><text:span text:style-name="T5">l</text:span><text:span text:style-name="T1">é</text:span><text:span text:style-name="T5">g</text:span><text:span text:style-name="T1">ue</text:span><text:span text:style-name="T21">r</text:span><text:span text:style-name="T1">a </text:span><text:span text:style-name="T9">l</text:span><text:span text:style-name="T1">es </text:span><text:span text:style-name="T9">d</text:span><text:span text:style-name="T14">r</text:span><text:span text:style-name="T1">o</text:span><text:span text:style-name="T9">i</text:span><text:span text:style-name="T1">ts </text:span><text:span text:style-name="T5">d</text:span><text:span text:style-name="T9">’</text:span><text:span text:style-name="T1">e</text:span><text:span text:style-name="T5">x</text:span><text:span text:style-name="T9">p</text:span><text:span text:style-name="T5">l</text:span><text:span text:style-name="T1">o</text:span><text:span text:style-name="T9">i</text:span><text:span text:style-name="T1">ta</text:span><text:span text:style-name="T5">ti</text:span><text:span text:style-name="T1">on</text:span><text:span text:style-name="T9"> </text:span><text:span text:style-name="T5">d</text:span><text:span text:style-name="T1">e </text:span><text:span text:style-name="T9">l</text:span><text:span text:style-name="T5">’</text:span><text:span text:style-name="T1">a</text:span><text:span text:style-name="T5">p</text:span><text:span text:style-name="T9">p</text:span><text:span text:style-name="T5">l</text:span><text:span text:style-name="T9">i</text:span><text:span text:style-name="T5">c</text:span><text:span text:style-name="T1">a</text:span><text:span text:style-name="T5">ti</text:span><text:span text:style-name="T1">on et </text:span><text:span text:style-name="T5">d</text:span><text:span text:style-name="T1">u</text:span><text:span text:style-name="T5"> c</text:span><text:span text:style-name="T1">on</text:span><text:span text:style-name="T9">t</text:span><text:span text:style-name="T1">enu</text:span><text:span text:style-name="T5"> </text:span><text:span text:style-name="T1">(v</text:span><text:span text:style-name="T5">i</text:span><text:span text:style-name="T9">s</text:span><text:span text:style-name="T1">ue</text:span><text:span text:style-name="T5">l</text:span><text:span text:style-name="T9">s</text:span><text:span text:style-name="T1">).</text:span></text:p>
      <text:p text:style-name="P30"/>
      <text:p text:style-name="P61"><text:span text:style-name="T26">T</text:span><text:span text:style-name="T1">o</text:span><text:span text:style-name="T14">u</text:span><text:span text:style-name="T1">s</text:span><text:span text:style-name="T18"> </text:span><text:span text:style-name="T5">l</text:span><text:span text:style-name="T1">es </text:span><text:span text:style-name="T5">c</text:span><text:span text:style-name="T1">o</text:span><text:span text:style-name="T18">û</text:span><text:span text:style-name="T1">ts en</text:span><text:span text:style-name="T5">g</text:span><text:span text:style-name="T1">a</text:span><text:span text:style-name="T9">g</text:span><text:span text:style-name="T1">és </text:span><text:span text:style-name="T5">d</text:span><text:span text:style-name="T1">ans </text:span><text:span text:style-name="T5">l</text:span><text:span text:style-name="T1">a </text:span><text:span text:style-name="T9">p</text:span><text:span text:style-name="T14">r</text:span><text:span text:style-name="T1">é</text:span><text:span text:style-name="T5">p</text:span><text:span text:style-name="T18">a</text:span><text:span text:style-name="T21">r</text:span><text:span text:style-name="T1">a</text:span><text:span text:style-name="T5">ti</text:span><text:span text:style-name="T1">on</text:span><text:span text:style-name="T9"> </text:span><text:span text:style-name="T5">d</text:span><text:span text:style-name="T1">es</text:span><text:span text:style-name="T18"> </text:span><text:span text:style-name="T14">r</text:span><text:span text:style-name="T1">é</text:span><text:span text:style-name="T9">p</text:span><text:span text:style-name="T1">ons</text:span><text:span text:style-name="T14">e</text:span><text:span text:style-name="T1">s</text:span><text:span text:style-name="T18"> </text:span><text:span text:style-name="T1">à</text:span><text:span text:style-name="T5"> c</text:span><text:span text:style-name="T9">e</text:span><text:span text:style-name="T1">t a</text:span><text:span text:style-name="T5">pp</text:span><text:span text:style-name="T1">el </text:span><text:span text:style-name="T5">d</text:span><text:span text:style-name="T9">'</text:span><text:span text:style-name="T1">o</text:span><text:span text:style-name="T28">f</text:span><text:span text:style-name="T1">f</text:span><text:span text:style-name="T14">r</text:span><text:span text:style-name="T1">es</text:span><text:span text:style-name="T18"> </text:span><text:span text:style-name="T9">s</text:span><text:span text:style-name="T1">ont</text:span><text:span text:style-name="T14"> </text:span><text:span text:style-name="T1">à </text:span><text:span text:style-name="T5">l</text:span><text:span text:style-name="T1">a </text:span><text:span text:style-name="T9">s</text:span><text:span text:style-name="T14">e</text:span><text:span text:style-name="T1">u</text:span><text:span text:style-name="T9">l</text:span><text:span text:style-name="T1">e </text:span><text:span text:style-name="T5">c</text:span><text:span text:style-name="T1">ha</text:span><text:span text:style-name="T28">r</text:span><text:span text:style-name="T5">g</text:span><text:span text:style-name="T1">e </text:span><text:span text:style-name="T5">d</text:span><text:span text:style-name="T1">es</text:span><text:span text:style-name="T18"> </text:span><text:span text:style-name="T5">c</text:span><text:span text:style-name="T1">an</text:span><text:span text:style-name="T9">d</text:span><text:span text:style-name="T5">id</text:span><text:span text:style-name="T1">a</text:span><text:span text:style-name="T5">t</text:span><text:span text:style-name="T1">s</text:span><text:span text:style-name="T18"> </text:span><text:span text:style-name="T1">et</text:span><text:span text:style-name="T5"> </text:span><text:span text:style-name="T1">ne </text:span><text:span text:style-name="T5">p</text:span><text:span text:style-name="T1">eu</text:span><text:span text:style-name="T14">v</text:span><text:span text:style-name="T1">ent en</text:span><text:span text:style-name="T9"> </text:span><text:span text:style-name="T1">au</text:span><text:span text:style-name="T5">c</text:span><text:span text:style-name="T1">un</text:span><text:span text:style-name="T5"> c</text:span><text:span text:style-name="T1">as</text:span><text:span text:style-name="T9"> </text:span><text:span text:style-name="T1">êt</text:span><text:span text:style-name="T14">r</text:span><text:span text:style-name="T1">e </text:span><text:span text:style-name="T14">f</text:span><text:span text:style-name="T1">a</text:span><text:span text:style-name="T5">c</text:span><text:span text:style-name="T1">tu</text:span><text:span text:style-name="T5">r</text:span><text:span text:style-name="T1">és au </text:span><text:span text:style-name="T5">d</text:span><text:span text:style-name="T1">onn</text:span><text:span text:style-name="T5">e</text:span><text:span text:style-name="T1">ur </text:span><text:span text:style-name="T5">d’</text:span><text:span text:style-name="T9">o</text:span><text:span text:style-name="T14">r</text:span><text:span text:style-name="T9">d</text:span><text:span text:style-name="T14">r</text:span><text:span text:style-name="T1">e</text:span><text:span text:style-name="T9">s</text:span><text:span text:style-name="T1">.</text:span></text:p>
      <text:p text:style-name="P62"><text:span text:style-name="T1">Le</text:span><text:span text:style-name="T5"> d</text:span><text:span text:style-name="T1">onn</text:span><text:span text:style-name="T5">e</text:span><text:span text:style-name="T1">ur </text:span><text:span text:style-name="T5">d</text:span><text:span text:style-name="T9">’</text:span><text:span text:style-name="T1">o</text:span><text:span text:style-name="T5">rd</text:span><text:span text:style-name="T14">r</text:span><text:span text:style-name="T1">es</text:span><text:span text:style-name="T18"> </text:span><text:span text:style-name="T9">s</text:span><text:span text:style-name="T1">e</text:span><text:span text:style-name="T5"> r</text:span><text:span text:style-name="T1">é</text:span><text:span text:style-name="T9">s</text:span><text:span text:style-name="T1">e</text:span><text:span text:style-name="T5">rv</text:span><text:span text:style-name="T1">e </text:span><text:span text:style-name="T5">l</text:span><text:span text:style-name="T1">e </text:span><text:span text:style-name="T5">d</text:span><text:span text:style-name="T14">r</text:span><text:span text:style-name="T9">o</text:span><text:span text:style-name="T5">i</text:span><text:span text:style-name="T1">t </text:span><text:span text:style-name="T5">d</text:span><text:span text:style-name="T1">e </text:span><text:span text:style-name="T5">l</text:span><text:span text:style-name="T1">an</text:span><text:span text:style-name="T9">c</text:span><text:span text:style-name="T1">er </text:span><text:span text:style-name="T5">l</text:span><text:span text:style-name="T1">e </text:span><text:span text:style-name="T5">pr</text:span><text:span text:style-name="T1">ojet ou</text:span><text:span text:style-name="T5"> </text:span><text:span text:style-name="T1">non a</text:span><text:span text:style-name="T5">pr</text:span><text:span text:style-name="T1">ès</text:span><text:span text:style-name="T18"> </text:span><text:span text:style-name="T5">pri</text:span><text:span text:style-name="T9">s</text:span><text:span text:style-name="T1">e en</text:span><text:span text:style-name="T5"> c</text:span><text:span text:style-name="T1">o</text:span><text:span text:style-name="T18">m</text:span><text:span text:style-name="T5">p</text:span><text:span text:style-name="T1">te </text:span><text:span text:style-name="T5">d</text:span><text:span text:style-name="T1">es </text:span><text:span text:style-name="T5">r</text:span><text:span text:style-name="T1">é</text:span><text:span text:style-name="T5">p</text:span><text:span text:style-name="T1">onses à </text:span><text:span text:style-name="T5">l’</text:span><text:span text:style-name="T18">a</text:span><text:span text:style-name="T5">pp</text:span><text:span text:style-name="T1">el </text:span><text:span text:style-name="T9">d</text:span><text:span text:style-name="T5">’</text:span><text:span text:style-name="T1">o</text:span><text:span text:style-name="T5">f</text:span><text:span text:style-name="T14">f</text:span><text:span text:style-name="T5">r</text:span><text:span text:style-name="T1">e</text:span><text:span text:style-name="T9">s</text:span><text:span text:style-name="T1">.</text:span></text:p>
      <text:p text:style-name="P32"><text:span text:style-name="T5">L</text:span><text:span text:style-name="T1">a </text:span><text:span text:style-name="T5">pr</text:span><text:span text:style-name="T1">o</text:span><text:span text:style-name="T5">p</text:span><text:span text:style-name="T1">os</text:span><text:span text:style-name="T9">i</text:span><text:span text:style-name="T1">t</text:span><text:span text:style-name="T5">i</text:span><text:span text:style-name="T1">on</text:span><text:span text:style-name="T9"> </text:span><text:span text:style-name="T5">d</text:span><text:span text:style-name="T1">u</text:span><text:span text:style-name="T9"> </text:span><text:span text:style-name="T5">c</text:span><text:span text:style-name="T1">an</text:span><text:span text:style-name="T5">d</text:span><text:span text:style-name="T9">i</text:span><text:span text:style-name="T5">d</text:span><text:span text:style-name="T1">at </text:span><text:span text:style-name="T5">c</text:span><text:span text:style-name="T1">om</text:span><text:span text:style-name="T5">pr</text:span><text:span text:style-name="T1">en</text:span><text:span text:style-name="T5">d</text:span><text:span text:style-name="T21">r</text:span><text:span text:style-name="T1">a :</text:span></text:p>
      <text:p text:style-name="P64"><text:span text:style-name="T9">1</text:span><text:span text:style-name="T1">. </text:span><text:span text:style-name="T31"><text:s/></text:span><text:span text:style-name="T1">P</text:span><text:span text:style-name="T14">r</text:span><text:span text:style-name="T1">é</text:span><text:span text:style-name="T9">s</text:span><text:span text:style-name="T1">en</text:span><text:span text:style-name="T5">t</text:span><text:span text:style-name="T1">a</text:span><text:span text:style-name="T9">t</text:span><text:span text:style-name="T5">i</text:span><text:span text:style-name="T1">on </text:span><text:span text:style-name="T5">d</text:span><text:span text:style-name="T1">e </text:span><text:span text:style-name="T5">s</text:span><text:span text:style-name="T1">a </text:span><text:span text:style-name="T9">s</text:span><text:span text:style-name="T1">o</text:span><text:span text:style-name="T5">l</text:span><text:span text:style-name="T1">u</text:span><text:span text:style-name="T5">ti</text:span><text:span text:style-name="T1">on</text:span></text:p>
      <text:p text:style-name="P63"><text:span text:style-name="T9">2</text:span><text:span text:style-name="T1">. </text:span><text:span text:style-name="T31"><text:s/></text:span><text:span text:style-name="T1">Ca</text:span><text:span text:style-name="T35">r</text:span><text:span text:style-name="T1">a</text:span><text:span text:style-name="T5">c</text:span><text:span text:style-name="T1">té</text:span><text:span text:style-name="T9">r</text:span><text:span text:style-name="T5">i</text:span><text:span text:style-name="T9">s</text:span><text:span text:style-name="T1">t</text:span><text:span text:style-name="T5">iq</text:span><text:span text:style-name="T1">ues</text:span><text:span text:style-name="T18"> </text:span><text:span text:style-name="T1">te</text:span><text:span text:style-name="T5">c</text:span><text:span text:style-name="T1">hn</text:span><text:span text:style-name="T9">i</text:span><text:span text:style-name="T5">q</text:span><text:span text:style-name="T1">ues </text:span><text:span text:style-name="T5">d</text:span><text:span text:style-name="T1">e </text:span><text:span text:style-name="T9">s</text:span><text:span text:style-name="T1">a </text:span><text:span text:style-name="T5">s</text:span><text:span text:style-name="T1">o</text:span><text:span text:style-name="T5">l</text:span><text:span text:style-name="T1">u</text:span><text:span text:style-name="T9">t</text:span><text:span text:style-name="T5">i</text:span><text:span text:style-name="T1">on.</text:span></text:p>
      <text:p text:style-name="P63"><text:span text:style-name="T12">3</text:span><text:span text:style-name="T49">. </text:span><text:span text:style-name="T34"><text:s/></text:span><text:span text:style-name="T49">P</text:span><text:span text:style-name="T17">r</text:span><text:span text:style-name="T12">o</text:span><text:span text:style-name="T8">p</text:span><text:span text:style-name="T49">os</text:span><text:span text:style-name="T8">i</text:span><text:span text:style-name="T20">t</text:span><text:span text:style-name="T8">i</text:span><text:span text:style-name="T49">ons </text:span><text:span text:style-name="T8">g</text:span><text:span text:style-name="T22">r</text:span><text:span text:style-name="T20">a</text:span><text:span text:style-name="T8">p</text:span><text:span text:style-name="T49">h</text:span><text:span text:style-name="T8">iq</text:span><text:span text:style-name="T49">ues</text:span><text:span text:style-name="T47"> </text:span><text:span text:style-name="T49">:</text:span></text:p>
      <text:p text:style-name="P65"><text:span text:style-name="T49">Le</text:span><text:span text:style-name="T8"> c</text:span><text:span text:style-name="T49">an</text:span><text:span text:style-name="T12">d</text:span><text:span text:style-name="T8">id</text:span><text:span text:style-name="T49">at </text:span><text:span text:style-name="T12">p</text:span><text:span text:style-name="T17">r</text:span><text:span text:style-name="T49">o</text:span><text:span text:style-name="T8">p</text:span><text:span text:style-name="T49">ose</text:span><text:span text:style-name="T22">r</text:span><text:span text:style-name="T20">a</text:span><text:span text:style-name="T49">, </text:span><text:span text:style-name="T8">d</text:span><text:span text:style-name="T49">a</text:span><text:span text:style-name="T17">n</text:span><text:span text:style-name="T49">s</text:span><text:span text:style-name="T20"> </text:span><text:span text:style-name="T8">l</text:span><text:span text:style-name="T49">e </text:span><text:span text:style-name="T17">f</text:span><text:span text:style-name="T49">o</text:span><text:span text:style-name="T8">r</text:span><text:span text:style-name="T49">mat </text:span><text:span text:style-name="T8">d</text:span><text:span text:style-name="T49">e </text:span><text:span text:style-name="T12">s</text:span><text:span text:style-name="T17">o</text:span><text:span text:style-name="T49">n</text:span><text:span text:style-name="T12"> </text:span><text:span text:style-name="T8">c</text:span><text:span text:style-name="T49">hoi</text:span><text:span text:style-name="T8">x</text:span><text:span text:style-name="T49">, une ou</text:span><text:span text:style-name="T8"> pl</text:span><text:span text:style-name="T49">u</text:span><text:span text:style-name="T12">s</text:span><text:span text:style-name="T8">i</text:span><text:span text:style-name="T49">e</text:span><text:span text:style-name="T20">u</text:span><text:span text:style-name="T8">r</text:span><text:span text:style-name="T49">s </text:span><text:span text:style-name="T12">p</text:span><text:span text:style-name="T17">r</text:span><text:span text:style-name="T49">o</text:span><text:span text:style-name="T8">p</text:span><text:span text:style-name="T49">o</text:span><text:span text:style-name="T20">s</text:span><text:span text:style-name="T8">i</text:span><text:span text:style-name="T49">t</text:span><text:span text:style-name="T8">i</text:span><text:span text:style-name="T49">ons </text:span><text:span text:style-name="T8">g</text:span><text:span text:style-name="T22">r</text:span><text:span text:style-name="T49">a</text:span><text:span text:style-name="T8">p</text:span><text:span text:style-name="T49">h</text:span><text:span text:style-name="T12">i</text:span><text:span text:style-name="T8">q</text:span><text:span text:style-name="T49">ues et </text:span><text:span text:style-name="T12">e</text:span><text:span text:style-name="T17">r</text:span><text:span text:style-name="T8">g</text:span><text:span text:style-name="T49">onom</text:span><text:span text:style-name="T12">i</text:span><text:span text:style-name="T8">q</text:span><text:span text:style-name="T49">ues </text:span><text:span text:style-name="T8">d</text:span><text:span text:style-name="T49">e </text:span><text:span text:style-name="T8">c</text:span><text:span text:style-name="T49">ha</text:span><text:span text:style-name="T8">c</text:span><text:span text:style-name="T49">un</text:span><text:span text:style-name="T12"> </text:span><text:span text:style-name="T8">d</text:span><text:span text:style-name="T49">es</text:span><text:span text:style-name="T20"> </text:span><text:span text:style-name="T49">é</text:span><text:span text:style-name="T8">c</text:span><text:span text:style-name="T22">r</text:span><text:span text:style-name="T49">ans</text:span><text:span text:style-name="T12"> </text:span><text:span text:style-name="T8">pri</text:span><text:span text:style-name="T49">n</text:span><text:span text:style-name="T12">c</text:span><text:span text:style-name="T8">ip</text:span><text:span text:style-name="T49">aux</text:span><text:span text:style-name="T25">.</text:span></text:p>
      <text:p text:style-name="P75"/>
      <text:p text:style-name="P66"><text:span text:style-name="T5">D</text:span><text:span text:style-name="T1">ans </text:span><text:span text:style-name="T5">l</text:span><text:span text:style-name="T1">e </text:span><text:span text:style-name="T5">c</text:span><text:span text:style-name="T1">a</text:span><text:span text:style-name="T9">d</text:span><text:span text:style-name="T14">r</text:span><text:span text:style-name="T1">e </text:span><text:span text:style-name="T5">d</text:span><text:span text:style-name="T1">e </text:span><text:span text:style-name="T5">l</text:span><text:span text:style-name="T1">a </text:span><text:span text:style-name="T5">r</text:span><text:span text:style-name="T1">é</text:span><text:span text:style-name="T5">p</text:span><text:span text:style-name="T1">onse à</text:span><text:span text:style-name="T5"> c</text:span><text:span text:style-name="T1">et a</text:span><text:span text:style-name="T9">p</text:span><text:span text:style-name="T5">p</text:span><text:span text:style-name="T1">el </text:span><text:span text:style-name="T5">d'</text:span><text:span text:style-name="T9">o</text:span><text:span text:style-name="T14">f</text:span><text:span text:style-name="T1">f</text:span><text:span text:style-name="T14">r</text:span><text:span text:style-name="T1">e </text:span><text:span text:style-name="T5">v</text:span><text:span text:style-name="T1">ous </text:span><text:span text:style-name="T5">p</text:span><text:span text:style-name="T1">ou</text:span><text:span text:style-name="T14">v</text:span><text:span text:style-name="T1">ez </text:span><text:span text:style-name="T14">f</text:span><text:span text:style-name="T1">a</text:span><text:span text:style-name="T9">i</text:span><text:span text:style-name="T14">r</text:span><text:span text:style-name="T1">e a</text:span><text:span text:style-name="T5">pp</text:span><text:span text:style-name="T9">e</text:span><text:span text:style-name="T1">l à</text:span><text:span text:style-name="T5"> v</text:span><text:span text:style-name="T1">o</text:span><text:span text:style-name="T5">tr</text:span><text:span text:style-name="T1">e </text:span><text:span text:style-name="T5">i</text:span><text:span text:style-name="T1">n</text:span><text:span text:style-name="T5">t</text:span><text:span text:style-name="T1">e</text:span><text:span text:style-name="T9">r</text:span><text:span text:style-name="T5">l</text:span><text:span text:style-name="T1">o</text:span><text:span text:style-name="T5">c</text:span><text:span text:style-name="T1">u</text:span><text:span text:style-name="T5">t</text:span><text:span text:style-name="T1">e</text:span><text:span text:style-name="T18">u</text:span><text:span text:style-name="T1">r </text:span><text:span text:style-name="T5">p</text:span><text:span text:style-name="T14">r</text:span><text:span text:style-name="T1">ojet </text:span><text:span text:style-name="T9">s</text:span><text:span text:style-name="T1">u</text:span><text:span text:style-name="T5">i</text:span><text:span text:style-name="T21">v</text:span><text:span text:style-name="T1">ant</text:span><text:span text:style-name="T18"> </text:span><text:span text:style-name="T1">:</text:span></text:p>
      <text:p text:style-name="Standard"><text:span text:style-name="T79">R</text:span><text:span text:style-name="T65">en</text:span><text:span text:style-name="T61">s</text:span><text:span text:style-name="T65">e</text:span><text:span text:style-name="T63">ig</text:span><text:span text:style-name="T65">n</text:span><text:span text:style-name="T61">e</text:span><text:span text:style-name="T65">r</text:span><text:span text:style-name="T91"> </text:span><text:span text:style-name="T62">l</text:span><text:span text:style-name="T51">es</text:span><text:span text:style-name="T90"> </text:span><text:span text:style-name="T64">c</text:span><text:span text:style-name="T66">o</text:span><text:span text:style-name="T60">o</text:span><text:span text:style-name="T68">r</text:span><text:span text:style-name="T60">d</text:span><text:span text:style-name="T66">onn</text:span><text:span text:style-name="T64">é</text:span><text:span text:style-name="T66">es </text:span><text:span text:style-name="T62">d</text:span><text:span text:style-name="T51">u</text:span><text:span text:style-name="T84"> </text:span><text:span text:style-name="T64">c</text:span><text:span text:style-name="T66">on</text:span><text:span text:style-name="T64">t</text:span><text:span text:style-name="T66">a</text:span><text:span text:style-name="T60">c</text:span><text:span text:style-name="T66">t </text:span><text:span text:style-name="T51">au</text:span><text:span text:style-name="T90"> </text:span><text:span text:style-name="T59">s</text:span><text:span text:style-name="T51">e</text:span><text:span text:style-name="T62">i</text:span><text:span text:style-name="T51">n</text:span><text:span text:style-name="T89"> </text:span><text:span text:style-name="T62">d</text:span><text:span text:style-name="T51">e</text:span><text:span text:style-name="T84"> </text:span><text:span text:style-name="T64">l'</text:span><text:span text:style-name="T66">en</text:span><text:span text:style-name="T60">t</text:span><text:span text:style-name="T68">r</text:span><text:span text:style-name="T66">e</text:span><text:span text:style-name="T60">p</text:span><text:span text:style-name="T64">ri</text:span><text:span text:style-name="T60">s</text:span><text:span text:style-name="T66">e</text:span><text:span text:style-name="T60"> </text:span><text:span text:style-name="T64">d</text:span><text:span text:style-name="T66">onn</text:span><text:span text:style-name="T64">e</text:span><text:span text:style-name="T66">ur </text:span><text:span text:style-name="T62">d'</text:span><text:span text:style-name="T59">o</text:span><text:span text:style-name="T67">r</text:span><text:span text:style-name="T59">d</text:span><text:span text:style-name="T67">r</text:span><text:span text:style-name="T51">es</text:span></text:p>
      <text:p text:style-name="P6"/>
      <text:p text:style-name="P67"><text:span text:style-name="T5">E</text:span><text:span text:style-name="T1">n</text:span><text:span text:style-name="T9">t</text:span><text:span text:style-name="T14">r</text:span><text:span text:style-name="T1">e</text:span><text:span text:style-name="T9">p</text:span><text:span text:style-name="T5">ri</text:span><text:span text:style-name="T9">s</text:span><text:span text:style-name="T1">e: <text:s/>Myri AD Con</text:span><text:span text:style-name="T5">t</text:span><text:span text:style-name="T1">a</text:span><text:span text:style-name="T9">c</text:span><text:span text:style-name="T1">t</text:span><text:span text:style-name="T18"> </text:span><text:span text:style-name="T1">:</text:span></text:p>
      <text:p text:style-name="P67"><text:span text:style-name="T1">A</text:span><text:span text:style-name="T9">d</text:span><text:span text:style-name="T14">r</text:span><text:span text:style-name="T1">e</text:span><text:span text:style-name="T9">ss</text:span><text:span text:style-name="T1">e :63 rue du </text:span><text:span text:style-name="T1">chèvre Canne 06400 T</text:span><text:span text:style-name="T5">é</text:span><text:span text:style-name="T9">l</text:span><text:span text:style-name="T1">é</text:span><text:span text:style-name="T5">p</text:span><text:span text:style-name="T1">hone</text:span><text:span text:style-name="T9"> </text:span><text:soft-page-break/><text:span text:style-name="T1">:XX XX XX XX XX </text:span><text:span text:style-name="T5">M</text:span><text:span text:style-name="T9">o</text:span><text:span text:style-name="T5">b</text:span><text:span text:style-name="T9">i</text:span><text:span text:style-name="T5">l</text:span><text:span text:style-name="T1">e</text:span><text:span text:style-name="T9"> </text:span><text:span text:style-name="T1">:</text:span></text:p>
      <text:p text:style-name="P68"><text:span text:style-name="T41">F</text:span><text:span text:style-name="T1">ax : </text:span><text:span text:style-name="T5">E</text:span><text:span text:style-name="T1">ma</text:span><text:span text:style-name="T9">i</text:span><text:span text:style-name="T1">l</text:span><text:span text:style-name="T9"> </text:span><text:span text:style-name="T1">:</text:span></text:p>
      <text:p text:style-name="P69"/>
      <text:p text:style-name="P70"><text:span text:style-name="T118">Ai</text:span><text:span text:style-name="T119">d</text:span><text:span text:style-name="T118">e à la </text:span><text:span text:style-name="T120">m</text:span><text:span text:style-name="T118">aîtr</text:span><text:span text:style-name="T120">i</text:span><text:span text:style-name="T118">se</text:span><text:span text:style-name="T119"> d</text:span><text:span text:style-name="T118">'ou</text:span><text:span text:style-name="T120">v</text:span><text:span text:style-name="T118">r</text:span><text:span text:style-name="T121">a</text:span><text:span text:style-name="T119">g</text:span><text:span text:style-name="T118">e</text:span></text:p>
      <text:p text:style-name="P72">Cahier-des-charges.net</text:p>
      <text:p text:style-name="P73"><text:span text:style-name="T1">Con</text:span><text:span text:style-name="T5">t</text:span><text:span text:style-name="T1">a</text:span><text:span text:style-name="T9">c</text:span><text:span text:style-name="T1">t</text:span><text:span text:style-name="T50"> </text:span><text:span text:style-name="T1">: neant</text:span></text:p>
      <text:p text:style-name="P71"><text:span text:style-name="T1">T</text:span><text:span text:style-name="T5">é</text:span><text:span text:style-name="T9">l</text:span><text:span text:style-name="T1">é</text:span><text:span text:style-name="T5">p</text:span><text:span text:style-name="T1">hone</text:span><text:span text:style-name="T9"> </text:span><text:span text:style-name="T1">: neant</text:span></text:p>
      <text:p text:style-name="P36"><text:span text:style-name="T5">M</text:span><text:span text:style-name="T9">o</text:span><text:span text:style-name="T5">b</text:span><text:span text:style-name="T9">i</text:span><text:span text:style-name="T5">l</text:span><text:span text:style-name="T1">e</text:span><text:span text:style-name="T9"> </text:span><text:span text:style-name="T1">: neant</text:span></text:p>
      <text:p text:style-name="P36"><text:span text:style-name="T5">E</text:span><text:span text:style-name="T1">ma</text:span><text:span text:style-name="T9">i</text:span><text:span text:style-name="T1">l</text:span><text:span text:style-name="T9"> </text:span><text:span text:style-name="T1">: ne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 svg:font-family="'Segoe UI', 'Segoe UI Web (West European)', 'Segoe UI', apple-system, BlinkMacSystemFont, Roboto, 'Helvetica Neue', sans-serif"/>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141cm" fo:line-height="100%"/>
      <style:text-properties fo:color="#000000" style:font-name="Cambria" fo:font-size="16pt" style:font-name-asian="Times New Roman" style:font-size-asian="16pt" style:font-name-complex="Times New Roman" style:font-size-complex="16pt" style:language-complex="en" style:country-complex="US"/>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center" style:justify-single-word="false" fo:padding-left="0cm" fo:padding-right="0cm" fo:padding-top="0.353cm" fo:padding-bottom="0.529cm" fo:border-left="none" fo:border-right="none" fo:border-top="0.035cm solid #a7bfde" fo:border-bottom="0.106cm solid #9bbb59"/>
      <style:text-properties fo:color="#243f60" style:font-name="Cambria" fo:font-size="30pt" fo:font-style="italic" fo:font-weight="bold" style:font-name-asian="Times New Roman" style:font-size-asian="30pt" style:font-style-asian="italic" style:font-weight-asian="bold" style:font-name-complex="Times New Roman" style:font-size-complex="30pt" style:language-complex="en" style:country-complex="US"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ah1" style:family="paragraph" style:parent-style-name="Standard" style:default-outline-level="" style:list-style-name="">
      <style:text-properties fo:color="#1f497d"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h2" style:family="paragraph" style:parent-style-name="List_20_Paragraph" style:default-outline-level="2" style:list-style-name="Outline">
      <style:text-properties fo:color="#548dd4" fo:font-size="12pt" fo:font-weight="bold" style:font-size-asian="12pt" style:font-weight-asian="bold" style:font-size-complex="12pt" style:font-weight-complex="bold"/>
    </style:style>
    <style:style style:name="titre2" style:family="paragraph" style:parent-style-name="Standard" style:default-outline-level="" style:list-style-name="">
      <style:paragraph-properties fo:margin-left="0cm" fo:margin-right="0cm" fo:margin-top="0cm" fo:margin-bottom="0cm" fo:line-height="100%" fo:text-indent="0.63cm" style:auto-text-indent="false"/>
      <style:text-properties style:font-name="Calibri" fo:font-weight="bold" style:font-name-asian="Times New Roman" style:font-weight-asian="bold" style:font-name-complex="Times New Roman" style:language-complex="en" style:country-complex="US"/>
    </style:style>
    <style:style style:name="cah3" style:family="paragraph" style:parent-style-name="Standard" style:default-outline-level="" style:list-style-name="">
      <style:text-properties fo:color="#7f7f7f" fo:font-size="12pt" fo:font-weight="bold" style:font-size-asian="12pt" style:font-weight-asian="bold" style:font-size-complex="12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styl1" style:family="paragraph" style:parent-style-name="cah1" style:default-outline-level="" style:list-style-name=""/>
    <style:style style:name="styl2" style:family="paragraph" style:parent-style-name="cah2" style:default-outline-level="" style:list-style-name="">
      <style:text-properties style:font-name="Century Gothic" fo:font-size="11pt" style:font-size-asian="11pt" style:font-size-complex="11pt"/>
    </style:style>
    <style:style style:name="styl3" style:family="paragraph" style:parent-style-name="cah3" style:default-outline-level="" style:list-style-name="">
      <style:text-properties style:font-name="Century Gothic" fo:font-size="11pt" style:font-size-asian="11pt" style:font-size-complex="11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yle_20_Rouge" style:display-name="Style Rouge" style:family="text" style:parent-style-name="Default_20_Paragraph_20_Font">
      <style:text-properties fo:color="#fb4a13"/>
    </style:style>
    <style:style style:name="Titre_20_Car" style:display-name="Titre Car" style:family="text" style:parent-style-name="Default_20_Paragraph_20_Font">
      <style:text-properties fo:color="#243f60" style:font-name="Cambria" fo:font-size="30pt" fo:font-style="italic" style:font-name-asian="Times New Roman" style:font-size-asian="30pt" style:font-style-asian="italic" style:font-name-complex="Times New Roman" style:font-size-complex="30pt" style:language-complex="en" style:country-complex="US"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000000" style:font-name="Cambria" fo:font-size="16pt" style:font-name-asian="Times New Roman" style:font-size-asian="16pt" style:font-name-complex="Times New Roman" style:font-size-complex="16pt" style:language-complex="en" style:country-complex="US"/>
    </style:style>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re_20_3_20_Car" style:display-name="Titre 3 Car" style:family="text" style:parent-style-name="Default_20_Paragraph_20_Font">
      <style:text-properties fo:color="#4f81bd" style:font-name="Cambria" fo:font-weight="bold" style:font-weight-asian="bold" style:font-weight-complex="bold"/>
    </style:style>
    <style:style style:name="titre2_20_Car" style:display-name="titre2 Car" style:family="text" style:parent-style-name="Default_20_Paragraph_20_Font">
      <style:text-properties style:font-name="Calibri" fo:font-weight="bold" style:font-name-asian="Times New Roman" style:font-weight-asian="bold" style:font-name-complex="Times New Roman" style:language-complex="en" style:country-complex="US"/>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text-scale="96%"/>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0.635cm" fo:margin-left="0.88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60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60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8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1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9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7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0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60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53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4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5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18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45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2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9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2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0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07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482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70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7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4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1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8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5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2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9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69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96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2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50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77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04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3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5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2.89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16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4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0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97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2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1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78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0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1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4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2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0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2.89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16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4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0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97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2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1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78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0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3.85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1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6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9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2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7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2.7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54cm" fo:margin-left="3.79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4.928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1.8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4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92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96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85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9.37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0.2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0.635cm" fo:margin-left="1.52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41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3.926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5.44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54cm" fo:margin-left="6.96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7.853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9.373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10.2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entury Gothic" fo:font-size="10pt" style:font-size-asian="10pt" style:font-size-complex="10pt"/>
    </style:style>
    <style:page-layout style:name="Mpm1">
      <style:page-layout-properties fo:page-width="21.001cm" fo:page-height="29.7cm" style:num-format="1" style:print-orientation="portrait" fo:margin-top="0.755cm" fo:margin-bottom="2.113cm" fo:margin-left="1.305cm" fo:margin-right="1.729cm" style:writing-mode="lr-tb" style:layout-grid-color="#c0c0c0" style:layout-grid-lines="50"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2cm" fo:margin-left="0cm" fo:margin-right="0cm" fo:margin-bottom="1.261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755cm" fo:margin-bottom="0.101cm" fo:margin-left="1.305cm" fo:margin-right="1.729cm" style:writing-mode="lr-tb" style:layout-grid-color="#c0c0c0" style:layout-grid-lines="50"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013cm" fo:margin-left="0cm" fo:margin-right="0cm" fo:margin-top="1.914cm" style:dynamic-spacing="true"/>
      </style:footer-style>
    </style:page-layout>
    <style:page-layout style:name="Mpm3">
      <style:page-layout-properties fo:page-width="21.001cm" fo:page-height="29.7cm" style:num-format="1" style:print-orientation="portrait" fo:margin-top="0.755cm" fo:margin-bottom="2.113cm" fo:margin-left="1.305cm" fo:margin-right="1.729cm" style:writing-mode="lr-tb" style:layout-grid-color="#c0c0c0" style:layout-grid-lines="2683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2cm" fo:margin-left="0cm" fo:margin-right="0cm" fo:margin-bottom="1.261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http://</text:span><text:a xlink:type="simple" xlink:href="http://lyknowledge.fr/" text:style-name="Internet_20_link" text:visited-style-name="Visited_20_Internet_20_Link"><text:span text:style-name="MT1">lyknowledge</text:span></text:a><text:span text:style-name="MT1">.fr/ <text:s text:c="2"/>– Modèles des cahiers des charges by LyKnowledge</text:span></text:p>
      </style:footer>
    </style:master-page>
    <style:master-page style:name="First_20_Page" style:display-name="First Page" style:page-layout-name="Mpm2" style:next-style-name="Standard">
      <style:footer>
        <text:p text:style-name="Footer"/>
      </style:footer>
    </style:master-page>
    <style:master-page style:name="Converted1" style:page-layout-name="Mpm3">
      <style:header>
        <text:p text:style-name="Header"/>
      </style:header>
      <style:footer>
        <text:p text:style-name="Footer"><text:span text:style-name="MT1">http://</text:span><text:a xlink:type="simple" xlink:href="http://lyknowledge.fr/" text:style-name="Internet_20_link" text:visited-style-name="Visited_20_Internet_20_Link"><text:span text:style-name="MT1">lyknowledge</text:span></text:a><text:span text:style-name="MT1">.fr/ <text:s text:c="2"/>– Modèles des cahiers des charges by LyKnowledge</text:span></text:p>
      </style:footer>
    </style:master-page>
    <style:master-page style:name="Converted2" style:page-layout-name="Mpm4">
      <style:header>
        <text:p text:style-name="Header"/>
      </style:header>
      <style:footer>
        <text:p text:style-name="Footer"><text:span text:style-name="MT1">http://</text:span><text:a xlink:type="simple" xlink:href="http://lyknowledge.fr/" text:style-name="Internet_20_link" text:visited-style-name="Visited_20_Internet_20_Link"><text:span text:style-name="MT1">lyknowledge</text:span></text:a><text:span text:style-name="MT1">.fr/ <text:s text:c="2"/>– Modèles des cahiers des charges by LyKnowledge</text:span></text:p>
      </style:footer>
    </style:master-page>
    <style:master-page style:name="Converted3" style:page-layout-name="Mpm5"/>
    <style:master-page style:name="Converted4"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adia</meta:initial-creator>
    <dc:creator>Jean-philippe Robert</dc:creator>
    <meta:editing-cycles>155</meta:editing-cycles>
    <meta:creation-date>2016-03-28T06:24:00</meta:creation-date>
    <dc:date>2021-04-21T09:31:17.12</dc:date>
    <meta:editing-duration>PT6H7M47S</meta:editing-duration>
    <meta:generator>OpenOffice/4.1.7$Win32 OpenOffice.org_project/417m1$Build-9800</meta:generator>
    <meta:document-statistic meta:table-count="0" meta:image-count="0" meta:object-count="0" meta:page-count="12" meta:paragraph-count="217" meta:word-count="2396" meta:character-count="156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